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Black" svg:font-family="'Arial Black'"/>
    <style:font-face style:name="Arial Narrow" svg:font-family="'Arial Narrow'"/>
    <style:font-face style:name="Calibri" svg:font-family="Calibri"/>
    <style:font-face style:name="Courier New" svg:font-family="'Courier New'"/>
    <style:font-face style:name="DejaVu Sans" svg:font-family="'DejaVu Sans'"/>
    <style:font-face style:name="Menlo-Regular" svg:font-family="Menlo-Regular"/>
    <style:font-face style:name="Times New Roman" svg:font-family="'Times New Roman'"/>
    <style:font-face style:name="Wingdings" svg:font-family="Wingdings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09cm" svg:stroke-color="#000000" draw:stroke-linejoin="miter" draw:fill="solid" draw:fill-color="#fdea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09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71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09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09cm" svg:stroke-color="#000000" draw:stroke-linejoin="miter" draw:fill="solid" draw:fill-color="#d2d2f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dash" draw:stroke-dash="Dashed_20__28_var_29__20_4" svg:stroke-width="0.071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26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000000" draw:stroke-linejoin="round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71cm" svg:stroke-color="#000000" draw:stroke-linejoin="miter" draw:fill="solid" draw:fill-color="#e6e6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dash" draw:stroke-dash="Dashed_20__28_var_29__20_5" svg:stroke-width="0.071cm" svg:stroke-color="#000000" draw:marker-start="msArrowEnd_20_5" draw:marker-start-width="0.213cm" draw:marker-start-center="false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dash" draw:stroke-dash="Dashed_20__28_var_29__20_6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.035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71cm" svg:stroke-color="#000000" draw:stroke-linejoin="miter" draw:fill="solid" draw:fill-color="#cc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dash" draw:stroke-dash="Dashed_20__28_var_29__20_5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cm" fo:padding-bottom="0cm" fo:padding-left="0.25cm" fo:padding-right="0.25cm" fo:wrap-option="no-wrap"/>
    </style:style>
    <style:style style:name="gr32" style:family="graphic" style:parent-style-name="standard">
      <style:graphic-properties draw:stroke="solid" svg:stroke-width="0.071cm" svg:stroke-color="#ff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.071cm" draw:fill="solid" draw:fill-color="#fcfbf9" draw:textarea-vertical-align="middle" draw:auto-grow-height="false" draw:fit-to-size="false" style:shrink-to-fit="false" fo:min-height="0cm" fo:min-width="0cm" fo:padding-top="0cm" fo:padding-bottom="0cm" fo:padding-left="0.25cm" fo:padding-right="0.25cm" fo:wrap-option="no-wrap"/>
    </style:style>
    <style:style style:name="gr34" style:family="graphic" style:parent-style-name="standard">
      <style:graphic-properties draw:stroke="none" svg:stroke-width="0.071cm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35cm" svg:stroke-color="#000000" draw:stroke-linejoin="miter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35cm" svg:stroke-color="#000000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35cm" svg:stroke-color="#000000" draw:stroke-linejoin="miter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71cm" svg:stroke-color="#808080" draw:stroke-linejoin="round" draw:fill="solid" draw:fill-color="#808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71cm" svg:stroke-color="#c00000" draw:stroke-linejoin="round" draw:fill="solid" draw:fill-color="#c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106cm" svg:stroke-color="#c00000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svg:stroke-width="0.071cm" draw:fill="solid" draw:fill-color="#f1c7c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cm" fo:padding-bottom="0cm" fo:padding-left="0.25cm" fo:padding-right="0.25cm" fo:wrap-option="wrap"/>
    </style:style>
    <style:style style:name="gr51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cm" svg:stroke-color="#000000" draw:fill="solid" draw:fill-color="#f6f5bd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0cm" fo:min-width="0cm" fo:padding-top="0cm" fo:padding-bottom="0cm" fo:padding-left="0.25cm" fo:padding-right="0.25cm" fo:wrap-option="wrap"/>
    </style:style>
    <style:style style:name="gr55" style:family="graphic" style:parent-style-name="standard">
      <style:graphic-properties draw:stroke="none" svg:stroke-width="0.071cm" draw:fill="solid" draw:fill-color="#e4949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cm" fo:padding-bottom="0cm" fo:padding-left="0.25cm" fo:padding-right="0.25cm" fo:wrap-option="wrap"/>
    </style:style>
    <style:style style:name="gr57" style:family="graphic" style:parent-style-name="standard">
      <style:graphic-properties draw:stroke="solid" svg:stroke-width="0.071cm" svg:stroke-color="#000000" draw:stroke-linejoin="round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notes">
      <style:graphic-properties draw:fill-color="#ffffff" fo:min-height="11.982cm"/>
    </style:style>
    <style:style style:name="pr4" style:family="presentation" style:parent-style-name="Title_2c__20_2_20_Content-notes">
      <style:graphic-properties draw:fill-color="#ffffff" fo:min-height="11.982cm"/>
    </style:style>
    <style:style style:name="pr5" style:family="presentation" style:parent-style-name="Default_20_1-notes">
      <style:graphic-properties draw:fill-color="#ffffff" fo:min-height="11.982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style:paragraph-properties fo:margin-left="0.331cm" fo:margin-right="0cm" fo:margin-top="0cm" fo:margin-bottom="0cm" fo:line-height="100%" fo:text-align="start" fo:text-indent="-0.327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183cm" fo:margin-bottom="0cm" fo:line-height="100%" fo:text-align="start" fo:text-indent="0cm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155cm" fo:margin-bottom="0cm" fo:line-height="100%" fo:text-align="start" fo:text-indent="0cm"/>
    </style:style>
    <style:style style:name="P10" style:family="paragraph">
      <style:paragraph-properties fo:margin-left="0cm" fo:margin-right="0cm" fo:margin-top="0.141cm" fo:margin-bottom="0cm" fo:line-height="100%" fo:text-align="start" fo:text-indent="0cm"/>
    </style:style>
    <style:style style:name="P11" style:family="paragraph">
      <style:paragraph-properties fo:margin-left="0cm" fo:margin-right="0cm" fo:margin-top="0.169cm" fo:margin-bottom="0cm" fo:line-height="100%" fo:text-align="start" fo:text-indent="0cm"/>
    </style:style>
    <style:style style:name="P12" style:family="paragraph">
      <style:paragraph-properties fo:margin-top="0cm" fo:margin-bottom="0cm" fo:line-height="100%" fo:text-align="center"/>
    </style:style>
    <style:style style:name="P13" style:family="paragraph">
      <loext:graphic-properties draw:fill="solid" draw:fill-color="#fdeada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c0c0c0"/>
      <style:paragraph-properties fo:text-align="start"/>
      <style:text-properties fo:font-size="18pt"/>
    </style:style>
    <style:style style:name="P15" style:family="paragraph">
      <loext:graphic-properties draw:fill="solid" draw:fill-color="#f1c7c7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f6f5bd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solid" draw:fill-color="#d5f1cf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d2d2f4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e6e6e6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.198cm" fo:margin-bottom="0cm" fo:line-height="100%" fo:text-align="start" fo:text-indent="0cm"/>
    </style:style>
    <style:style style:name="P2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ccffff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0cm" fo:margin-right="0cm" fo:margin-top="0.099cm" fo:margin-bottom="0cm" fo:line-height="100%" fo:text-align="start" fo:text-indent="0cm"/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style:paragraph-properties fo:margin-left="0cm" fo:margin-right="0cm" fo:margin-top="0.113cm" fo:margin-bottom="0cm" fo:line-height="100%" fo:text-align="start" fo:text-indent="0cm"/>
    </style:style>
    <style:style style:name="P27" style:family="paragraph">
      <style:paragraph-properties fo:margin-left="0.953cm" fo:margin-right="0cm" fo:margin-top="0.169cm" fo:margin-bottom="0cm" fo:line-height="100%" fo:text-align="start" fo:text-indent="-0.949cm">
        <style:tab-stops>
          <style:tab-stop style:position="0cm"/>
        </style:tab-stops>
      </style:paragraph-properties>
    </style:style>
    <style:style style:name="P28" style:family="paragraph">
      <style:paragraph-properties fo:margin-top="0cm" fo:margin-bottom="0cm" fo:line-height="100%" fo:text-align="start"/>
      <style:text-properties fo:font-size="14pt" style:font-size-asian="14pt" style:font-size-complex="14pt"/>
    </style:style>
    <style:style style:name="P29" style:family="paragraph">
      <loext:graphic-properties draw:fill="solid" draw:fill-color="#f6f5bd"/>
      <style:paragraph-properties fo:text-align="start" style:font-independent-line-spacing="true"/>
      <style:text-properties fo:font-size="14pt" style:font-size-asian="14pt" style:font-size-complex="14pt"/>
    </style:style>
    <style:style style:name="P30" style:family="paragraph">
      <style:paragraph-properties fo:margin-left="0.953cm" fo:margin-right="0cm" fo:margin-top="0.169cm" fo:margin-bottom="0cm" fo:line-height="95%" fo:text-align="start" fo:text-indent="-0.949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169cm" fo:margin-bottom="0cm" fo:line-height="95%" fo:text-align="start" fo:text-indent="0cm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176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3" style:family="paragraph">
      <style:paragraph-properties fo:margin-top="0.423cm" fo:margin-bottom="0cm" fo:line-height="100%" fo:text-align="start"/>
    </style:style>
    <style:style style:name="P34" style:family="paragraph">
      <loext:graphic-properties draw:fill="solid" draw:fill-color="#fcfbf9"/>
      <style:paragraph-properties fo:text-align="start" style:font-independent-line-spacing="true"/>
      <style:text-properties fo:font-size="18pt"/>
    </style:style>
    <style:style style:name="P35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36" style:family="paragraph">
      <style:paragraph-properties fo:margin-left="0cm" fo:margin-right="0cm" fo:margin-top="0.169cm" fo:margin-bottom="0cm" fo:line-height="85%" fo:text-align="start" fo:text-indent="0cm"/>
    </style:style>
    <style:style style:name="P37" style:family="paragraph">
      <style:paragraph-properties fo:margin-left="0cm" fo:margin-right="0cm" fo:margin-top="0.141cm" fo:margin-bottom="0cm" fo:line-height="90%" fo:text-align="start" fo:text-indent="0cm"/>
    </style:style>
    <style:style style:name="P38" style:family="paragraph">
      <loext:graphic-properties draw:fill="solid" draw:fill-color="#f2dcdb"/>
      <style:paragraph-properties fo:text-align="start" style:font-independent-line-spacing="true"/>
      <style:text-properties fo:font-size="18pt"/>
    </style:style>
    <style:style style:name="P39" style:family="paragraph">
      <loext:graphic-properties draw:fill="solid" draw:fill-color="#d5f1cf"/>
      <style:paragraph-properties fo:text-align="start"/>
      <style:text-properties fo:font-size="18pt"/>
    </style:style>
    <style:style style:name="P40" style:family="paragraph">
      <loext:graphic-properties draw:fill="solid" draw:fill-color="#f2dcdb"/>
      <style:paragraph-properties fo:text-align="start"/>
      <style:text-properties fo:font-size="18pt"/>
    </style:style>
    <style:style style:name="P41" style:family="paragraph">
      <loext:graphic-properties draw:fill="solid" draw:fill-color="#808080"/>
      <style:paragraph-properties fo:text-align="start"/>
      <style:text-properties fo:font-size="18pt"/>
    </style:style>
    <style:style style:name="P42" style:family="paragraph">
      <style:paragraph-properties fo:margin-top="0.353cm" fo:margin-bottom="0cm" fo:line-height="100%" fo:text-align="center"/>
    </style:style>
    <style:style style:name="P43" style:family="paragraph">
      <loext:graphic-properties draw:fill="solid" draw:fill-color="#c00000"/>
      <style:paragraph-properties fo:text-align="start"/>
      <style:text-properties fo:font-size="18pt"/>
    </style:style>
    <style:style style:name="P44" style:family="paragraph">
      <loext:graphic-properties draw:fill="solid" draw:fill-color="#f1c7c7"/>
      <style:paragraph-properties fo:text-align="start"/>
      <style:text-properties fo:font-size="18pt"/>
    </style:style>
    <style:style style:name="P45" style:family="paragraph">
      <style:paragraph-properties fo:margin-left="0cm" fo:margin-right="0cm" fo:margin-top="0cm" fo:margin-bottom="0cm" fo:line-height="85%" fo:text-align="start" fo:text-indent="0cm"/>
    </style:style>
    <style:style style:name="P46" style:family="paragraph">
      <style:paragraph-properties fo:margin-left="0cm" fo:margin-right="0cm" fo:margin-top="0.169cm" fo:margin-bottom="0cm" fo:line-height="90%" fo:text-align="start" fo:text-indent="0cm"/>
    </style:style>
    <style:style style:name="P47" style:family="paragraph">
      <style:paragraph-properties fo:margin-left="0cm" fo:margin-right="0cm" fo:margin-top="0cm" fo:margin-bottom="0cm" fo:line-height="90%" fo:text-align="start" fo:text-indent="0cm"/>
    </style:style>
    <style:style style:name="P48" style:family="paragraph">
      <style:paragraph-properties fo:margin-left="0cm" fo:margin-right="0cm" fo:margin-top="0.141cm" fo:margin-bottom="0cm" fo:line-height="97%" fo:text-align="start" fo:text-indent="0cm"/>
    </style:style>
    <style:style style:name="P49" style:family="paragraph">
      <style:paragraph-properties fo:margin-left="0cm" fo:margin-right="0cm" fo:margin-top="0.169cm" fo:margin-bottom="0cm" fo:line-height="97%" fo:text-align="start" fo:text-indent="0cm"/>
    </style:style>
    <style:style style:name="P50" style:family="paragraph">
      <style:paragraph-properties fo:margin-left="0cm" fo:margin-right="0cm" fo:margin-top="0cm" fo:margin-bottom="0cm" fo:line-height="97%" fo:text-align="start" fo:text-indent="0cm"/>
    </style:style>
    <style:style style:name="P51" style:family="paragraph">
      <loext:graphic-properties draw:fill="solid" draw:fill-color="#e49494"/>
      <style:paragraph-properties fo:text-align="start"/>
      <style:text-properties fo:font-size="18pt"/>
    </style:style>
    <style:style style:name="P52" style:family="paragraph">
      <style:paragraph-properties fo:margin-top="0.318cm" fo:margin-bottom="0cm" fo:line-height="100%" fo:text-align="start"/>
    </style:style>
    <style:style style:name="P53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italic" style:text-underline-style="none" fo:font-weight="bold" style:font-name-asian="DejaVu Sans" style:font-size-asian="22pt" style:font-style-asian="italic" style:font-weight-asian="bold" style:font-name-complex="DejaVu Sans" style:font-size-complex="22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Wingdings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 Narrow" fo:font-size="11pt" fo:letter-spacing="normal" fo:font-style="normal" style:text-underline-style="none" fo:font-weight="bold" style:font-name-asian="DejaVu Sans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 Narrow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 Narro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 Narrow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 Narrow" fo:font-size="10.5pt" fo:letter-spacing="normal" fo:font-style="normal" style:text-underline-style="none" fo:font-weight="bold" style:font-name-asian="DejaVu Sans" style:font-size-asian="10.5pt" style:font-style-asian="normal" style:font-weight-asian="bold" style:font-name-complex="DejaVu Sans" style:font-size-complex="10.5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 Narrow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italic" style:text-underline-style="none" fo:font-weight="bold" style:font-name-asian="DejaVu Sans" style:font-size-asian="26pt" style:font-style-asian="italic" style:font-weight-asian="bold" style:font-name-complex="DejaVu Sans" style:font-size-complex="26pt" style:font-style-complex="italic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name-asian="DejaVu Sans" style:font-size-asian="20pt" style:font-style-asian="italic" style:font-weight-asian="normal" style:font-name-complex="DejaVu Sans" style:font-size-complex="20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9" style:family="text">
      <style:text-properties fo:font-variant="normal" fo:text-transform="none" fo:color="#2d961e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1" style:family="text">
      <style:text-properties fo:font-variant="normal" fo:text-transform="none" fo:color="#4a00ff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2" style:family="text">
      <style:text-properties fo:font-variant="normal" fo:text-transform="none" fo:color="#c1651c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3" style:family="text">
      <style:text-properties fo:font-variant="normal" fo:text-transform="none" fo:color="#cb2418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4" style:family="text">
      <style:text-properties fo:font-variant="normal" fo:text-transform="none" fo:color="#9d206f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5" style:family="text">
      <style:text-properties fo:font-variant="normal" fo:text-transform="none" fo:color="#c200ff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6" style:family="text">
      <style:text-properties fo:font-variant="normal" fo:text-transform="none" fo:color="#2c9290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7" style:family="text">
      <style:text-properties fo:font-variant="normal" fo:text-transform="none" fo:color="#926492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 Narrow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40" style:family="text">
      <style:text-properties fo:font-variant="normal" fo:text-transform="none" fo:color="#7f7f7f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 Black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48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49" style:family="text">
      <style:text-properties fo:font-variant="normal" fo:text-transform="none" fo:color="#2d961e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1" style:family="text">
      <style:text-properties fo:font-variant="normal" fo:text-transform="none" fo:color="#4a00ff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2" style:family="text">
      <style:text-properties fo:font-variant="normal" fo:text-transform="none" fo:color="#c1651c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3" style:family="text">
      <style:text-properties fo:font-variant="normal" fo:text-transform="none" fo:color="#c200ff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5" style:family="text">
      <style:text-properties fo:font-variant="normal" fo:text-transform="none" fo:color="#9d206f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6" style:family="text">
      <style:text-properties fo:font-variant="normal" fo:text-transform="none" fo:color="#2c9290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58" style:family="text">
      <style:text-properties fo:font-variant="normal" fo:text-transform="none" fo:color="#99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60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61" style:family="text">
      <style:text-properties fo:font-variant="normal" fo:text-transform="none" fo:color="#595959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63" style:family="text">
      <style:text-properties fo:font-variant="normal" fo:text-transform="none" fo:color="#cb2418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64" style:family="text">
      <style:text-properties fo:font-variant="normal" fo:text-transform="none" fo:color="#c200ff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66" style:family="text">
      <style:text-properties fo:font-variant="normal" fo:text-transform="none" fo:color="#2d961e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67" style:family="text">
      <style:text-properties fo:font-variant="normal" fo:text-transform="none" fo:color="#c1651c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69" style:family="text">
      <style:text-properties fo:font-variant="normal" fo:text-transform="none" fo:color="#4a00ff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70" style:family="text">
      <style:text-properties fo:font-variant="normal" fo:text-transform="none" fo:color="#2c9290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71" style:family="text">
      <style:text-properties fo:font-variant="normal" fo:text-transform="none" fo:color="#9d206f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72" style:family="text">
      <style:text-properties fo:font-variant="normal" fo:text-transform="none" fo:color="#9d0003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3" style:family="text">
      <style:text-properties fo:font-variant="normal" fo:text-transform="none" fo:color="#107702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4" style:family="text">
      <style:text-properties fo:font-variant="normal" fo:text-transform="none" fo:color="#0000ff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5" style:family="text">
      <style:text-properties fo:font-variant="normal" fo:text-transform="none" fo:color="#9e4c04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6" style:family="text">
      <style:text-properties fo:font-variant="normal" fo:text-transform="none" fo:color="#9d00ff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7" style:family="text">
      <style:text-properties fo:font-variant="normal" fo:text-transform="none" fo:color="#0f7574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9" style:family="text">
      <style:text-properties fo:font-variant="normal" fo:text-transform="none" fo:color="#9d3e4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ＭＳ Ｐゴシック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text-position="-25% 58%" style:font-name="Arial Narrow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Arial Narrow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84" style:family="text">
      <style:text-properties fo:font-variant="normal" fo:text-transform="none" fo:color="#000000" style:text-line-through-style="none" style:text-line-through-type="none" style:text-position="-25% 58%" style:font-name="Arial Narrow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Arial Narrow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86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text-position="-25% 58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88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89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90" style:family="text">
      <style:text-properties fo:font-variant="normal" fo:text-transform="none" fo:color="#c00000" style:text-line-through-style="none" style:text-line-through-type="none" style:text-position="-25% 58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91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92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93" style:family="text">
      <style:text-properties fo:font-variant="normal" fo:text-transform="none" fo:color="#c00000" style:text-line-through-style="none" style:text-line-through-type="none" style:text-position="-25% 58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94" style:family="text">
      <style:text-properties fo:font-variant="normal" fo:text-transform="none" fo:color="#99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95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96" style:family="text">
      <style:text-properties fo:font-variant="normal" fo:text-transform="none" fo:color="#9d3e40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97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98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italic" style:text-underline-style="none" fo:font-weight="normal" style:font-name-asian="DejaVu Sans" style:font-size-asian="20pt" style:font-style-asian="italic" style:font-weight-asian="normal" style:font-name-complex="DejaVu Sans" style:font-size-complex="20pt" style:font-style-complex="italic" style:font-weight-complex="normal"/>
    </style:style>
    <style:style style:name="T99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text-position="0% 100%" style:font-name="Menlo-Regular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01" style:family="text">
      <style:text-properties fo:font-variant="normal" fo:text-transform="none" fo:color="#c200ff" style:text-line-through-style="none" style:text-line-through-type="none" style:text-position="0% 100%" style:font-name="Menlo-Regular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02" style:family="text">
      <style:text-properties fo:font-variant="normal" fo:text-transform="none" fo:color="#2d961e" style:text-line-through-style="none" style:text-line-through-type="none" style:text-position="0% 100%" style:font-name="Menlo-Regular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03" style:family="text">
      <style:text-properties fo:font-variant="normal" fo:text-transform="none" fo:color="#c1651c" style:text-line-through-style="none" style:text-line-through-type="none" style:text-position="0% 100%" style:font-name="Menlo-Regular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04" style:family="text">
      <style:text-properties fo:font-variant="normal" fo:text-transform="none" fo:color="#cb2418" style:text-line-through-style="none" style:text-line-through-type="none" style:text-position="0% 100%" style:font-name="Menlo-Regular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05" style:family="text">
      <style:text-properties fo:font-variant="normal" fo:text-transform="none" fo:color="#db6f6f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106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Arial Narrow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4cm" text:min-label-width="0.949cm"/>
        <style:text-properties fo:font-family="'Wingdings 2'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4cm" text:min-label-width="0.949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0.004cm" text:min-label-width="0.949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000000" fo:font-size="80%"/>
      </text:list-level-style-bullet>
      <text:list-level-style-bullet text:level="4" text:bullet-char="">
        <style:list-level-properties text:space-before="3.814cm" text:min-label-width="0.631cm"/>
        <style:text-properties fo:font-family="Symbol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2d96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cb241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92649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7f7f7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">
        <style:list-level-properties text:space-before="0.004cm" text:min-label-width="0.949cm"/>
        <style:text-properties fo:font-family="'Wingdings 2'" style:font-charset="x-symbol" fo:color="#c00000" fo:font-size="10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">
        <style:list-level-properties text:space-before="1.388cm" text:min-label-width="0.68cm"/>
        <style:text-properties fo:font-family="Wingdings" style:font-charset="x-symbol" fo:color="#c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c2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9d000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fo:color="#10770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fo:color="#9d3e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ff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0.6cm"/>
        <style:text-properties fo:font-family="StarSymbol" fo:color="#db6f6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1.586cm" svg:height="5.411cm" svg:x="1.905cm" svg:y="4.445cm">
          <text:p text:style-name="P1"><text:span text:style-name="T1">Concurrent Programming</text:span><text:span text:style-name="T2"><text:line-break/></text:span><text:span text:style-name="T2"><text:line-break/></text:span><text:span text:style-name="T3">Computer Systems</text:span><text:span text:style-name="T2"><text:line-break/></text:span><text:span text:style-name="T2">Nov</text:span><text:span text:style-name="T4">. 7, 2018</text:span><text:span text:style-name="T2"><text:line-break/></text:span><text:span text:style-name="T2"><text:line-break/></text:span><text:span text:style-name="T2"><text:line-break/></text:span><text:span text:style-name="T4">Troels Henriks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326cm" svg:height="4.864cm" svg:x="1.905cm" svg:y="10.795cm">
          <text:p text:style-name="P3"><text:span text:style-name="T2"/></text:p>
          <text:p text:style-name="P3"><text:span text:style-name="T3">Based on slides by:</text:span><text:span text:style-name="T4"> </text:span></text:p>
          <text:p text:style-name="P3"><text:span text:style-name="T4">Randal E. Bryant and David R. O’Hallar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3cm" svg:height="11.849cm" svg:x="2.752cm" svg:y="12.7cm" presentation:class="notes" presentation:placeholder="true" presentation:user-transformed="true">
            <draw:text-box/>
          </draw:frame>
          <draw:custom-shape draw:name="CustomShape 2" draw:style-name="gr3" draw:text-style-name="P2" draw:layer="layout" svg:width="8.886cm" svg:height="1.266cm" svg:x="11.43cm" svg:y="25.4cm">
            <text:p text:style-name="P5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Default">
        <draw:custom-shape draw:name="CustomShape 1" draw:style-name="gr1" draw:text-style-name="P2" draw:layer="layout" svg:width="21.085cm" svg:height="2.113cm" svg:x="0.992cm" svg:y="1.21cm">
          <text:p text:style-name="P6"><text:span text:style-name="T1">Concurrent Programming is Hard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7"><text:span text:style-name="T6">The human mind tends to be sequential</text:span></text:p>
            </text:list-item>
          </text:list>
          <text:p text:style-name="P7"><text:span text:style-name="T7"/></text:p>
          <text:list text:continue-numbering="true" text:style-name="L2">
            <text:list-item>
              <text:p text:style-name="P7"><text:span text:style-name="T6">The notion of time is often misleading</text:span></text:p>
            </text:list-item>
          </text:list>
          <text:p text:style-name="P7"><text:span text:style-name="T7"/></text:p>
          <text:list text:continue-numbering="true" text:style-name="L2">
            <text:list-item>
              <text:p text:style-name="P7"><text:span text:style-name="T6">Thinking about all possible sequences of events in a computer system is at least error prone and frequently impossibl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1" draw:text-style-name="P2" draw:layer="layout" svg:width="21.085cm" svg:height="2.113cm" svg:x="0.992cm" svg:y="1.21cm">
          <text:p text:style-name="P6"><text:span text:style-name="T1">Concurrent Programming is Hard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703cm" svg:height="14.204cm" svg:x="0.635cm" svg:y="3.784cm">
          <text:list text:style-name="L2">
            <text:list-item>
              <text:p text:style-name="P7"><text:span text:style-name="T6">Classical problem classes of concurrent programs:</text:span></text:p>
            </text:list-item>
          </text:list>
          <text:list text:style-name="L4">
            <text:list-item>
              <text:list>
                <text:list-item>
                  <text:p text:style-name="P9"><text:span text:style-name="T8">Races:</text:span><text:span text:style-name="T9"> outcome depends on arbitrary scheduling decisions elsewhere in the system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0"><text:span text:style-name="T4">Example: who gets the last seat on the airplane?</text:span></text:p>
                    </text:list-item>
                  </text:list>
                </text:list-item>
                <text:list-item>
                  <text:p text:style-name="P9"><text:span text:style-name="T8">Deadlock:</text:span><text:span text:style-name="T9"> improper resource allocation prevents forward progress</text:span></text:p>
                  <text:list>
                    <text:list-item>
                      <text:p text:style-name="P10"><text:span text:style-name="T4">Example: traffic gridlock</text:span></text:p>
                    </text:list-item>
                  </text:list>
                </text:list-item>
                <text:list-item>
                  <text:p text:style-name="P9"><text:span text:style-name="T8">Livelock / Starvation / Fairness</text:span><text:span text:style-name="T9">: external events and/or system scheduling decisions can prevent sub-task progress</text:span></text:p>
                  <text:list>
                    <text:list-item>
                      <text:p text:style-name="P10"><text:span text:style-name="T4">Example: people always jump in front of you in line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6">Many aspects of concurrent programming are beyond the scope of our course..</text:span></text:p>
              <text:list>
                <text:list-item>
                  <text:p text:style-name="P9"><text:span text:style-name="T9">but, not all </text:span><text:span text:style-name="T10"></text:span></text:p>
                </text:list-item>
                <text:list-item>
                  <text:p text:style-name="P9"><text:span text:style-name="T9">We’ll cover some of these aspects in the next few lectures. </text:span></text:p>
                </text:list-item>
              </text:list>
            </text:list-item>
          </text:list>
          <text:p text:style-name="P1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1" draw:text-style-name="P2" draw:layer="layout" svg:width="21.085cm" svg:height="2.113cm" svg:x="0.992cm" svg:y="1.21cm">
          <text:p text:style-name="P6"><text:span text:style-name="T1">Traditional View of a Pro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81cm">
          <text:list text:style-name="L2">
            <text:list-item>
              <text:p text:style-name="P7"><text:span text:style-name="T6">Process = process context + code, data, and stack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13" draw:layer="layout" svg:width="6.192cm" svg:height="0.882cm" svg:x="14.155cm" svg:y="9.133cm">
          <text:p text:style-name="P12"><text:span text:style-name="T12">Shared libra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14" draw:layer="layout" svg:width="6.192cm" svg:height="0.702cm" svg:x="14.155cm" svg:y="10.0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13" draw:layer="layout" svg:width="6.192cm" svg:height="0.799cm" svg:x="14.155cm" svg:y="10.724cm">
          <text:p text:style-name="P12"><text:span text:style-name="T12">Run-time he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0.678cm" svg:height="0.713cm" svg:x="13.524cm" svg:y="13.688cm">
          <text:p text:style-name="P1"><text:span text:style-name="T13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13" draw:layer="layout" svg:width="6.196cm" svg:height="0.887cm" svg:x="14.155cm" svg:y="11.527cm">
          <text:p text:style-name="P12"><text:span text:style-name="T12">Read/writ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15" draw:layer="layout" svg:width="6.478cm" svg:height="4.059cm" svg:x="3.399cm" svg:y="7.428cm">
          <text:p text:style-name="P1"><text:span text:style-name="T12">Program context:</text:span></text:p>
          <text:p text:style-name="P1"><text:span text:style-name="T12"><text:s text:c="4"/></text:span><text:span text:style-name="T12">Data registers</text:span></text:p>
          <text:p text:style-name="P1"><text:span text:style-name="T12"><text:s text:c="4"/></text:span><text:span text:style-name="T12">Condition codes</text:span></text:p>
          <text:p text:style-name="P1"><text:span text:style-name="T12"><text:s text:c="4"/></text:span><text:span text:style-name="T12">Stack pointer (SP)</text:span></text:p>
          <text:p text:style-name="P1"><text:span text:style-name="T12"><text:s text:c="4"/></text:span><text:span text:style-name="T12">Program counter (P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2" draw:layer="layout" svg:width="6.461cm" svg:height="1.096cm" svg:x="13.792cm" svg:y="6.058cm">
          <text:p text:style-name="P12"><text:span text:style-name="T14">Code, data, and 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" draw:text-style-name="P13" draw:layer="layout" svg:width="6.196cm" svg:height="0.887cm" svg:x="14.155cm" svg:y="12.418cm">
          <text:p text:style-name="P12"><text:span text:style-name="T12">Read-only code/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14" draw:layer="layout" svg:width="6.196cm" svg:height="0.887cm" svg:x="14.155cm" svg:y="13.2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" draw:text-style-name="P14" draw:layer="layout" svg:width="6.192cm" svg:height="0.882cm" svg:x="14.155cm" svg:y="8.2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0" draw:text-style-name="P16" draw:layer="layout" svg:width="6.192cm" svg:height="0.882cm" svg:x="14.155cm" svg:y="7.408cm">
          <text:p text:style-name="P12"><text:span text:style-name="T12">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draw:layer="layout" svg:width="1.194cm" svg:height="1.011cm" svg:x="11.942cm" svg:y="7.793cm">
          <text:p text:style-name="P12"><text:span text:style-name="T12">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1" draw:text-style-name="P17" draw:layer="layout" svg:x1="13.158cm" svg:y1="8.29cm" svg:x2="14.146cm" svg:y2="8.291cm">
          <text:p/>
        </draw:line>
        <draw:custom-shape draw:name="CustomShape 16" draw:style-name="gr9" draw:text-style-name="P2" draw:layer="layout" svg:width="1.224cm" svg:height="1.011cm" svg:x="11.887cm" svg:y="12.343cm">
          <text:p text:style-name="P12"><text:span text:style-name="T12">P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1" draw:text-style-name="P17" draw:layer="layout" svg:x1="13.123cm" svg:y1="12.841cm" svg:x2="14.111cm" svg:y2="12.842cm">
          <text:p/>
        </draw:line>
        <draw:custom-shape draw:name="CustomShape 18" draw:style-name="gr9" draw:text-style-name="P2" draw:layer="layout" svg:width="1.304cm" svg:height="1.011cm" svg:x="11.843cm" svg:y="10.262cm">
          <text:p text:style-name="P12"><text:span text:style-name="T12">b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11" draw:text-style-name="P17" draw:layer="layout" svg:x1="13.158cm" svg:y1="10.724cm" svg:x2="14.146cm" svg:y2="10.725cm">
          <text:p/>
        </draw:line>
        <draw:custom-shape draw:name="CustomShape 20" draw:style-name="gr9" draw:text-style-name="P2" draw:layer="layout" svg:width="4.966cm" svg:height="1.096cm" svg:x="3.729cm" svg:y="6.058cm">
          <text:p text:style-name="P12"><text:span text:style-name="T14">Process cont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" draw:text-style-name="P18" draw:layer="layout" svg:width="6.556cm" svg:height="3.33cm" svg:x="3.36cm" svg:y="11.462cm">
          <text:p text:style-name="P1"><text:span text:style-name="T12">Kernel context:</text:span></text:p>
          <text:p text:style-name="P1"><text:span text:style-name="T15"><text:s text:c="4"/></text:span><text:span text:style-name="T12">VM structures</text:span></text:p>
          <text:p text:style-name="P1"><text:span text:style-name="T12"><text:s text:c="4"/></text:span><text:span text:style-name="T12">Descriptor table</text:span></text:p>
          <text:p text:style-name="P1"><text:span text:style-name="T12"><text:s text:c="4"/></text:span><text:span text:style-name="T12">brk poin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1" draw:text-style-name="P2" draw:layer="layout" svg:width="21.085cm" svg:height="2.113cm" svg:x="0.992cm" svg:y="1.21cm">
          <text:p text:style-name="P6"><text:span text:style-name="T1">Alternate View of a Pro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7"><text:span text:style-name="T6">Process = thread + code, data, and kernel contex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9" draw:layer="layout" svg:width="6.192cm" svg:height="0.882cm" svg:x="15.39cm" svg:y="7.408cm">
          <text:p text:style-name="P12"><text:span text:style-name="T12">Shared libra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14" draw:layer="layout" svg:width="6.192cm" svg:height="0.702cm" svg:x="15.39cm" svg:y="8.2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" draw:text-style-name="P19" draw:layer="layout" svg:width="6.192cm" svg:height="0.799cm" svg:x="15.39cm" svg:y="9cm">
          <text:p text:style-name="P12"><text:span text:style-name="T12">Run-time he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0.678cm" svg:height="0.713cm" svg:x="14.759cm" svg:y="11.964cm">
          <text:p text:style-name="P1"><text:span text:style-name="T13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19" draw:layer="layout" svg:width="6.196cm" svg:height="0.887cm" svg:x="15.39cm" svg:y="9.803cm">
          <text:p text:style-name="P12"><text:span text:style-name="T12">Read/writ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15" draw:layer="layout" svg:width="6.478cm" svg:height="4.144cm" svg:x="4.563cm" svg:y="9.93cm">
          <text:p text:style-name="P1"><text:span text:style-name="T12">Thread context:</text:span></text:p>
          <text:p text:style-name="P1"><text:span text:style-name="T16"><text:s text:c="4"/></text:span><text:span text:style-name="T12">Data registers</text:span></text:p>
          <text:p text:style-name="P1"><text:span text:style-name="T12"><text:s text:c="4"/></text:span><text:span text:style-name="T12">Condition codes</text:span></text:p>
          <text:p text:style-name="P1"><text:span text:style-name="T12"><text:s text:c="4"/></text:span><text:span text:style-name="T12">Stack pointer (SP)</text:span></text:p>
          <text:p text:style-name="P1"><text:span text:style-name="T12"><text:s text:c="4"/></text:span><text:span text:style-name="T12">Program counter (P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2" draw:layer="layout" svg:width="9.043cm" svg:height="1.096cm" svg:x="13.9cm" svg:y="5.885cm">
          <text:p text:style-name="P12"><text:span text:style-name="T17"><text:s/></text:span><text:span text:style-name="T14">Code, data, and kernel cont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19" draw:layer="layout" svg:width="6.196cm" svg:height="0.887cm" svg:x="15.39cm" svg:y="10.694cm">
          <text:p text:style-name="P12"><text:span text:style-name="T12">Read-only code/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14" draw:layer="layout" svg:width="6.196cm" svg:height="0.887cm" svg:x="15.39cm" svg:y="11.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16" draw:layer="layout" svg:width="6.192cm" svg:height="0.882cm" svg:x="4.599cm" svg:y="8.255cm">
          <text:p text:style-name="P12"><text:span text:style-name="T12">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draw:layer="layout" svg:width="1.194cm" svg:height="1.011cm" svg:x="2.774cm" svg:y="8.595cm">
          <text:p text:style-name="P12"><text:span text:style-name="T12">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1" draw:text-style-name="P17" draw:layer="layout" svg:x1="3.99cm" svg:y1="9.101cm" svg:x2="4.467cm" svg:y2="9.102cm">
          <text:p/>
        </draw:line>
        <draw:custom-shape draw:name="CustomShape 15" draw:style-name="gr9" draw:text-style-name="P2" draw:layer="layout" svg:width="1.224cm" svg:height="1.011cm" svg:x="13.122cm" svg:y="10.619cm">
          <text:p text:style-name="P12"><text:span text:style-name="T12">P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1" draw:text-style-name="P17" draw:layer="layout" svg:x1="14.358cm" svg:y1="11.116cm" svg:x2="15.345cm" svg:y2="11.117cm">
          <text:p/>
        </draw:line>
        <draw:custom-shape draw:name="CustomShape 17" draw:style-name="gr9" draw:text-style-name="P2" draw:layer="layout" svg:width="1.304cm" svg:height="1.011cm" svg:x="13.078cm" svg:y="8.538cm">
          <text:p text:style-name="P12"><text:span text:style-name="T12">b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1" draw:text-style-name="P17" draw:layer="layout" svg:x1="14.393cm" svg:y1="9cm" svg:x2="15.381cm" svg:y2="9.001cm">
          <text:p/>
        </draw:line>
        <draw:custom-shape draw:name="CustomShape 19" draw:style-name="gr9" draw:text-style-name="P2" draw:layer="layout" svg:width="6.274cm" svg:height="1.096cm" svg:x="4.49cm" svg:y="5.885cm">
          <text:p text:style-name="P12"><text:span text:style-name="T14">Thread (main threa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4" draw:text-style-name="P17" draw:layer="layout" svg:width="9.944cm" svg:height="7.616cm" svg:x="2.716cm" svg:y="7.4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" draw:text-style-name="P18" draw:layer="layout" svg:width="6.556cm" svg:height="3.33cm" svg:x="15.39cm" svg:y="13.129cm">
          <text:p text:style-name="P1"><text:span text:style-name="T12">Kernel context:</text:span></text:p>
          <text:p text:style-name="P1"><text:span text:style-name="T15"><text:s text:c="4"/></text:span><text:span text:style-name="T12">VM structures</text:span></text:p>
          <text:p text:style-name="P1"><text:span text:style-name="T12"><text:s text:c="4"/></text:span><text:span text:style-name="T12">Descriptor table</text:span></text:p>
          <text:p text:style-name="P1"><text:span text:style-name="T12"><text:s text:c="4"/></text:span><text:span text:style-name="T12">brk poin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1" draw:text-style-name="P2" draw:layer="layout" svg:width="21.085cm" svg:height="2.113cm" svg:x="0.992cm" svg:y="1.21cm">
          <text:p text:style-name="P6"><text:span text:style-name="T1">A Process With Multiple Threa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" draw:layer="layout" svg:width="23.072cm" svg:height="5.151cm" svg:x="0.766cm" svg:y="3.1cm">
          <text:list text:style-name="L2">
            <text:list-item>
              <text:p text:style-name="P11"><text:span text:style-name="T18">Multiple threads can be associated with a process</text:span></text:p>
            </text:list-item>
          </text:list>
          <text:list text:style-name="L4">
            <text:list-item>
              <text:list>
                <text:list-item>
                  <text:p text:style-name="P10"><text:span text:style-name="T4">Each thread has its own logical control flow </text:span></text:p>
                </text:list-item>
                <text:list-item>
                  <text:p text:style-name="P10"><text:span text:style-name="T4">Each thread shares the same code, data, and kernel context</text:span></text:p>
                </text:list-item>
                <text:list-item>
                  <text:p text:style-name="P10"><text:span text:style-name="T4">Each thread has its own stack for local variables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0"><text:span text:style-name="T4">but not protected from other threads</text:span></text:p>
                    </text:list-item>
                  </text:list>
                </text:list-item>
                <text:list-item>
                  <text:p text:style-name="P10"><text:span text:style-name="T4">Each thread has its own thread id (TID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5" draw:layer="layout" svg:width="5.144cm" svg:height="3.973cm" svg:x="1.103cm" svg:y="12.637cm">
          <text:p text:style-name="P1"><text:span text:style-name="T15">Thread 1 context:</text:span></text:p>
          <text:p text:style-name="P1"><text:span text:style-name="T12"><text:s text:c="4"/></text:span><text:span text:style-name="T12">Data registers</text:span></text:p>
          <text:p text:style-name="P1"><text:span text:style-name="T12"><text:s text:c="4"/></text:span><text:span text:style-name="T12">Condition codes</text:span></text:p>
          <text:p text:style-name="P1"><text:span text:style-name="T12"><text:s text:c="4"/></text:span><text:span text:style-name="T12">SP1</text:span></text:p>
          <text:p text:style-name="P1"><text:span text:style-name="T12"><text:s text:c="4"/></text:span><text:span text:style-name="T12">PC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6" draw:layer="layout" svg:width="5.235cm" svg:height="0.882cm" svg:x="1.058cm" svg:y="10.92cm">
          <text:p text:style-name="P12"><text:span text:style-name="T12">stack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2" draw:layer="layout" svg:width="6.757cm" svg:height="1.096cm" svg:x="0.791cm" svg:y="8.842cm">
          <text:p text:style-name="P12"><text:span text:style-name="T14">Thread 1 (main threa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19" draw:layer="layout" svg:width="6.192cm" svg:height="0.882cm" svg:x="16.519cm" svg:y="10.411cm">
          <text:p text:style-name="P12"><text:span text:style-name="T12">shared libra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14" draw:layer="layout" svg:width="6.192cm" svg:height="0.702cm" svg:x="16.519cm" svg:y="11.1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19" draw:layer="layout" svg:width="6.192cm" svg:height="0.799cm" svg:x="16.519cm" svg:y="11.815cm">
          <text:p text:style-name="P12"><text:span text:style-name="T12">run-time he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2" draw:layer="layout" svg:width="0.669cm" svg:height="0.692cm" svg:x="15.884cm" svg:y="14.628cm">
          <text:p text:style-name="P1"><text:span text:style-name="T1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19" draw:layer="layout" svg:width="6.196cm" svg:height="0.887cm" svg:x="16.519cm" svg:y="12.467cm">
          <text:p text:style-name="P12"><text:span text:style-name="T12">read/writ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2" draw:layer="layout" svg:width="6.689cm" svg:height="1.096cm" svg:x="16.206cm" svg:y="8.842cm">
          <text:p text:style-name="P12"><text:span text:style-name="T14"><text:s/></text:span><text:span text:style-name="T14">Shared code and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" draw:text-style-name="P19" draw:layer="layout" svg:width="6.196cm" svg:height="0.887cm" svg:x="16.519cm" svg:y="13.358cm">
          <text:p text:style-name="P12"><text:span text:style-name="T12">read-only code/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14" draw:layer="layout" svg:width="6.196cm" svg:height="0.887cm" svg:x="16.519cm" svg:y="14.2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8" draw:layer="layout" svg:width="4.882cm" svg:height="3.211cm" svg:x="17.006cm" svg:y="15.395cm">
          <text:p text:style-name="P1"><text:span text:style-name="T15">Kernel context:</text:span></text:p>
          <text:p text:style-name="P1"><text:span text:style-name="T20"><text:s text:c="3"/></text:span><text:span text:style-name="T12">VM structures</text:span></text:p>
          <text:p text:style-name="P1"><text:span text:style-name="T12"><text:s text:c="3"/></text:span><text:span text:style-name="T12">Descriptor table</text:span></text:p>
          <text:p text:style-name="P1"><text:span text:style-name="T12"><text:s text:c="3"/></text:span><text:span text:style-name="T12">brk poin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15" draw:layer="layout" svg:width="5.144cm" svg:height="3.973cm" svg:x="8.776cm" svg:y="12.691cm">
          <text:p text:style-name="P1"><text:span text:style-name="T15">Thread 2 context:</text:span></text:p>
          <text:p text:style-name="P1"><text:span text:style-name="T12"><text:s text:c="4"/></text:span><text:span text:style-name="T12">Data registers</text:span></text:p>
          <text:p text:style-name="P1"><text:span text:style-name="T12"><text:s text:c="4"/></text:span><text:span text:style-name="T12">Condition codes</text:span></text:p>
          <text:p text:style-name="P1"><text:span text:style-name="T12"><text:s text:c="4"/></text:span><text:span text:style-name="T12">SP2</text:span></text:p>
          <text:p text:style-name="P1"><text:span text:style-name="T12"><text:s text:c="4"/></text:span><text:span text:style-name="T12">PC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" draw:text-style-name="P16" draw:layer="layout" svg:width="5.235cm" svg:height="0.882cm" svg:x="8.678cm" svg:y="10.96cm">
          <text:p text:style-name="P12"><text:span text:style-name="T12">stack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" draw:text-style-name="P2" draw:layer="layout" svg:width="6.626cm" svg:height="1.096cm" svg:x="7.857cm" svg:y="8.895cm">
          <text:p text:style-name="P12"><text:span text:style-name="T14">Thread 2 (peer threa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6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1" draw:text-style-name="P2" draw:layer="layout" svg:width="21.085cm" svg:height="2.113cm" svg:x="0.992cm" svg:y="1.21cm">
          <text:p text:style-name="P6"><text:span text:style-name="T1">Logical View of Threa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7"><text:span text:style-name="T6">Threads associated with process form a pool of peers</text:span></text:p>
            </text:list-item>
          </text:list>
          <text:list text:style-name="L4">
            <text:list-item>
              <text:list>
                <text:list-item>
                  <text:p text:style-name="P9"><text:span text:style-name="T9">Unlike processes which form a tree hierarchy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5" draw:layer="layout" svg:width="1.266cm" svg:height="1.266cm" svg:x="17.78cm" svg:y="8.427cm">
          <text:p text:style-name="P12"><text:span text:style-name="T12">P0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6" draw:text-style-name="P15" draw:layer="layout" svg:width="1.266cm" svg:height="1.266cm" svg:x="17.78cm" svg:y="10.755cm">
          <text:p text:style-name="P12"><text:span text:style-name="T12">P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6" draw:text-style-name="P15" draw:layer="layout" svg:width="1.266cm" svg:height="1.266cm" svg:x="15.875cm" svg:y="12.872cm">
          <text:p text:style-name="P12"><text:span text:style-name="T12">sh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" draw:style-name="gr11" draw:text-style-name="P17" draw:layer="layout" svg:x1="18.415cm" svg:y1="9.696cm" svg:x2="18.416cm" svg:y2="10.755cm">
          <text:p/>
        </draw:line>
        <draw:line draw:name="Line 7" draw:style-name="gr11" draw:text-style-name="P17" draw:layer="layout" svg:x1="17.991cm" svg:y1="11.813cm" svg:x2="16.933cm" svg:y2="12.871cm">
          <text:p/>
        </draw:line>
        <draw:custom-shape draw:name="CustomShape 8" draw:style-name="gr16" draw:text-style-name="P15" draw:layer="layout" svg:width="1.266cm" svg:height="1.266cm" svg:x="17.78cm" svg:y="12.872cm">
          <text:p text:style-name="P12"><text:span text:style-name="T12">sh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16" draw:text-style-name="P15" draw:layer="layout" svg:width="1.266cm" svg:height="1.266cm" svg:x="19.685cm" svg:y="12.872cm">
          <text:p text:style-name="P12"><text:span text:style-name="T12">sh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0" draw:style-name="gr11" draw:text-style-name="P17" draw:layer="layout" svg:x1="18.415cm" svg:y1="12.025cm" svg:x2="18.416cm" svg:y2="12.871cm">
          <text:p/>
        </draw:line>
        <draw:line draw:name="Line 11" draw:style-name="gr11" draw:text-style-name="P17" draw:layer="layout" svg:x1="18.838cm" svg:y1="11.813cm" svg:x2="19.896cm" svg:y2="12.871cm">
          <text:p/>
        </draw:line>
        <draw:custom-shape draw:name="CustomShape 12" draw:style-name="gr16" draw:text-style-name="P15" draw:layer="layout" svg:width="1.266cm" svg:height="1.266cm" svg:x="17.78cm" svg:y="14.989cm">
          <text:p text:style-name="P12"><text:span text:style-name="T12">foo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3" draw:style-name="gr11" draw:text-style-name="P17" draw:layer="layout" svg:x1="18.415cm" svg:y1="14.141cm" svg:x2="18.416cm" svg:y2="14.988cm">
          <text:p/>
        </draw:line>
        <draw:custom-shape draw:name="CustomShape 14" draw:style-name="gr16" draw:text-style-name="P15" draw:layer="layout" svg:width="1.266cm" svg:height="1.266cm" svg:x="17.78cm" svg:y="17.105cm">
          <text:p text:style-name="P12"><text:span text:style-name="T12">ba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5" draw:style-name="gr11" draw:text-style-name="P17" draw:layer="layout" svg:x1="18.415cm" svg:y1="16.258cm" svg:x2="18.416cm" svg:y2="17.105cm">
          <text:p/>
        </draw:line>
        <draw:custom-shape draw:name="CustomShape 16" draw:style-name="gr16" draw:text-style-name="P15" draw:layer="layout" svg:width="1.266cm" svg:height="1.266cm" svg:x="2.963cm" svg:y="10.12cm">
          <text:p text:style-name="P12"><text:span text:style-name="T12">T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9" draw:text-style-name="P2" draw:layer="layout" svg:width="4.983cm" svg:height="1.011cm" svg:x="15.904cm" svg:y="7.243cm">
          <text:p text:style-name="P12"><text:span text:style-name="T12">Process hierarch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4" draw:text-style-name="P17" draw:layer="layout" svg:width="10.579cm" svg:height="7.828cm" svg:x="2.54cm" svg:y="8.4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" draw:text-style-name="P2" draw:layer="layout" svg:width="9.606cm" svg:height="1.011cm" svg:x="2.949cm" svg:y="7.119cm">
          <text:p text:style-name="P12"><text:span text:style-name="T12">Threads associated with process fo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6" draw:text-style-name="P15" draw:layer="layout" svg:width="1.266cm" svg:height="1.266cm" svg:x="6.138cm" svg:y="8.639cm">
          <text:p text:style-name="P12"><text:span text:style-name="T12">T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16" draw:text-style-name="P15" draw:layer="layout" svg:width="1.266cm" svg:height="1.266cm" svg:x="11.218cm" svg:y="9.274cm">
          <text:p text:style-name="P12"><text:span text:style-name="T12">T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16" draw:text-style-name="P15" draw:layer="layout" svg:width="1.266cm" svg:height="1.266cm" svg:x="4.445cm" svg:y="14.565cm">
          <text:p text:style-name="P12"><text:span text:style-name="T12">T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16" draw:text-style-name="P15" draw:layer="layout" svg:width="1.266cm" svg:height="1.266cm" svg:x="9.525cm" svg:y="14.354cm">
          <text:p text:style-name="P12"><text:span text:style-name="T12">T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17" draw:text-style-name="P20" draw:layer="layout" svg:width="5.288cm" svg:height="1.689cm" svg:x="5.503cm" svg:y="11.39cm">
          <text:p text:style-name="P12"><text:span text:style-name="T12">shared code, data</text:span></text:p>
          <text:p text:style-name="P12"><text:span text:style-name="T12">and kernel cont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18" draw:text-style-name="P17" draw:layer="layout" svg:x1="5.291cm" svg:y1="14.565cm" svg:x2="6.138cm" svg:y2="13.083cm">
          <text:p/>
        </draw:line>
        <draw:line draw:name="Line 26" draw:style-name="gr18" draw:text-style-name="P17" draw:layer="layout" svg:x1="9.948cm" svg:y1="14.353cm" svg:x2="9.313cm" svg:y2="13.083cm">
          <text:p/>
        </draw:line>
        <draw:line draw:name="Line 27" draw:style-name="gr18" draw:text-style-name="P17" draw:layer="layout" svg:x1="5.291cm" svg:y1="12.025cm" svg:x2="4.233cm" svg:y2="11.178cm">
          <text:p/>
        </draw:line>
        <draw:line draw:name="Line 28" draw:style-name="gr18" draw:text-style-name="P17" draw:layer="layout" svg:x1="6.773cm" svg:y1="11.39cm" svg:x2="6.774cm" svg:y2="9.908cm">
          <text:p/>
        </draw:line>
        <draw:line draw:name="Line 29" draw:style-name="gr18" draw:text-style-name="P17" draw:layer="layout" svg:x1="10.16cm" svg:y1="11.39cm" svg:x2="11.43cm" svg:y2="10.331cm">
          <text:p/>
        </draw:line>
        <presentation:notes draw:style-name="dp3">
          <draw:page-thumbnail draw:style-name="gr4" draw:layer="layout" svg:width="13.313cm" svg:height="9.985cm" svg:x="3.485cm" svg:y="2.023cm" draw:page-number="7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1" draw:style-name="gr1" draw:text-style-name="P2" draw:layer="layout" svg:width="21.085cm" svg:height="2.113cm" svg:x="0.992cm" svg:y="1.21cm">
          <text:p text:style-name="P6"><text:span text:style-name="T1">Concurrent Threa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7"><text:span text:style-name="T6">Two threads are </text:span><text:span text:style-name="T21">concurrent</text:span><text:span text:style-name="T6"> if their flows overlap in time</text:span></text:p>
            </text:list-item>
            <text:list-item>
              <text:p text:style-name="P7"><text:span text:style-name="T6">Otherwise, they are sequential</text:span></text:p>
            </text:list-item>
          </text:list>
          <text:p text:style-name="P9"><text:span text:style-name="T7"/></text:p>
          <text:list text:continue-numbering="true" text:style-name="L2">
            <text:list-item>
              <text:p text:style-name="P7"><text:span text:style-name="T6">Examples:</text:span></text:p>
            </text:list-item>
          </text:list>
          <text:list text:style-name="L4">
            <text:list-item>
              <text:list>
                <text:list-item>
                  <text:p text:style-name="P9"><text:span text:style-name="T9">Concurrent: A &amp; B, A&amp;C</text:span></text:p>
                </text:list-item>
                <text:list-item>
                  <text:p text:style-name="P9"><text:span text:style-name="T9">Sequential: B &amp; C</text:span></text:p>
                </text:list-item>
              </text:list>
            </text:list-item>
          </text:list>
          <text:p text:style-name="P11"><text:span text:style-name="T11"/></text:p>
          <text:p text:style-name="P1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9" draw:text-style-name="P17" draw:layer="layout" svg:x1="11.65cm" svg:y1="9.577cm" svg:x2="11.651cm" svg:y2="17.197cm">
          <text:p/>
        </draw:line>
        <draw:custom-shape draw:name="CustomShape 4" draw:style-name="gr20" draw:text-style-name="P2" draw:layer="layout" svg:width="1.711cm" svg:height="1.01cm" svg:x="9.543cm" svg:y="12.537cm">
          <text:p text:style-name="P1"><text:span text:style-name="T12">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21" draw:text-style-name="P17" draw:layer="layout" svg:x1="14.446cm" svg:y1="9.996cm" svg:x2="14.447cm" svg:y2="10.843cm">
          <text:p/>
        </draw:line>
        <draw:custom-shape draw:name="CustomShape 6" draw:style-name="gr20" draw:text-style-name="P2" draw:layer="layout" svg:width="2.752cm" svg:height="1.01cm" svg:x="12.881cm" svg:y="8.515cm">
          <text:p text:style-name="P1"><text:span text:style-name="T12">Thread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0" draw:text-style-name="P2" draw:layer="layout" svg:width="2.752cm" svg:height="1.01cm" svg:x="17.123cm" svg:y="8.515cm">
          <text:p text:style-name="P1"><text:span text:style-name="T12">Thread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0" draw:text-style-name="P2" draw:layer="layout" svg:width="2.752cm" svg:height="1.01cm" svg:x="21.357cm" svg:y="8.515cm">
          <text:p text:style-name="P1"><text:span text:style-name="T12">Thread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21" draw:text-style-name="P17" draw:layer="layout" svg:x1="18.635cm" svg:y1="10.847cm" svg:x2="18.636cm" svg:y2="12.541cm">
          <text:p/>
        </draw:line>
        <draw:line draw:name="Line 10" draw:style-name="gr21" draw:text-style-name="P17" draw:layer="layout" svg:x1="22.868cm" svg:y1="12.541cm" svg:x2="22.869cm" svg:y2="13.599cm">
          <text:p/>
        </draw:line>
        <draw:line draw:name="Line 11" draw:style-name="gr21" draw:text-style-name="P17" draw:layer="layout" svg:x1="14.402cm" svg:y1="13.599cm" svg:x2="14.403cm" svg:y2="15.292cm">
          <text:p/>
        </draw:line>
        <draw:line draw:name="Line 12" draw:style-name="gr21" draw:text-style-name="P17" draw:layer="layout" svg:x1="22.868cm" svg:y1="15.292cm" svg:x2="22.869cm" svg:y2="16.986cm">
          <text:p/>
        </draw:line>
        <draw:line draw:name="Line 13" draw:style-name="gr22" draw:text-style-name="P17" draw:layer="layout" svg:x1="13.176cm" svg:y1="10.843cm" svg:x2="24.394cm" svg:y2="10.844cm">
          <text:p/>
        </draw:line>
        <draw:line draw:name="Line 14" draw:style-name="gr22" draw:text-style-name="P17" draw:layer="layout" svg:x1="13.132cm" svg:y1="13.599cm" svg:x2="24.35cm" svg:y2="13.6cm">
          <text:p/>
        </draw:line>
        <draw:line draw:name="Line 15" draw:style-name="gr22" draw:text-style-name="P17" draw:layer="layout" svg:x1="13.132cm" svg:y1="15.292cm" svg:x2="24.35cm" svg:y2="15.293cm">
          <text:p/>
        </draw:line>
        <draw:line draw:name="Line 16" draw:style-name="gr22" draw:text-style-name="P17" draw:layer="layout" svg:x1="13.132cm" svg:y1="16.986cm" svg:x2="24.35cm" svg:y2="16.987cm">
          <text:p/>
        </draw:line>
        <draw:line draw:name="Line 17" draw:style-name="gr22" draw:text-style-name="P17" draw:layer="layout" svg:x1="13.132cm" svg:y1="12.541cm" svg:x2="24.35cm" svg:y2="12.542cm">
          <text:p/>
        </draw:line>
        <draw:line draw:name="Line 18" draw:style-name="gr22" draw:text-style-name="P17" draw:layer="layout" svg:x1="13.132cm" svg:y1="10.001cm" svg:x2="24.35cm" svg:y2="10.002cm">
          <text:p/>
        </draw:line>
        <presentation:notes draw:style-name="dp3">
          <draw:page-thumbnail draw:style-name="gr4" draw:layer="layout" svg:width="13.313cm" svg:height="9.985cm" svg:x="3.485cm" svg:y="2.023cm" draw:page-number="8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9" draw:style-name="dp1" draw:master-page-name="Title_2c__20_2_20_Content" presentation:presentation-page-layout-name="AL1T3">
        <draw:custom-shape draw:name="CustomShape 1" draw:style-name="gr1" draw:text-style-name="P2" draw:layer="layout" svg:width="21.083cm" svg:height="2.113cm" svg:x="1.039cm" svg:y="1.031cm">
          <text:p text:style-name="P6"><text:span text:style-name="T1">Concurrent Thread Exec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0.751cm" svg:height="13.807cm" svg:x="1.773cm" svg:y="3.784cm">
          <text:list text:style-name="L2">
            <text:list-item>
              <text:p text:style-name="P21"><text:span text:style-name="T22">Single Core Processor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23">Simulate parallelism by time slicing</text:span></text:p>
                </text:list-item>
              </text:list>
            </text:list-item>
          </text:list>
          <text:p text:style-name="P21"><text:span text:style-name="T24"/></text:p>
          <text:p text:style-name="P21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10.751cm" svg:height="13.807cm" svg:x="12.951cm" svg:y="3.784cm">
          <text:list text:style-name="L2">
            <text:list-item>
              <text:p text:style-name="P21"><text:span text:style-name="T22">Multi-Core Processor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23">Can have true parallelism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9" draw:text-style-name="P17" draw:layer="layout" svg:x1="12.7cm" svg:y1="9.525cm" svg:x2="12.701cm" svg:y2="17.145cm">
          <text:p/>
        </draw:line>
        <draw:custom-shape draw:name="CustomShape 5" draw:style-name="gr23" draw:text-style-name="P22" draw:layer="layout" svg:width="1.711cm" svg:height="1.01cm" svg:x="11.823cm" svg:y="12.484cm">
          <text:p text:style-name="P12"><text:span text:style-name="T12">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2" draw:layer="layout" svg:width="2.752cm" svg:height="1.01cm" svg:x="0.644cm" svg:y="8.515cm">
          <text:p text:style-name="P1"><text:span text:style-name="T12">Thread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0" draw:text-style-name="P2" draw:layer="layout" svg:width="2.752cm" svg:height="1.01cm" svg:x="4.251cm" svg:y="8.515cm">
          <text:p text:style-name="P1"><text:span text:style-name="T12">Thread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0" draw:text-style-name="P2" draw:layer="layout" svg:width="2.752cm" svg:height="1.01cm" svg:x="8.061cm" svg:y="8.515cm">
          <text:p text:style-name="P1"><text:span text:style-name="T12">Thread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21" draw:text-style-name="P17" draw:layer="layout" svg:x1="2.031cm" svg:y1="9.996cm" svg:x2="2.032cm" svg:y2="10.843cm">
          <text:p/>
        </draw:line>
        <draw:line draw:name="Line 10" draw:style-name="gr21" draw:text-style-name="P17" draw:layer="layout" svg:x1="5.652cm" svg:y1="10.847cm" svg:x2="5.653cm" svg:y2="12.541cm">
          <text:p/>
        </draw:line>
        <draw:line draw:name="Line 11" draw:style-name="gr21" draw:text-style-name="P17" draw:layer="layout" svg:x1="9.312cm" svg:y1="12.541cm" svg:x2="9.313cm" svg:y2="13.599cm">
          <text:p/>
        </draw:line>
        <draw:line draw:name="Line 12" draw:style-name="gr21" draw:text-style-name="P17" draw:layer="layout" svg:x1="1.993cm" svg:y1="13.599cm" svg:x2="1.994cm" svg:y2="15.292cm">
          <text:p/>
        </draw:line>
        <draw:line draw:name="Line 13" draw:style-name="gr21" draw:text-style-name="P17" draw:layer="layout" svg:x1="9.312cm" svg:y1="15.292cm" svg:x2="9.313cm" svg:y2="16.986cm">
          <text:p/>
        </draw:line>
        <draw:line draw:name="Line 14" draw:style-name="gr22" draw:text-style-name="P17" draw:layer="layout" svg:x1="0.933cm" svg:y1="10.843cm" svg:x2="10.631cm" svg:y2="10.844cm">
          <text:p/>
        </draw:line>
        <draw:line draw:name="Line 15" draw:style-name="gr22" draw:text-style-name="P17" draw:layer="layout" svg:x1="0.895cm" svg:y1="13.599cm" svg:x2="10.593cm" svg:y2="13.6cm">
          <text:p/>
        </draw:line>
        <draw:line draw:name="Line 16" draw:style-name="gr22" draw:text-style-name="P17" draw:layer="layout" svg:x1="0.895cm" svg:y1="15.292cm" svg:x2="10.593cm" svg:y2="15.293cm">
          <text:p/>
        </draw:line>
        <draw:line draw:name="Line 17" draw:style-name="gr22" draw:text-style-name="P17" draw:layer="layout" svg:x1="0.895cm" svg:y1="16.986cm" svg:x2="10.593cm" svg:y2="16.987cm">
          <text:p/>
        </draw:line>
        <draw:line draw:name="Line 18" draw:style-name="gr22" draw:text-style-name="P17" draw:layer="layout" svg:x1="0.895cm" svg:y1="12.541cm" svg:x2="10.593cm" svg:y2="12.542cm">
          <text:p/>
        </draw:line>
        <draw:line draw:name="Line 19" draw:style-name="gr22" draw:text-style-name="P17" draw:layer="layout" svg:x1="0.895cm" svg:y1="10.001cm" svg:x2="10.593cm" svg:y2="10.002cm">
          <text:p/>
        </draw:line>
        <draw:custom-shape draw:name="CustomShape 20" draw:style-name="gr20" draw:text-style-name="P2" draw:layer="layout" svg:width="2.752cm" svg:height="1.01cm" svg:x="13.938cm" svg:y="8.467cm">
          <text:p text:style-name="P1"><text:span text:style-name="T12">Thread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0" draw:text-style-name="P2" draw:layer="layout" svg:width="2.752cm" svg:height="1.01cm" svg:x="17.545cm" svg:y="8.467cm">
          <text:p text:style-name="P1"><text:span text:style-name="T12">Thread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0" draw:text-style-name="P2" draw:layer="layout" svg:width="2.752cm" svg:height="1.01cm" svg:x="21.355cm" svg:y="8.467cm">
          <text:p text:style-name="P1"><text:span text:style-name="T12">Thread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21" draw:text-style-name="P17" draw:layer="layout" svg:x1="15.325cm" svg:y1="9.948cm" svg:x2="15.326cm" svg:y2="12.483cm">
          <text:p/>
        </draw:line>
        <draw:line draw:name="Line 24" draw:style-name="gr21" draw:text-style-name="P17" draw:layer="layout" svg:x1="19.05cm" svg:y1="10.799cm" svg:x2="19.051cm" svg:y2="13.509cm">
          <text:p/>
        </draw:line>
        <draw:line draw:name="Line 25" draw:style-name="gr21" draw:text-style-name="P17" draw:layer="layout" svg:x1="22.648cm" svg:y1="12.492cm" svg:x2="22.649cm" svg:y2="16.937cm">
          <text:p/>
        </draw:line>
        <draw:line draw:name="Line 26" draw:style-name="gr21" draw:text-style-name="P17" draw:layer="layout" svg:x1="15.287cm" svg:y1="13.551cm" svg:x2="15.288cm" svg:y2="15.244cm">
          <text:p/>
        </draw:line>
        <draw:line draw:name="Line 27" draw:style-name="gr21" draw:text-style-name="P17" draw:layer="layout" svg:x1="19.05cm" svg:y1="15.244cm" svg:x2="19.051cm" svg:y2="16.937cm">
          <text:p/>
        </draw:line>
        <draw:line draw:name="Line 28" draw:style-name="gr22" draw:text-style-name="P17" draw:layer="layout" svg:x1="14.227cm" svg:y1="10.795cm" svg:x2="23.925cm" svg:y2="10.796cm">
          <text:p/>
        </draw:line>
        <draw:line draw:name="Line 29" draw:style-name="gr22" draw:text-style-name="P17" draw:layer="layout" svg:x1="14.189cm" svg:y1="13.551cm" svg:x2="23.887cm" svg:y2="13.552cm">
          <text:p/>
        </draw:line>
        <draw:line draw:name="Line 30" draw:style-name="gr22" draw:text-style-name="P17" draw:layer="layout" svg:x1="14.189cm" svg:y1="15.244cm" svg:x2="23.887cm" svg:y2="15.245cm">
          <text:p/>
        </draw:line>
        <draw:line draw:name="Line 31" draw:style-name="gr22" draw:text-style-name="P17" draw:layer="layout" svg:x1="14.189cm" svg:y1="16.937cm" svg:x2="23.887cm" svg:y2="16.938cm">
          <text:p/>
        </draw:line>
        <draw:line draw:name="Line 32" draw:style-name="gr22" draw:text-style-name="P17" draw:layer="layout" svg:x1="14.189cm" svg:y1="12.492cm" svg:x2="23.887cm" svg:y2="12.493cm">
          <text:p/>
        </draw:line>
        <draw:line draw:name="Line 33" draw:style-name="gr22" draw:text-style-name="P17" draw:layer="layout" svg:x1="14.189cm" svg:y1="9.952cm" svg:x2="23.887cm" svg:y2="9.953cm">
          <text:p/>
        </draw:line>
        <draw:custom-shape draw:name="CustomShape 34" draw:style-name="gr24" draw:text-style-name="P2" draw:layer="layout" svg:width="6.985cm" svg:height="1.01cm" svg:x="15.555cm" svg:y="17.177cm">
          <text:p text:style-name="P1"><text:span text:style-name="T25">Run 3 threads on 2 c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9" presentation:class="page"/>
          <draw:frame presentation:style-name="pr4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" draw:style-name="gr1" draw:text-style-name="P2" draw:layer="layout" svg:width="21.085cm" svg:height="2.113cm" svg:x="0.992cm" svg:y="1.21cm">
          <text:p text:style-name="P6"><text:span text:style-name="T1">Threads vs. Proces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954cm" svg:height="14.861cm" svg:x="0.807cm" svg:y="3.391cm">
          <text:list text:style-name="L2">
            <text:list-item>
              <text:p text:style-name="P7"><text:span text:style-name="T6">How threads and processes are similar</text:span></text:p>
            </text:list-item>
          </text:list>
          <text:list text:style-name="L4">
            <text:list-item>
              <text:list>
                <text:list-item>
                  <text:p text:style-name="P9"><text:span text:style-name="T9">Each has its own logical control flow</text:span></text:p>
                </text:list-item>
                <text:list-item>
                  <text:p text:style-name="P9"><text:span text:style-name="T9">Each can run concurrently with others (possibly on different cores)</text:span></text:p>
                </text:list-item>
                <text:list-item>
                  <text:p text:style-name="P9"><text:span text:style-name="T9">Each is context switched</text:span></text:p>
                </text:list-item>
              </text:list>
            </text:list-item>
            <text:list-item>
              <text:p text:style-name="P7"><text:span text:style-name="T6">How threads and processes are different</text:span></text:p>
              <text:list>
                <text:list-item>
                  <text:p text:style-name="P9"><text:span text:style-name="T9">Threads share all code and data (except local stacks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0"><text:span text:style-name="T4">Processes (typically) do not</text:span></text:p>
                    </text:list-item>
                  </text:list>
                </text:list-item>
                <text:list-item>
                  <text:p text:style-name="P9"><text:span text:style-name="T9">Threads are somewhat less expensive than processes</text:span></text:p>
                  <text:list>
                    <text:list-item>
                      <text:p text:style-name="P10"><text:span text:style-name="T4">Process control (creating and reaping) twice as expensive as thread control</text:span></text:p>
                    </text:list-item>
                    <text:list-item>
                      <text:p text:style-name="P10"><text:span text:style-name="T4">Linux numbers:</text:span></text:p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4">~20K cycles to create and reap a process</text:span></text:p>
                        </text:list-item>
                        <text:list-item>
                          <text:p text:style-name="P10"><text:span text:style-name="T4">~10K cycles (or less) to create and reap a thread</text:span></text:p>
                        </text:list-item>
                        <text:list-item>
                          <text:p text:style-name="P10"><text:span text:style-name="T26">Much</text:span><text:span text:style-name="T4"> larger difference on non-Unice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0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CustomShape 1" draw:style-name="gr1" draw:text-style-name="P2" draw:layer="layout" svg:width="22.115cm" svg:height="1.588cm" svg:x="1.058cm" svg:y="0.926cm">
          <text:p text:style-name="P6"><text:span text:style-name="T1">Posix Threads (Pthreads) Inte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315cm" svg:height="15.448cm" svg:x="1.235cm" svg:y="2.54cm">
          <text:list text:style-name="L2">
            <text:list-item>
              <text:p text:style-name="P11"><text:span text:style-name="T27">Pthreads:</text:span><text:span text:style-name="T18"> Standard interface for ~60 functions that manipulate threads from C programs</text:span></text:p>
            </text:list-item>
          </text:list>
          <text:list text:style-name="L4">
            <text:list-item>
              <text:list>
                <text:list-item>
                  <text:p text:style-name="P10"><text:span text:style-name="T4">Creating and reaping thread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0"><text:span text:style-name="T28">pthread_create()</text:span></text:p>
                    </text:list-item>
                    <text:list-item>
                      <text:p text:style-name="P10"><text:span text:style-name="T28">pthread_join()</text:span></text:p>
                    </text:list-item>
                  </text:list>
                </text:list-item>
                <text:list-item>
                  <text:p text:style-name="P10"><text:span text:style-name="T4">Determining your thread ID</text:span></text:p>
                  <text:list>
                    <text:list-item>
                      <text:p text:style-name="P10"><text:span text:style-name="T28">pthread_self()</text:span></text:p>
                    </text:list-item>
                  </text:list>
                </text:list-item>
                <text:list-item>
                  <text:p text:style-name="P10"><text:span text:style-name="T4">Terminating threads</text:span></text:p>
                  <text:list>
                    <text:list-item>
                      <text:p text:style-name="P10"><text:span text:style-name="T28">pthread_cancel()</text:span></text:p>
                    </text:list-item>
                    <text:list-item>
                      <text:p text:style-name="P10"><text:span text:style-name="T28">pthread_exit() </text:span><text:span text:style-name="T28"><text:tab/></text:span><text:span text:style-name="T4">[terminates current thread]</text:span></text:p>
                    </text:list-item>
                    <text:list-item>
                      <text:p text:style-name="P10"><text:span text:style-name="T28">exit()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[terminates all threads]</text:span></text:p>
                    </text:list-item>
                  </text:list>
                </text:list-item>
                <text:list-item>
                  <text:p text:style-name="P10"><text:span text:style-name="T4">Synchronizing access to shared variables</text:span></text:p>
                  <text:list>
                    <text:list-item>
                      <text:p text:style-name="P10"><text:span text:style-name="T28">pthread_mutex_init</text:span></text:p>
                    </text:list-item>
                    <text:list-item>
                      <text:p text:style-name="P10"><text:span text:style-name="T28">pthread_mutex_[un]lock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1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25" draw:text-style-name="P16" draw:layer="layout" svg:width="17.741cm" svg:height="4.1cm" svg:x="2.117cm" svg:y="14.523cm">
          <text:p text:style-name="P1"><text:span text:style-name="T29">void</text:span><text:span text:style-name="T30"> *</text:span><text:span text:style-name="T31">thread</text:span><text:span text:style-name="T30">(</text:span><text:span text:style-name="T29">void</text:span><text:span text:style-name="T30"> *</text:span><text:span text:style-name="T32">vargp</text:span><text:span text:style-name="T30">) </text:span><text:span text:style-name="T33">/* thread routine */</text:span></text:p>
          <text:p text:style-name="P1"><text:span text:style-name="T30">{</text:span></text:p>
          <text:p text:style-name="P1"><text:span text:style-name="T30"><text:s text:c="4"/></text:span><text:span text:style-name="T30">printf(</text:span><text:span text:style-name="T34">"Hello, world!\n"</text:span><text:span text:style-name="T30">);</text:span></text:p>
          <text:p text:style-name="P1"><text:span text:style-name="T30"><text:s text:c="4"/></text:span><text:span text:style-name="T35">return</text:span><text:span text:style-name="T30"> </text:span><text:span text:style-name="T36">NULL</text:span><text:span text:style-name="T30">; <text:s text:c="16"/></text:span></text:p>
          <text:p text:style-name="P1"><text:span text:style-name="T30">}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1.085cm" svg:height="2.113cm" svg:x="0.992cm" svg:y="1.21cm">
          <text:p text:style-name="P6"><text:span text:style-name="T1">The Pthreads "hello, world" Pro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5" draw:text-style-name="P16" draw:layer="layout" svg:width="27.653cm" svg:height="9.037cm" svg:x="2.101cm" svg:y="3.935cm">
          <text:p text:style-name="P1"><text:span text:style-name="T33">/* <text:s text:c="110"/></text:span></text:p>
          <text:p text:style-name="P1"><text:span text:style-name="T33"><text:s/></text:span><text:span text:style-name="T33">* hello.c - Pthreads "hello, world" program <text:s text:c="68"/></text:span></text:p>
          <text:p text:style-name="P1"><text:span text:style-name="T33"><text:s/></text:span><text:span text:style-name="T33">*/</text:span></text:p>
          <text:p text:style-name="P1"><text:span text:style-name="T37">#include</text:span><text:span text:style-name="T30"> </text:span><text:span text:style-name="T34">"csapp.h"</text:span></text:p>
          <text:p text:style-name="P1"><text:span text:style-name="T29">void</text:span><text:span text:style-name="T30"> *</text:span><text:span text:style-name="T31">thread</text:span><text:span text:style-name="T30">(</text:span><text:span text:style-name="T29">void</text:span><text:span text:style-name="T30"> *</text:span><text:span text:style-name="T32">vargp</text:span><text:span text:style-name="T30">); <text:s text:c="19"/></text:span></text:p>
          <text:p text:style-name="P1"><text:span text:style-name="T38"/></text:p>
          <text:p text:style-name="P1"><text:span text:style-name="T29">int</text:span><text:span text:style-name="T30"> </text:span><text:span text:style-name="T31">main</text:span><text:span text:style-name="T30">()</text:span></text:p>
          <text:p text:style-name="P1"><text:span text:style-name="T30">{</text:span></text:p>
          <text:p text:style-name="P1"><text:span text:style-name="T30"><text:s text:c="4"/></text:span><text:span text:style-name="T29">pthread_t</text:span><text:span text:style-name="T30"> </text:span><text:span text:style-name="T32">tid</text:span><text:span text:style-name="T30">; <text:s text:c="27"/></text:span></text:p>
          <text:p text:style-name="P1"><text:span text:style-name="T30"><text:s text:c="4"/></text:span><text:span text:style-name="T30">Pthread_create(&amp;tid, </text:span><text:span text:style-name="T36">NULL</text:span><text:span text:style-name="T30">, thread, </text:span><text:span text:style-name="T36">NULL</text:span><text:span text:style-name="T30">); </text:span></text:p>
          <text:p text:style-name="P1"><text:span text:style-name="T30"><text:s text:c="4"/></text:span><text:span text:style-name="T30">Pthread_join(tid, </text:span><text:span text:style-name="T36">NULL</text:span><text:span text:style-name="T30">); <text:s text:c="17"/></text:span></text:p>
          <text:p text:style-name="P1"><text:span text:style-name="T30"><text:s text:c="4"/></text:span><text:span text:style-name="T30">exit(0); <text:s text:c="33"/></text:span></text:p>
          <text:p text:style-name="P1"><text:span text:style-name="T3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6" draw:text-style-name="P23" draw:layer="layout" svg:width="5.394cm" svg:height="1.943cm" svg:x="19.768cm" svg:y="5.301cm">
          <text:p text:style-name="P12"><text:span text:style-name="T39">Thread attributes </text:span></text:p>
          <text:p text:style-name="P12"><text:span text:style-name="T39">(usually NUL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1" draw:text-style-name="P17" draw:layer="layout" svg:x1="19.746cm" svg:y1="6.35cm" svg:x2="11.429cm" svg:y2="10.16cm">
          <text:p/>
        </draw:line>
        <draw:custom-shape draw:name="CustomShape 6" draw:style-name="gr26" draw:text-style-name="P23" draw:layer="layout" svg:width="5.555cm" svg:height="1.943cm" svg:x="19.394cm" svg:y="10.761cm">
          <text:p text:style-name="P12"><text:span text:style-name="T39">Thread arguments</text:span></text:p>
          <text:p text:style-name="P12"><text:span text:style-name="T39">(void *p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1" draw:text-style-name="P17" draw:layer="layout" svg:x1="19.369cm" svg:y1="11.598cm" svg:x2="16.721cm" svg:y2="10.751cm">
          <text:p/>
        </draw:line>
        <draw:custom-shape draw:name="CustomShape 8" draw:style-name="gr26" draw:text-style-name="P23" draw:layer="layout" svg:width="3.988cm" svg:height="1.943cm" svg:x="19.377cm" svg:y="13.786cm">
          <text:p text:style-name="P12"><text:span text:style-name="T39">Return value</text:span></text:p>
          <text:p text:style-name="P12"><text:span text:style-name="T39">(void **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1" draw:text-style-name="P17" draw:layer="layout" svg:x1="19.342cm" svg:y1="14.658cm" svg:x2="10.556cm" svg:y2="11.43cm">
          <text:p/>
        </draw:line>
        <draw:custom-shape draw:name="CustomShape 10" draw:style-name="gr24" draw:text-style-name="P2" draw:layer="layout" svg:width="2.253cm" svg:height="1.01cm" svg:x="17.791cm" svg:y="17.601cm">
          <text:p text:style-name="P1"><text:span text:style-name="T40">hello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6" draw:text-style-name="P23" draw:layer="layout" svg:width="3.171cm" svg:height="1.096cm" svg:x="14.262cm" svg:y="5.724cm">
          <text:p text:style-name="P12"><text:span text:style-name="T39">Thread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1" draw:text-style-name="P17" draw:layer="layout" svg:x1="14.175cm" svg:y1="6.35cm" svg:x2="9.736cm" svg:y2="10.16cm">
          <text:p/>
        </draw:line>
        <draw:custom-shape draw:name="CustomShape 13" draw:style-name="gr26" draw:text-style-name="P23" draw:layer="layout" svg:width="4.556cm" svg:height="1.096cm" svg:x="20.187cm" svg:y="8.582cm">
          <text:p text:style-name="P12"><text:span text:style-name="T39">Thread rout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1" draw:text-style-name="P17" draw:layer="layout" svg:x1="20.059cm" svg:y1="9.207cm" svg:x2="13.758cm" svg:y2="10.16cm">
          <text:p/>
        </draw:line>
        <draw:custom-shape draw:name="CustomShape 15" draw:style-name="gr24" draw:text-style-name="P2" draw:layer="layout" svg:width="2.253cm" svg:height="1.01cm" svg:x="15.749cm" svg:y="12.004cm">
          <text:p text:style-name="P1"><text:span text:style-name="T40">hello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2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" draw:style-name="gr1" draw:text-style-name="P2" draw:layer="layout" svg:width="21.085cm" svg:height="2.113cm" svg:x="0.992cm" svg:y="1.21cm">
          <text:p text:style-name="P6"><text:span text:style-name="T1">Execution of Threaded “hello, world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5" draw:layer="layout" svg:width="3.417cm" svg:height="1.011cm" svg:x="6.385cm" svg:y="3.811cm">
          <text:p text:style-name="P12"><text:span text:style-name="T12">Main th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5" xml:id="id3" draw:id="id3" draw:layer="layout" svg:width="3.358cm" svg:height="1.011cm" svg:x="17.484cm" svg:y="7.233cm">
          <text:p text:style-name="P12"><text:span text:style-name="T12">Peer th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1" draw:text-style-name="P17" draw:layer="layout" svg:x1="8.043cm" svg:y1="5.715cm" svg:x2="8.096cm" svg:y2="15.195cm">
          <text:p/>
        </draw:line>
        <draw:line draw:name="Line 5" draw:style-name="gr11" draw:text-style-name="P17" xml:id="id4" draw:id="id4" draw:layer="layout" svg:x1="18.679cm" svg:y1="9.057cm" svg:x2="18.68cm" svg:y2="10.75cm">
          <text:p/>
        </draw:line>
        <draw:custom-shape draw:name="CustomShape 6" draw:style-name="gr9" draw:text-style-name="P2" xml:id="id8" draw:id="id8" draw:layer="layout" svg:width="5.068cm" svg:height="1.011cm" svg:x="18.886cm" svg:y="9.867cm">
          <text:p text:style-name="P1"><text:span text:style-name="T41">return NULL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7" draw:text-style-name="P17" xml:id="id2" draw:id="id2" draw:layer="layout" svg:x1="8.043cm" svg:y1="6.773cm" svg:x2="18.679cm" svg:y2="9.057cm">
          <text:p/>
        </draw:line>
        <draw:custom-shape draw:name="CustomShape 8" draw:style-name="gr9" draw:text-style-name="P2" xml:id="id7" draw:id="id7" draw:layer="layout" svg:width="6.579cm" svg:height="1.773cm" svg:x="1.324cm" svg:y="9.739cm">
          <text:p text:style-name="P5"><text:span text:style-name="T17">Main thread waits for </text:span></text:p>
          <text:p text:style-name="P5"><text:span text:style-name="T17">peer <text:s/>thread to termin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27" draw:text-style-name="P17" xml:id="id11" draw:id="id11" draw:layer="layout" svg:x1="18.679cm" svg:y1="10.75cm" svg:x2="8.096cm" svg:y2="12.867cm">
          <text:p/>
        </draw:line>
        <draw:custom-shape draw:name="CustomShape 10" draw:style-name="gr9" draw:text-style-name="P2" draw:layer="layout" svg:width="4.657cm" svg:height="3.297cm" svg:x="1.24cm" svg:y="13.973cm">
          <text:p xml:id="id13" text:id="id13" text:style-name="P5"><text:span text:style-name="T42">exit()</text:span><text:span text:style-name="T43"> </text:span></text:p>
          <text:p text:style-name="P5"><text:span text:style-name="T17">Terminates </text:span></text:p>
          <text:p text:style-name="P5"><text:span text:style-name="T17">main thread and </text:span></text:p>
          <text:p text:style-name="P5"><text:span text:style-name="T17">any peer threa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" draw:text-style-name="P2" draw:layer="layout" svg:width="5.296cm" svg:height="1.01cm" svg:x="1.98cm" svg:y="6.138cm">
          <text:p xml:id="id1" text:id="id1" text:style-name="P5"><text:span text:style-name="T43">call Pthread_create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4.67cm" svg:height="1.01cm" svg:x="2.681cm" svg:y="8.255cm">
          <text:p xml:id="id6" text:id="id6" text:style-name="P5"><text:span text:style-name="T43">call Pthread_join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8" draw:text-style-name="P2" xml:id="id12" draw:id="id12" draw:layer="layout" svg:width="6.981cm" svg:height="1.01cm" svg:x="0.847cm" svg:y="12.277cm">
          <text:p text:style-name="P5"><text:span text:style-name="T43">Pthread_join() retur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xml:id="id9" draw:id="id9" draw:layer="layout" svg:width="3.544cm" svg:height="1.011cm" svg:x="18.837cm" svg:y="8.892cm">
          <text:p text:style-name="P1"><text:span text:style-name="T41">printf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" draw:text-style-name="P2" xml:id="id10" draw:id="id10" draw:layer="layout" svg:width="3.358cm" svg:height="1.772cm" svg:x="18.913cm" svg:y="10.583cm">
          <text:p text:style-name="P1"><text:span text:style-name="T17">Peer thread</text:span></text:p>
          <text:p text:style-name="P1"><text:span text:style-name="T17">termin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6.122cm" svg:height="1.01cm" svg:x="1.056cm" svg:y="6.985cm">
          <text:p xml:id="id5" text:id="id5" text:style-name="P5"><text:span text:style-name="T43">Pthread_create() retur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3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CustomShape 1" draw:style-name="gr1" draw:text-style-name="P2" draw:layer="layout" svg:width="21.864cm" svg:height="2.113cm" svg:x="0.992cm" svg:y="1.21cm">
          <text:p text:style-name="P6"><text:span text:style-name="T1">Pros and Cons of Thread-Based Desig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2cm" svg:height="14.508cm" svg:x="0.807cm" svg:y="3.81cm">
          <text:list text:style-name="L2">
            <text:list-item>
              <text:p text:style-name="P7"><text:span text:style-name="T6">+ Easy to share data structures between threads</text:span></text:p>
            </text:list-item>
          </text:list>
          <text:list text:style-name="L4">
            <text:list-item>
              <text:list>
                <text:list-item>
                  <text:p text:style-name="P9"><text:span text:style-name="T9">e.g., logging information, file cache</text:span></text:p>
                </text:list-item>
              </text:list>
            </text:list-item>
            <text:list-item>
              <text:p text:style-name="P7"><text:span text:style-name="T6">+ Threads are more efficient than processes</text:span></text:p>
            </text:list-item>
          </text:list>
          <text:p text:style-name="P24"><text:span text:style-name="T7"/></text:p>
          <text:list text:continue-numbering="true" text:style-name="L4">
            <text:list-item>
              <text:p text:style-name="P7"><text:span text:style-name="T44">–</text:span><text:span text:style-name="T6"> </text:span><text:span text:style-name="T6">Unintentional sharing can introduce subtle and hard-to-reproduce errors!</text:span></text:p>
              <text:list>
                <text:list-item>
                  <text:p text:style-name="P9"><text:span text:style-name="T9">The ease with which data can be shared is both the greatest strength and the greatest weakness of threads</text:span></text:p>
                </text:list-item>
                <text:list-item>
                  <text:p text:style-name="P9"><text:span text:style-name="T9">Hard to know which data shared &amp; which private</text:span></text:p>
                </text:list-item>
                <text:list-item>
                  <text:p text:style-name="P9"><text:span text:style-name="T9">Hard to detect by testing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0"><text:span text:style-name="T4">Probability of bad race outcome very low</text:span></text:p>
                    </text:list-item>
                    <text:list-item>
                      <text:p text:style-name="P9"><text:span text:style-name="T4">But nonzero!</text:span></text:p>
                    </text:list-item>
                  </text:list>
                </text:list-item>
              </text:list>
            </text:list-item>
          </text:list>
          <text:p text:style-name="P25"><text:span text:style-name="T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4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5" draw:style-name="dp1" draw:master-page-name="Default_20_1">
        <draw:custom-shape draw:name="CustomShape 1" draw:style-name="gr1" draw:text-style-name="P2" draw:layer="layout" svg:width="23.981cm" svg:height="2.113cm" svg:x="0.84cm" svg:y="1.21cm">
          <text:p text:style-name="P6"><text:span text:style-name="T1">Shared Variables in Threaded C Progra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2cm" svg:height="14.284cm" svg:x="0.79cm" svg:y="3.493cm">
          <text:list text:style-name="L2">
            <text:list-item>
              <text:p text:style-name="P11"><text:span text:style-name="T18">Question: Which variables <text:s/>in a threaded C program are shared among threads?</text:span></text:p>
            </text:list-item>
          </text:list>
          <text:list text:style-name="L4">
            <text:list-item>
              <text:list>
                <text:list-item>
                  <text:p text:style-name="P10"><text:span text:style-name="T4">The answer is not as simple as “</text:span><text:span text:style-name="T26">global variables are shared</text:span><text:span text:style-name="T4">” and </text:span><text:span text:style-name="T2"><text:line-break/></text:span><text:span text:style-name="T4">“</text:span><text:span text:style-name="T26">stack variables are private</text:span><text:span text:style-name="T4">”</text:span></text:p>
                </text:list-item>
              </text:list>
            </text:list-item>
          </text:list>
          <text:p text:style-name="P11"><text:span text:style-name="T45"/></text:p>
          <text:list text:continue-numbering="true" text:style-name="L4">
            <text:list-item>
              <text:p text:style-name="P11"><text:span text:style-name="T27">Def:</text:span><text:span text:style-name="T18"> A variable </text:span><text:span text:style-name="T46">x</text:span><text:span text:style-name="T18"> is </text:span><text:span text:style-name="T27">shared </text:span><text:span text:style-name="T18">if and only if multiple threads reference some instance of </text:span><text:span text:style-name="T46">x</text:span><text:span text:style-name="T18">. </text:span></text:p>
            </text:list-item>
          </text:list>
          <text:p text:style-name="P11"><text:span text:style-name="T24"/></text:p>
          <text:list text:continue-numbering="true" text:style-name="L4">
            <text:list-item>
              <text:p text:style-name="P11"><text:span text:style-name="T18">Requires answers to the following questions:</text:span></text:p>
              <text:list>
                <text:list-item>
                  <text:p text:style-name="P10"><text:span text:style-name="T4">What is the memory model for threads?</text:span></text:p>
                </text:list-item>
                <text:list-item>
                  <text:p text:style-name="P10"><text:span text:style-name="T4">How are instances of variables mapped to memory?</text:span></text:p>
                </text:list-item>
                <text:list-item>
                  <text:p text:style-name="P10"><text:span text:style-name="T4">How many threads might reference each of these instances?</text:span></text:p>
                </text:list-item>
              </text:list>
            </text:list-item>
          </text:list>
          <text:p text:style-name="P11"><text:span text:style-name="T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5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6" draw:style-name="dp1" draw:master-page-name="Default_20_1">
        <draw:custom-shape draw:name="CustomShape 1" draw:style-name="gr1" draw:text-style-name="P2" draw:layer="layout" svg:width="21.085cm" svg:height="2.113cm" svg:x="0.992cm" svg:y="1.21cm">
          <text:p text:style-name="P6"><text:span text:style-name="T1">Threads Memory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777cm" svg:height="13.807cm" svg:x="0.926cm" svg:y="3.512cm">
          <text:list text:style-name="L2">
            <text:list-item>
              <text:p text:style-name="P11"><text:span text:style-name="T18">Conceptual model:</text:span></text:p>
            </text:list-item>
          </text:list>
          <text:list text:style-name="L4">
            <text:list-item>
              <text:list>
                <text:list-item>
                  <text:p text:style-name="P10"><text:span text:style-name="T4">Multiple threads run within the context of a single process</text:span></text:p>
                </text:list-item>
                <text:list-item>
                  <text:p text:style-name="P10"><text:span text:style-name="T4">Each thread has its own separate thread context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26"><text:span text:style-name="T47">Thread ID, stack, stack pointer, PC, condition codes, and GP registers</text:span></text:p>
                    </text:list-item>
                  </text:list>
                </text:list-item>
                <text:list-item>
                  <text:p text:style-name="P10"><text:span text:style-name="T4">All threads share the remaining process context</text:span></text:p>
                  <text:list>
                    <text:list-item>
                      <text:p text:style-name="P26"><text:span text:style-name="T47">Code, data, heap, and shared library segments of the process virtual address space</text:span></text:p>
                    </text:list-item>
                    <text:list-item>
                      <text:p text:style-name="P26"><text:span text:style-name="T47">Open files and installed handler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18">Operationally, this model is not strictly enforced:</text:span></text:p>
              <text:list>
                <text:list-item>
                  <text:p text:style-name="P10"><text:span text:style-name="T4">Register values are truly separate and protected, but…</text:span></text:p>
                </text:list-item>
                <text:list-item>
                  <text:p text:style-name="P10"><text:span text:style-name="T4">Any thread can read and write the stack of any other thread</text:span></text:p>
                </text:list-item>
              </text:list>
            </text:list-item>
          </text:list>
          <text:p text:style-name="P10"><text:span text:style-name="T45"/></text:p>
          <text:p text:style-name="P27"><text:span text:style-name="T48">The mismatch between the conceptual and operation model </text:span><text:span text:style-name="T2"><text:line-break/></text:span><text:span text:style-name="T48">is a source of confusion and err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6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7" draw:style-name="dp1" draw:master-page-name="Default_20_1">
        <draw:custom-shape draw:name="CustomShape 1" draw:style-name="gr1" draw:text-style-name="P2" draw:layer="layout" svg:width="23.627cm" svg:height="2.113cm" svg:x="0.975cm" svg:y="1.21cm">
          <text:p text:style-name="P6"><text:span text:style-name="T1">Example Program to Illustrate Sha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16" draw:layer="layout" svg:width="11.849cm" svg:height="13.093cm" svg:x="0.212cm" svg:y="4.019cm">
          <text:p text:style-name="P1"><text:span text:style-name="T29">char</text:span><text:span text:style-name="T30"> **</text:span><text:span text:style-name="T32">ptr</text:span><text:span text:style-name="T30">; <text:s/></text:span><text:span text:style-name="T33">/* global var */</text:span></text:p>
          <text:p text:style-name="P1"><text:span text:style-name="T38"/></text:p>
          <text:p text:style-name="P1"><text:span text:style-name="T29">int</text:span><text:span text:style-name="T30"> </text:span><text:span text:style-name="T31">main</text:span><text:span text:style-name="T30">()</text:span></text:p>
          <text:p text:style-name="P1"><text:span text:style-name="T30">{</text:span></text:p>
          <text:p text:style-name="P1"><text:span text:style-name="T30"><text:s text:c="4"/></text:span><text:span text:style-name="T29">long</text:span><text:span text:style-name="T30"> </text:span><text:span text:style-name="T32">i</text:span><text:span text:style-name="T30">;</text:span></text:p>
          <text:p text:style-name="P1"><text:span text:style-name="T30"><text:s text:c="4"/></text:span><text:span text:style-name="T29">pthread_t</text:span><text:span text:style-name="T30"> </text:span><text:span text:style-name="T32">tid</text:span><text:span text:style-name="T30">;</text:span></text:p>
          <text:p text:style-name="P1"><text:span text:style-name="T30"><text:s text:c="4"/></text:span><text:span text:style-name="T29">char</text:span><text:span text:style-name="T30"> *</text:span><text:span text:style-name="T32">msgs</text:span><text:span text:style-name="T30">[2] = {</text:span></text:p>
          <text:p text:style-name="P1"><text:span text:style-name="T30"><text:s text:c="8"/></text:span><text:span text:style-name="T34">"Hello from foo"</text:span><text:span text:style-name="T30">,</text:span></text:p>
          <text:p text:style-name="P1"><text:span text:style-name="T30"><text:s text:c="8"/></text:span><text:span text:style-name="T34">"Hello from bar"</text:span></text:p>
          <text:p text:style-name="P1"><text:span text:style-name="T30"><text:s text:c="4"/></text:span><text:span text:style-name="T30">};</text:span></text:p>
          <text:p text:style-name="P1"><text:span text:style-name="T38"/></text:p>
          <text:p text:style-name="P1"><text:span text:style-name="T30"><text:s text:c="4"/></text:span><text:span text:style-name="T30">ptr = msgs;</text:span></text:p>
          <text:p text:style-name="P1"><text:span text:style-name="T30"><text:s text:c="4"/></text:span><text:span text:style-name="T35">for</text:span><text:span text:style-name="T30"> (i = 0; i &lt; 2; i++)</text:span></text:p>
          <text:p text:style-name="P1"><text:span text:style-name="T30"><text:s text:c="8"/></text:span><text:span text:style-name="T30">Pthread_create(&amp;tid, </text:span></text:p>
          <text:p text:style-name="P1"><text:span text:style-name="T30"><text:s text:c="12"/></text:span><text:span text:style-name="T36">NULL</text:span><text:span text:style-name="T30">, </text:span></text:p>
          <text:p text:style-name="P1"><text:span text:style-name="T30"><text:s text:c="12"/></text:span><text:span text:style-name="T30">thread, </text:span></text:p>
          <text:p text:style-name="P1"><text:span text:style-name="T30"><text:s text:c="12"/></text:span><text:span text:style-name="T30">(</text:span><text:span text:style-name="T29">void</text:span><text:span text:style-name="T30"> *)i);</text:span></text:p>
          <text:p text:style-name="P1"><text:span text:style-name="T30"><text:s text:c="4"/></text:span><text:span text:style-name="T30">Pthread_exit(</text:span><text:span text:style-name="T36">NULL</text:span><text:span text:style-name="T30">);</text:span></text:p>
          <text:p text:style-name="P1"><text:span text:style-name="T3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0" draw:text-style-name="P29" draw:layer="layout" svg:width="11.278cm" svg:height="6.333cm" svg:x="13.32cm" svg:y="4.059cm">
          <text:p text:style-name="P28"><text:span text:style-name="T49">void</text:span><text:span text:style-name="T50"> *</text:span><text:span text:style-name="T51">thread</text:span><text:span text:style-name="T50">(</text:span><text:span text:style-name="T49">void</text:span><text:span text:style-name="T50"> *</text:span><text:span text:style-name="T52">vargp</text:span><text:span text:style-name="T50">)</text:span></text:p>
          <text:p text:style-name="P28"><text:span text:style-name="T50">{</text:span></text:p>
          <text:p text:style-name="P28"><text:span text:style-name="T50"><text:s text:c="4"/></text:span><text:span text:style-name="T49">long</text:span><text:span text:style-name="T50"> </text:span><text:span text:style-name="T52">myid</text:span><text:span text:style-name="T50"> = (</text:span><text:span text:style-name="T49">long</text:span><text:span text:style-name="T50">)vargp;</text:span></text:p>
          <text:p text:style-name="P28"><text:span text:style-name="T50"><text:s text:c="4"/></text:span><text:span text:style-name="T53">static</text:span><text:span text:style-name="T50"> </text:span><text:span text:style-name="T49">int</text:span><text:span text:style-name="T50"> </text:span><text:span text:style-name="T52">cnt</text:span><text:span text:style-name="T50"> = 0;</text:span></text:p>
          <text:p text:style-name="P28"><text:span text:style-name="T54"/></text:p>
          <text:p text:style-name="P28"><text:span text:style-name="T50"><text:s text:c="4"/></text:span><text:span text:style-name="T50">printf(</text:span><text:span text:style-name="T55">"[%ld]: <text:s/>%s (cnt=%d)\n"</text:span><text:span text:style-name="T50">, </text:span></text:p>
          <text:p text:style-name="P28"><text:span text:style-name="T50"><text:s text:c="11"/></text:span><text:span text:style-name="T50">myid, ptr[myid], ++cnt);</text:span></text:p>
          <text:p text:style-name="P28"><text:span text:style-name="T50"><text:s text:c="4"/></text:span><text:span text:style-name="T53">return</text:span><text:span text:style-name="T50"> </text:span><text:span text:style-name="T56">NULL</text:span><text:span text:style-name="T50">;</text:span></text:p>
          <text:p text:style-name="P28"><text:span text:style-name="T5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1" draw:text-style-name="P2" xml:id="id15" draw:id="id15" draw:layer="layout" svg:width="11.731cm" svg:height="1.523cm" svg:x="13.079cm" svg:y="10.874cm">
          <text:p text:style-name="P1"><text:span text:style-name="T57">Peer threads reference main thread’s stack</text:span></text:p>
          <text:p text:style-name="P1"><text:span text:style-name="T57">indirectly through global ptr vari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2" draw:text-style-name="P17" xml:id="id14" draw:id="id14" draw:layer="layout" svg:x1="17.17cm" svg:y1="10.868cm" svg:x2="18.617cm" svg:y2="8.998cm">
          <text:p/>
        </draw:line>
        <draw:custom-shape draw:name="CustomShape 6" draw:style-name="gr24" draw:text-style-name="P2" draw:layer="layout" svg:width="2.862cm" svg:height="1.01cm" svg:x="9.331cm" svg:y="16.331cm">
          <text:p text:style-name="P1"><text:span text:style-name="T40">sharing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7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8" draw:style-name="dp1" draw:master-page-name="Default_20_1">
        <draw:custom-shape draw:name="CustomShape 1" draw:style-name="gr1" draw:text-style-name="P2" draw:layer="layout" svg:width="23.558cm" svg:height="2.113cm" svg:x="0.992cm" svg:y="1.21cm">
          <text:p text:style-name="P6"><text:span text:style-name="T1">Mapping Variable Instances to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447cm" svg:height="13.807cm" svg:x="1.102cm" svg:y="3.784cm">
          <text:list text:style-name="L2">
            <text:list-item>
              <text:p text:style-name="P11"><text:span text:style-name="T18">Global variables</text:span></text:p>
            </text:list-item>
          </text:list>
          <text:list text:style-name="L4">
            <text:list-item>
              <text:list>
                <text:list-item>
                  <text:p text:style-name="P10"><text:span text:style-name="T26">Def:</text:span><text:span text:style-name="T4"> <text:s/>Variable declared outside of a function</text:span></text:p>
                </text:list-item>
                <text:list-item>
                  <text:p text:style-name="P10"><text:span text:style-name="T58">Virtual memory contains exactly one instance of any global variable</text:span></text:p>
                </text:list-item>
              </text:list>
            </text:list-item>
          </text:list>
          <text:p text:style-name="P25"><text:span text:style-name="T45"/></text:p>
          <text:list text:continue-numbering="true" text:style-name="L4">
            <text:list-item>
              <text:p text:style-name="P11"><text:span text:style-name="T18">Local variables</text:span></text:p>
              <text:list>
                <text:list-item>
                  <text:p text:style-name="P10"><text:span text:style-name="T26">Def:</text:span><text:span text:style-name="T4"> Variable declared inside function without <text:s/></text:span><text:span text:style-name="T28">static</text:span><text:span text:style-name="T4"> attribute</text:span></text:p>
                </text:list-item>
                <text:list-item>
                  <text:p text:style-name="P10"><text:span text:style-name="T58">Each thread stack contains one instance of each local variable</text:span></text:p>
                </text:list-item>
              </text:list>
            </text:list-item>
          </text:list>
          <text:p text:style-name="P25"><text:span text:style-name="T45"/></text:p>
          <text:list text:continue-numbering="true" text:style-name="L4">
            <text:list-item>
              <text:p text:style-name="P11"><text:span text:style-name="T18">Local static variables</text:span></text:p>
              <text:list>
                <text:list-item>
                  <text:p text:style-name="P10"><text:span text:style-name="T26">Def: </text:span><text:span text:style-name="T4"><text:s/>Variable declared inside <text:s/>function with the </text:span><text:span text:style-name="T28">static</text:span><text:span text:style-name="T4"> attribute</text:span></text:p>
                </text:list-item>
                <text:list-item>
                  <text:p text:style-name="P10"><text:span text:style-name="T58">Virtual memory contains exactly one instance of any local static variable. </text:span></text:p>
                </text:list-item>
              </text:list>
            </text:list-item>
          </text:list>
          <text:p text:style-name="P25"><text:span text:style-name="T45"/></text:p>
          <text:p text:style-name="P25"><text:span text:style-name="T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8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9" draw:style-name="dp1" draw:master-page-name="Default_20_1">
        <draw:custom-shape draw:name="CustomShape 1" draw:style-name="gr1" draw:text-style-name="P2" draw:layer="layout" svg:width="21.085cm" svg:height="2.113cm" svg:x="0.992cm" svg:y="1.21cm">
          <text:p text:style-name="P6"><text:span text:style-name="T1">Shared Variable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4.389cm" svg:x="0.948cm" svg:y="3.387cm">
          <text:list text:style-name="L2">
            <text:list-item>
              <text:p text:style-name="P11"><text:span text:style-name="T18">Which variables are shared?</text:span></text:p>
            </text:list-item>
          </text:list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27"><text:span text:style-name="T24"/></text:p>
          <text:p text:style-name="P30"><text:span text:style-name="T24"/></text:p>
          <text:list text:continue-numbering="true" text:style-name="L2">
            <text:list-item>
              <text:p text:style-name="P31"><text:span text:style-name="T18">Answer: A variable </text:span><text:span text:style-name="T46">x</text:span><text:span text:style-name="T18"> is shared iff multiple threads reference at least one instance of </text:span><text:span text:style-name="T46">x</text:span><text:span text:style-name="T18">. Thus:</text:span></text:p>
            </text:list-item>
          </text:list>
          <text:list text:style-name="L15">
            <text:list-item>
              <text:list>
                <text:list-item>
                  <text:p text:style-name="P32"><text:span text:style-name="T59">ptr</text:span><text:span text:style-name="T3">, <text:s/></text:span><text:span text:style-name="T59">cnt</text:span><text:span text:style-name="T3">, and </text:span><text:span text:style-name="T59">msgs</text:span><text:span text:style-name="T3"> are shared</text:span></text:p>
                </text:list-item>
                <text:list-item>
                  <text:p text:style-name="P32"><text:span text:style-name="T59">i</text:span><text:span text:style-name="T3"> and </text:span><text:span text:style-name="T59">myid</text:span><text:span text:style-name="T3"> are </text:span><text:span text:style-name="T60">not</text:span><text:span text:style-name="T3"> shared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3" draw:text-style-name="P34" draw:layer="layout" svg:width="17.052cm" svg:height="6.518cm" svg:x="2.3cm" svg:y="4.934cm">
          <text:p text:style-name="P1"><text:span text:style-name="T61">Variable </text:span><text:span text:style-name="T61"><text:tab/></text:span><text:span text:style-name="T61"> <text:s/>Referenced by</text:span><text:span text:style-name="T61"><text:tab/></text:span><text:span text:style-name="T61">Referenced by </text:span><text:span text:style-name="T61"><text:tab/></text:span><text:span text:style-name="T61">Referenced by</text:span></text:p>
          <text:p text:style-name="P1"><text:span text:style-name="T61">instance</text:span><text:span text:style-name="T61"><text:tab/></text:span><text:span text:style-name="T61"> <text:s text:c="2"/>main thread?</text:span><text:span text:style-name="T61"><text:tab/></text:span><text:span text:style-name="T61">peer thread 0?</text:span><text:span text:style-name="T61"><text:tab/></text:span><text:span text:style-name="T61">peer thread 1?</text:span></text:p>
          <text:p text:style-name="P33"><text:span text:style-name="T41">ptr</text:span><text:span text:style-name="T41"><text:tab/></text:span><text:span text:style-name="T41"><text:tab/></text:span></text:p>
          <text:p text:style-name="P1"><text:span text:style-name="T41">cnt</text:span><text:span text:style-name="T41"><text:tab/></text:span><text:span text:style-name="T41"><text:tab/></text:span></text:p>
          <text:p text:style-name="P1"><text:span text:style-name="T41">i.m</text:span><text:span text:style-name="T41"><text:tab/></text:span><text:span text:style-name="T41"><text:tab/></text:span></text:p>
          <text:p text:style-name="P1"><text:span text:style-name="T41">msgs.m</text:span><text:span text:style-name="T41"><text:tab/></text:span><text:span text:style-name="T41"><text:tab/></text:span><text:span text:style-name="T41"><text:tab/></text:span></text:p>
          <text:p text:style-name="P1"><text:span text:style-name="T41">myid.p0</text:span><text:span text:style-name="T41"><text:tab/></text:span><text:span text:style-name="T41"><text:tab/></text:span></text:p>
          <text:p text:style-name="P1"><text:span text:style-name="T41">myid.p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2" xml:id="id16" draw:id="id16" draw:layer="layout" svg:width="1.368cm" svg:height="1.01cm" svg:x="6.57cm" svg:y="6.562cm">
          <text:p text:style-name="P1"><text:span text:style-name="T25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4" draw:text-style-name="P2" xml:id="id17" draw:id="id17" draw:layer="layout" svg:width="1.368cm" svg:height="1.01cm" svg:x="11.227cm" svg:y="6.562cm">
          <text:p text:style-name="P1"><text:span text:style-name="T25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4" draw:text-style-name="P2" xml:id="id18" draw:id="id18" draw:layer="layout" svg:width="1.368cm" svg:height="1.01cm" svg:x="16.306cm" svg:y="6.562cm">
          <text:p text:style-name="P1"><text:span text:style-name="T25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4" draw:text-style-name="P2" xml:id="id19" draw:id="id19" draw:layer="layout" svg:width="1.182cm" svg:height="1.01cm" svg:x="6.663cm" svg:y="7.373cm">
          <text:p text:style-name="P1"><text:span text:style-name="T25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4" draw:text-style-name="P2" xml:id="id20" draw:id="id20" draw:layer="layout" svg:width="1.368cm" svg:height="1.01cm" svg:x="11.227cm" svg:y="7.373cm">
          <text:p text:style-name="P1"><text:span text:style-name="T25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4" draw:text-style-name="P2" xml:id="id21" draw:id="id21" draw:layer="layout" svg:width="1.368cm" svg:height="1.01cm" svg:x="16.306cm" svg:y="7.373cm">
          <text:p text:style-name="P1"><text:span text:style-name="T25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4" draw:text-style-name="P2" xml:id="id22" draw:id="id22" draw:layer="layout" svg:width="1.368cm" svg:height="1.01cm" svg:x="6.57cm" svg:y="8.114cm">
          <text:p text:style-name="P1"><text:span text:style-name="T25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4" draw:text-style-name="P2" xml:id="id23" draw:id="id23" draw:layer="layout" svg:width="1.182cm" svg:height="1.01cm" svg:x="11.32cm" svg:y="8.114cm">
          <text:p text:style-name="P1"><text:span text:style-name="T25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4" draw:text-style-name="P2" xml:id="id24" draw:id="id24" draw:layer="layout" svg:width="1.182cm" svg:height="1.01cm" svg:x="16.399cm" svg:y="8.114cm">
          <text:p text:style-name="P1"><text:span text:style-name="T25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4" draw:text-style-name="P2" xml:id="id25" draw:id="id25" draw:layer="layout" svg:width="1.368cm" svg:height="1.01cm" svg:x="6.57cm" svg:y="8.966cm">
          <text:p text:style-name="P1"><text:span text:style-name="T25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4" draw:text-style-name="P2" xml:id="id26" draw:id="id26" draw:layer="layout" svg:width="1.368cm" svg:height="1.01cm" svg:x="11.227cm" svg:y="8.966cm">
          <text:p text:style-name="P1"><text:span text:style-name="T25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4" draw:text-style-name="P2" xml:id="id27" draw:id="id27" draw:layer="layout" svg:width="1.368cm" svg:height="1.01cm" svg:x="16.306cm" svg:y="8.966cm">
          <text:p text:style-name="P1"><text:span text:style-name="T25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4" draw:text-style-name="P2" xml:id="id28" draw:id="id28" draw:layer="layout" svg:width="1.182cm" svg:height="1.01cm" svg:x="6.663cm" svg:y="9.75cm">
          <text:p text:style-name="P1"><text:span text:style-name="T25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4" draw:text-style-name="P2" xml:id="id29" draw:id="id29" draw:layer="layout" svg:width="1.368cm" svg:height="1.01cm" svg:x="11.227cm" svg:y="9.75cm">
          <text:p text:style-name="P1"><text:span text:style-name="T25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4" draw:text-style-name="P2" xml:id="id30" draw:id="id30" draw:layer="layout" svg:width="1.182cm" svg:height="1.01cm" svg:x="16.399cm" svg:y="9.75cm">
          <text:p text:style-name="P1"><text:span text:style-name="T25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4" draw:text-style-name="P2" xml:id="id31" draw:id="id31" draw:layer="layout" svg:width="1.182cm" svg:height="1.01cm" svg:x="6.663cm" svg:y="10.475cm">
          <text:p text:style-name="P1"><text:span text:style-name="T25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4" draw:text-style-name="P2" xml:id="id32" draw:id="id32" draw:layer="layout" svg:width="1.182cm" svg:height="1.01cm" svg:x="11.295cm" svg:y="10.475cm">
          <text:p text:style-name="P1"><text:span text:style-name="T25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4" draw:text-style-name="P2" xml:id="id33" draw:id="id33" draw:layer="layout" svg:width="1.368cm" svg:height="1.01cm" svg:x="16.306cm" svg:y="10.475cm">
          <text:p text:style-name="P1"><text:span text:style-name="T25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9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0" draw:style-name="dp1" draw:master-page-name="Default_20_1">
        <draw:custom-shape draw:name="CustomShape 1" draw:style-name="gr1" draw:text-style-name="P2" draw:layer="layout" svg:width="21.085cm" svg:height="2.113cm" svg:x="0.992cm" svg:y="1.21cm">
          <text:p text:style-name="P6"><text:span text:style-name="T1">Synchronizing Threads</text:span><text:span text:style-name="T1"><text:tab/></text:span><text:span text:style-name="T1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11"><text:span text:style-name="T18">Shared variables are handy...</text:span></text:p>
            </text:list-item>
          </text:list>
          <text:p text:style-name="P11"><text:span text:style-name="T24"/></text:p>
          <text:list text:continue-numbering="true" text:style-name="L2">
            <text:list-item>
              <text:p text:style-name="P11"><text:span text:style-name="T18">…</text:span><text:span text:style-name="T18">but introduce the possibility of nasty </text:span><text:span text:style-name="T27">synchronization</text:span><text:span text:style-name="T18"> error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0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1" draw:style-name="dp1" draw:master-page-name="Default_20_1">
        <draw:custom-shape draw:name="CustomShape 1" draw:style-name="gr1" draw:text-style-name="P2" draw:layer="layout" svg:width="24.373cm" svg:height="3.039cm" svg:x="1.017cm" svg:y="0.423cm">
          <text:p text:style-name="P6"><text:span text:style-name="T62">badcnt.c</text:span><text:span text:style-name="T1">: Improper Synchron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16" draw:layer="layout" svg:width="13.331cm" svg:height="14.831cm" svg:x="0.128cm" svg:y="3.495cm">
          <text:p text:style-name="P1"><text:span text:style-name="T63">/* Global shared variable */</text:span></text:p>
          <text:p text:style-name="P1"><text:span text:style-name="T64">volatile</text:span><text:span text:style-name="T65"> </text:span><text:span text:style-name="T66">long</text:span><text:span text:style-name="T65"> </text:span><text:span text:style-name="T67">cnt</text:span><text:span text:style-name="T65"> = 0; </text:span><text:span text:style-name="T63">/* Counter */</text:span></text:p>
          <text:p text:style-name="P1"><text:span text:style-name="T68"/></text:p>
          <text:p text:style-name="P1"><text:span text:style-name="T66">int</text:span><text:span text:style-name="T65"> </text:span><text:span text:style-name="T69">main</text:span><text:span text:style-name="T65">(</text:span><text:span text:style-name="T66">int</text:span><text:span text:style-name="T65"> </text:span><text:span text:style-name="T67">argc</text:span><text:span text:style-name="T65">, </text:span><text:span text:style-name="T66">char</text:span><text:span text:style-name="T65"> **</text:span><text:span text:style-name="T67">argv</text:span><text:span text:style-name="T65">)</text:span></text:p>
          <text:p text:style-name="P1"><text:span text:style-name="T65">{</text:span></text:p>
          <text:p text:style-name="P1"><text:span text:style-name="T65"><text:s text:c="4"/></text:span><text:span text:style-name="T66">long</text:span><text:span text:style-name="T65"> </text:span><text:span text:style-name="T67">niters</text:span><text:span text:style-name="T65">;</text:span></text:p>
          <text:p text:style-name="P1"><text:span text:style-name="T65"><text:s text:c="4"/></text:span><text:span text:style-name="T66">pthread_t</text:span><text:span text:style-name="T65"> </text:span><text:span text:style-name="T67">tid1</text:span><text:span text:style-name="T65">, </text:span><text:span text:style-name="T67">tid2</text:span><text:span text:style-name="T65">;</text:span></text:p>
          <text:p text:style-name="P1"><text:span text:style-name="T68"/></text:p>
          <text:p text:style-name="P1"><text:span text:style-name="T65"><text:s text:c="4"/></text:span><text:span text:style-name="T65">niters = atoi(argv[1]);</text:span></text:p>
          <text:p text:style-name="P1"><text:span text:style-name="T65"><text:s text:c="4"/></text:span><text:span text:style-name="T65">Pthread_create(&amp;tid1, </text:span><text:span text:style-name="T70">NULL</text:span><text:span text:style-name="T65">,</text:span></text:p>
          <text:p text:style-name="P1"><text:span text:style-name="T65"><text:s text:c="8"/></text:span><text:span text:style-name="T65">thread, &amp;niters);</text:span></text:p>
          <text:p text:style-name="P1"><text:span text:style-name="T65"><text:s text:c="4"/></text:span><text:span text:style-name="T65">Pthread_create(&amp;tid2, </text:span><text:span text:style-name="T70">NULL</text:span><text:span text:style-name="T65">,</text:span></text:p>
          <text:p text:style-name="P1"><text:span text:style-name="T65"><text:s text:c="8"/></text:span><text:span text:style-name="T65">thread, &amp;niters);</text:span></text:p>
          <text:p text:style-name="P1"><text:span text:style-name="T65"><text:s text:c="4"/></text:span><text:span text:style-name="T65">Pthread_join(tid1, </text:span><text:span text:style-name="T70">NULL</text:span><text:span text:style-name="T65">);</text:span></text:p>
          <text:p text:style-name="P1"><text:span text:style-name="T65"><text:s text:c="4"/></text:span><text:span text:style-name="T65">Pthread_join(tid2, </text:span><text:span text:style-name="T70">NULL</text:span><text:span text:style-name="T65">);</text:span></text:p>
          <text:p text:style-name="P1"><text:span text:style-name="T68"/></text:p>
          <text:p text:style-name="P1"><text:span text:style-name="T65"><text:s text:c="4"/></text:span><text:span text:style-name="T63">/* Check result */</text:span></text:p>
          <text:p text:style-name="P1"><text:span text:style-name="T65"><text:s text:c="4"/></text:span><text:span text:style-name="T64">if</text:span><text:span text:style-name="T65"> (cnt != (2 * niters))</text:span></text:p>
          <text:p text:style-name="P1"><text:span text:style-name="T65"><text:s text:c="8"/></text:span><text:span text:style-name="T65">printf(</text:span><text:span text:style-name="T71">"BOOM! cnt=%ld\n"</text:span><text:span text:style-name="T65">, cnt);</text:span></text:p>
          <text:p text:style-name="P1"><text:span text:style-name="T65"><text:s text:c="4"/></text:span><text:span text:style-name="T64">else</text:span></text:p>
          <text:p text:style-name="P1"><text:span text:style-name="T65"><text:s text:c="8"/></text:span><text:span text:style-name="T65">printf(</text:span><text:span text:style-name="T71">"OK cnt=%ld\n"</text:span><text:span text:style-name="T65">, cnt);</text:span></text:p>
          <text:p text:style-name="P1"><text:span text:style-name="T65"><text:s text:c="4"/></text:span><text:span text:style-name="T65">exit(0);</text:span></text:p>
          <text:p text:style-name="P1"><text:span text:style-name="T6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0" draw:text-style-name="P16" draw:layer="layout" svg:width="25.781cm" svg:height="7.685cm" svg:x="13.934cm" svg:y="3.483cm">
          <text:p text:style-name="P1"><text:span text:style-name="T72">/* Thread routine */</text:span><text:span text:style-name="T30"> <text:s text:c="92"/></text:span></text:p>
          <text:p text:style-name="P1"><text:span text:style-name="T73">void</text:span><text:span text:style-name="T30"> *</text:span><text:span text:style-name="T74">thread</text:span><text:span text:style-name="T30">(</text:span><text:span text:style-name="T73">void</text:span><text:span text:style-name="T30"> *</text:span><text:span text:style-name="T75">vargp</text:span><text:span text:style-name="T30">) <text:s text:c="87"/></text:span></text:p>
          <text:p text:style-name="P1"><text:span text:style-name="T30">{ <text:s text:c="111"/></text:span></text:p>
          <text:p text:style-name="P1"><text:span text:style-name="T30"><text:s text:c="4"/></text:span><text:span text:style-name="T73">long</text:span><text:span text:style-name="T30"> </text:span><text:span text:style-name="T75">i</text:span><text:span text:style-name="T30">, </text:span><text:span text:style-name="T75">niters</text:span><text:span text:style-name="T30"> = </text:span></text:p>
          <text:p text:style-name="P1"><text:span text:style-name="T30"><text:s text:c="15"/></text:span><text:span text:style-name="T30">*((</text:span><text:span text:style-name="T73">long</text:span><text:span text:style-name="T30"> *)vargp); <text:s text:c="74"/></text:span></text:p>
          <text:p text:style-name="P1"><text:span text:style-name="T30"><text:s text:c="113"/></text:span></text:p>
          <text:p text:style-name="P1"><text:span text:style-name="T30"><text:s text:c="4"/></text:span><text:span text:style-name="T76">for</text:span><text:span text:style-name="T30"> (i = 0; i &lt; niters; i++)</text:span></text:p>
          <text:p text:style-name="P1"><text:span text:style-name="T30"><text:s text:c="8"/></text:span><text:span text:style-name="T30">cnt++; <text:s text:c="18"/></text:span></text:p>
          <text:p text:style-name="P1"><text:span text:style-name="T30"><text:s text:c="113"/></text:span></text:p>
          <text:p text:style-name="P1"><text:span text:style-name="T30"><text:s text:c="4"/></text:span><text:span text:style-name="T76">return</text:span><text:span text:style-name="T30"> </text:span><text:span text:style-name="T77">NULL</text:span><text:span text:style-name="T30">; <text:s text:c="96"/></text:span></text:p>
          <text:p text:style-name="P1"><text:span text:style-name="T30">}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4" draw:text-style-name="P35" draw:layer="layout" svg:width="7.612cm" svg:height="3.629cm" svg:x="15.28cm" svg:y="11.666cm">
          <text:p text:style-name="P1"><text:span text:style-name="T78">linux&gt; ./badcnt 10000</text:span></text:p>
          <text:p text:style-name="P1"><text:span text:style-name="T78">OK cnt=20000</text:span></text:p>
          <text:p text:style-name="P1"><text:span text:style-name="T78">linux&gt; ./badcnt 10000</text:span></text:p>
          <text:p text:style-name="P1"><text:span text:style-name="T78">BOOM! cnt=13051</text:span></text:p>
          <text:p text:style-name="P1"><text:span text:style-name="T78">linux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5" draw:text-style-name="P2" draw:layer="layout" svg:width="9.733cm" svg:height="3.043cm" svg:x="14.182cm" svg:y="15.82cm">
          <text:p text:style-name="P12"><text:span text:style-name="T46">cnt</text:span><text:span text:style-name="T18"> should equal 20,000.</text:span></text:p>
          <text:p text:style-name="P12"><text:span text:style-name="T24"/></text:p>
          <text:p text:style-name="P12"><text:span text:style-name="T79">What went wrong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4" draw:text-style-name="P2" draw:layer="layout" svg:width="2.748cm" svg:height="1.01cm" svg:x="10.453cm" svg:y="17.357cm">
          <text:p text:style-name="P1"><text:span text:style-name="T40">badcnt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21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2" draw:style-name="dp1" draw:master-page-name="Default_20_1">
        <draw:custom-shape draw:name="CustomShape 1" draw:style-name="gr1" draw:text-style-name="P2" draw:layer="layout" svg:width="21.085cm" svg:height="2.113cm" svg:x="0.992cm" svg:y="1.21cm">
          <text:p text:style-name="P6"><text:span text:style-name="T1">Assembly Code for Counter Lo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16" draw:layer="layout" svg:width="11.168cm" svg:height="1.773cm" svg:x="5.818cm" svg:y="4.775cm">
          <text:p text:style-name="P1"><text:span text:style-name="T80">for (i = 0; i &lt; niters; i++)</text:span></text:p>
          <text:p text:style-name="P1"><text:span text:style-name="T80"><text:s text:c="4"/></text:span><text:span text:style-name="T80">cnt++;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2" draw:layer="layout" svg:width="13.481cm" svg:height="1.265cm" svg:x="5.08cm" svg:y="3.476cm">
          <text:p text:style-name="P1"><text:span text:style-name="T18">C code for counter loop in thread 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35" draw:layer="layout" svg:width="10.036cm" svg:height="9.529cm" svg:x="6.138cm" svg:y="8.67cm">
          <text:p text:style-name="P1"><text:span text:style-name="T41"><text:s text:c="4"/></text:span><text:span text:style-name="T41">movq <text:s/>(%rdi), %rcx</text:span></text:p>
          <text:p text:style-name="P1"><text:span text:style-name="T41"><text:s text:c="4"/></text:span><text:span text:style-name="T41">testq %rcx,%rcx</text:span></text:p>
          <text:p text:style-name="P1"><text:span text:style-name="T41"><text:s text:c="4"/></text:span><text:span text:style-name="T41">jle <text:s text:c="2"/>.L2</text:span></text:p>
          <text:p text:style-name="P1"><text:span text:style-name="T41"><text:s text:c="4"/></text:span><text:span text:style-name="T41">movl <text:s/>$0, %eax</text:span></text:p>
          <text:p text:style-name="P1"><text:span text:style-name="T41">.L3:</text:span></text:p>
          <text:p text:style-name="P1"><text:span text:style-name="T41"><text:s text:c="4"/></text:span><text:span text:style-name="T41">movq <text:s/>cnt(%rip),%rdx</text:span></text:p>
          <text:p text:style-name="P1"><text:span text:style-name="T41"><text:s text:c="4"/></text:span><text:span text:style-name="T41">addq <text:s/>$1, %rdx</text:span></text:p>
          <text:p text:style-name="P1"><text:span text:style-name="T41"><text:s text:c="4"/></text:span><text:span text:style-name="T41">movq <text:s/>%rdx, cnt(%rip)</text:span></text:p>
          <text:p text:style-name="P1"><text:span text:style-name="T41"><text:s text:c="4"/></text:span><text:span text:style-name="T41">addq <text:s/>$1, %rax</text:span></text:p>
          <text:p text:style-name="P1"><text:span text:style-name="T41"><text:s text:c="4"/></text:span><text:span text:style-name="T41">cmpq <text:s/>%rcx, %rax</text:span></text:p>
          <text:p text:style-name="P1"><text:span text:style-name="T41"><text:s text:c="4"/></text:span><text:span text:style-name="T41">jne <text:s text:c="2"/>.L3</text:span></text:p>
          <text:p text:style-name="P1"><text:span text:style-name="T41">.L2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7" draw:text-style-name="P17" draw:layer="layout" svg:width="0.2cm" svg:height="3.015cm" svg:x="16.448cm" svg:y="8.745cm">
          <text:p/>
          <draw:enhanced-geometry draw:mirror-horizontal="true" draw:mirror-vertical="false" draw:text-areas="?f13 ?f14 ?f17 ?f15" svg:viewBox="0 0 0 0" draw:type="ooxml-leftBrace" draw:modifiers="123405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6" draw:style-name="gr38" draw:text-style-name="P2" draw:layer="layout" svg:width="2.694cm" svg:height="1.111cm" svg:x="16.626cm" svg:y="9.698cm">
          <text:p text:style-name="P5"><text:span text:style-name="T81">H</text:span><text:span text:style-name="T82">i</text:span><text:span text:style-name="T81"> </text:span><text:span text:style-name="T12">: H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8" draw:text-style-name="P2" draw:layer="layout" svg:width="2.028cm" svg:height="1.014cm" svg:x="16.619cm" svg:y="15.904cm">
          <text:p text:style-name="P1"><text:span text:style-name="T83">T</text:span><text:span text:style-name="T84">i</text:span><text:span text:style-name="T15"> : Ta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2" draw:text-style-name="P17" draw:layer="layout" svg:x1="6.145cm" svg:y1="11.935cm" svg:x2="16.148cm" svg:y2="11.917cm">
          <text:p/>
        </draw:line>
        <draw:line draw:name="Line 9" draw:style-name="gr22" draw:text-style-name="P17" draw:layer="layout" svg:x1="6.145cm" svg:y1="14.974cm" svg:x2="16.148cm" svg:y2="15.015cm">
          <text:p/>
        </draw:line>
        <draw:custom-shape draw:name="CustomShape 10" draw:style-name="gr38" draw:text-style-name="P2" draw:layer="layout" svg:width="4.476cm" svg:height="2.843cm" svg:x="16.633cm" svg:y="12.203cm">
          <text:p text:style-name="P1"><text:span text:style-name="T81">L</text:span><text:span text:style-name="T82">i <text:s/></text:span><text:span text:style-name="T12">: Load </text:span><text:span text:style-name="T41">cnt</text:span></text:p>
          <text:p text:style-name="P1"><text:span text:style-name="T81">U</text:span><text:span text:style-name="T82">i</text:span><text:span text:style-name="T12"> : Update </text:span><text:span text:style-name="T41">cnt</text:span></text:p>
          <text:p text:style-name="P1"><text:span text:style-name="T81">S</text:span><text:span text:style-name="T82">i</text:span><text:span text:style-name="T12"> : Store </text:span><text:span text:style-name="T41">c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8" draw:text-style-name="P2" draw:layer="layout" svg:width="7.612cm" svg:height="1.261cm" svg:x="7.349cm" svg:y="7.427cm">
          <text:p text:style-name="P1"><text:span text:style-name="T85">Asm code for thread 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7" draw:text-style-name="P17" draw:layer="layout" svg:width="0.2cm" svg:height="3.015cm" svg:x="16.448cm" svg:y="11.932cm">
          <text:p/>
          <draw:enhanced-geometry draw:mirror-horizontal="true" draw:mirror-vertical="false" draw:text-areas="?f13 ?f14 ?f17 ?f15" svg:viewBox="0 0 0 0" draw:type="ooxml-leftBrace" draw:modifiers="123405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13" draw:style-name="gr37" draw:text-style-name="P17" draw:layer="layout" svg:width="0.2cm" svg:height="3.015cm" svg:x="16.448cm" svg:y="15.09cm">
          <text:p/>
          <draw:enhanced-geometry draw:mirror-horizontal="true" draw:mirror-vertical="false" draw:text-areas="?f13 ?f14 ?f17 ?f15" svg:viewBox="0 0 0 0" draw:type="ooxml-leftBrace" draw:modifiers="123405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2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3" draw:style-name="dp1" draw:master-page-name="Default_20_1">
        <draw:custom-shape draw:name="CustomShape 1" draw:style-name="gr1" draw:text-style-name="P2" draw:layer="layout" svg:width="18.376cm" svg:height="1.588cm" svg:x="0.813cm" svg:y="1.371cm">
          <text:p text:style-name="P6"><text:span text:style-name="T1">Concurrent Exec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2cm" svg:height="4.026cm" svg:x="0.807cm" svg:y="3.391cm">
          <text:list text:style-name="L2">
            <text:list-item>
              <text:p text:style-name="P36"><text:span text:style-name="T48">Key idea: </text:span><text:span text:style-name="T18">In general, any sequentially consistent interleaving is possible, but some give an unexpected result!</text:span></text:p>
            </text:list-item>
          </text:list>
          <text:list text:style-name="L4">
            <text:list-item>
              <text:list>
                <text:list-item>
                  <text:p text:style-name="P37"><text:span text:style-name="T4">I</text:span><text:span text:style-name="T86">i</text:span><text:span text:style-name="T4"> denotes that thread i executes instruction I</text:span></text:p>
                </text:list-item>
                <text:list-item>
                  <text:p text:style-name="P37"><text:span text:style-name="T4">%rdx</text:span><text:span text:style-name="T86">i </text:span><text:span text:style-name="T4">is the content of %rdx in thread i’s context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9" draw:text-style-name="P22" draw:layer="layout" svg:width="2.704cm" svg:height="0.75cm" svg:x="5.058cm" svg:y="9.287cm">
          <text:p text:style-name="P12"><text:span text:style-name="T25">H</text:span><text:span text:style-name="T8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0" draw:text-style-name="P18" draw:layer="layout" svg:width="2.704cm" svg:height="0.75cm" svg:x="5.058cm" svg:y="10.041cm">
          <text:p text:style-name="P12"><text:span text:style-name="T25">L</text:span><text:span text:style-name="T8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0" draw:text-style-name="P18" draw:layer="layout" svg:width="2.704cm" svg:height="0.75cm" svg:x="5.058cm" svg:y="10.769cm">
          <text:p text:style-name="P12"><text:span text:style-name="T25">U</text:span><text:span text:style-name="T8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0" draw:text-style-name="P18" draw:layer="layout" svg:width="2.704cm" svg:height="0.75cm" svg:x="5.058cm" svg:y="11.523cm">
          <text:p text:style-name="P12"><text:span text:style-name="T25">S</text:span><text:span text:style-name="T8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9" draw:text-style-name="P22" draw:layer="layout" svg:width="2.704cm" svg:height="0.75cm" svg:x="5.058cm" svg:y="12.25cm">
          <text:p text:style-name="P12"><text:span text:style-name="T25">H</text:span><text:span text:style-name="T8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1" draw:text-style-name="P38" draw:layer="layout" svg:width="2.704cm" svg:height="0.75cm" svg:x="5.058cm" svg:y="13.004cm">
          <text:p text:style-name="P12"><text:span text:style-name="T25">L</text:span><text:span text:style-name="T8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1" draw:text-style-name="P38" draw:layer="layout" svg:width="2.704cm" svg:height="0.75cm" svg:x="5.058cm" svg:y="13.732cm">
          <text:p text:style-name="P12"><text:span text:style-name="T25">U</text:span><text:span text:style-name="T8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1" draw:text-style-name="P38" draw:layer="layout" svg:width="2.704cm" svg:height="0.75cm" svg:x="5.058cm" svg:y="14.486cm">
          <text:p text:style-name="P12"><text:span text:style-name="T25">S</text:span><text:span text:style-name="T8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9" draw:text-style-name="P22" draw:layer="layout" svg:width="2.704cm" svg:height="0.75cm" svg:x="5.058cm" svg:y="15.214cm">
          <text:p text:style-name="P12"><text:span text:style-name="T25">T</text:span><text:span text:style-name="T8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9" draw:text-style-name="P22" draw:layer="layout" svg:width="2.704cm" svg:height="0.75cm" svg:x="5.058cm" svg:y="15.968cm">
          <text:p text:style-name="P12"><text:span text:style-name="T25">T</text:span><text:span text:style-name="T8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9" draw:text-style-name="P22" draw:layer="layout" svg:width="2.704cm" svg:height="0.75cm" svg:x="2.35cm" svg:y="9.287cm">
          <text:p text:style-name="P12"><text:span text:style-name="T2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0" draw:text-style-name="P18" draw:layer="layout" svg:width="2.704cm" svg:height="0.75cm" svg:x="2.35cm" svg:y="10.041cm">
          <text:p text:style-name="P12"><text:span text:style-name="T2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0" draw:text-style-name="P18" draw:layer="layout" svg:width="2.704cm" svg:height="0.75cm" svg:x="2.35cm" svg:y="10.769cm">
          <text:p text:style-name="P12"><text:span text:style-name="T2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0" draw:text-style-name="P18" draw:layer="layout" svg:width="2.704cm" svg:height="0.75cm" svg:x="2.35cm" svg:y="11.523cm">
          <text:p text:style-name="P12"><text:span text:style-name="T2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9" draw:text-style-name="P22" draw:layer="layout" svg:width="2.704cm" svg:height="0.75cm" svg:x="2.35cm" svg:y="12.25cm">
          <text:p text:style-name="P12"><text:span text:style-name="T25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1" draw:text-style-name="P38" draw:layer="layout" svg:width="2.704cm" svg:height="0.75cm" svg:x="2.35cm" svg:y="13.004cm">
          <text:p text:style-name="P12"><text:span text:style-name="T25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1" draw:text-style-name="P38" draw:layer="layout" svg:width="2.704cm" svg:height="0.75cm" svg:x="2.35cm" svg:y="13.732cm">
          <text:p text:style-name="P12"><text:span text:style-name="T25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1" draw:text-style-name="P38" draw:layer="layout" svg:width="2.704cm" svg:height="0.75cm" svg:x="2.35cm" svg:y="14.486cm">
          <text:p text:style-name="P12"><text:span text:style-name="T25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9" draw:text-style-name="P22" draw:layer="layout" svg:width="2.704cm" svg:height="0.75cm" svg:x="2.35cm" svg:y="15.214cm">
          <text:p text:style-name="P12"><text:span text:style-name="T25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9" draw:text-style-name="P22" draw:layer="layout" svg:width="2.704cm" svg:height="0.75cm" svg:x="2.35cm" svg:y="15.968cm">
          <text:p text:style-name="P12"><text:span text:style-name="T2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9" draw:text-style-name="P22" draw:layer="layout" svg:width="2.704cm" svg:height="0.75cm" svg:x="7.766cm" svg:y="9.287cm">
          <text:p text:style-name="P12"><text:span text:style-name="T25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0" draw:text-style-name="P18" draw:layer="layout" svg:width="2.704cm" svg:height="0.75cm" svg:x="7.766cm" svg:y="10.041cm">
          <text:p text:style-name="P12"><text:span text:style-name="T2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0" draw:text-style-name="P18" draw:layer="layout" svg:width="2.704cm" svg:height="0.75cm" svg:x="7.766cm" svg:y="10.769cm">
          <text:p text:style-name="P12"><text:span text:style-name="T2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0" draw:text-style-name="P18" draw:layer="layout" svg:width="2.704cm" svg:height="0.75cm" svg:x="7.766cm" svg:y="11.523cm">
          <text:p text:style-name="P12"><text:span text:style-name="T2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9" draw:text-style-name="P22" draw:layer="layout" svg:width="2.704cm" svg:height="0.75cm" svg:x="7.766cm" svg:y="12.25cm">
          <text:p text:style-name="P12"><text:span text:style-name="T25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1" draw:text-style-name="P38" draw:layer="layout" svg:width="2.704cm" svg:height="0.75cm" svg:x="7.766cm" svg:y="13.004cm">
          <text:p text:style-name="P12"><text:span text:style-name="T25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1" draw:text-style-name="P38" draw:layer="layout" svg:width="2.704cm" svg:height="0.75cm" svg:x="7.766cm" svg:y="13.732cm">
          <text:p text:style-name="P12"><text:span text:style-name="T25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1" draw:text-style-name="P38" draw:layer="layout" svg:width="2.704cm" svg:height="0.75cm" svg:x="7.766cm" svg:y="14.486cm">
          <text:p text:style-name="P12"><text:span text:style-name="T25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9" draw:text-style-name="P22" draw:layer="layout" svg:width="2.704cm" svg:height="0.75cm" svg:x="7.766cm" svg:y="15.214cm">
          <text:p text:style-name="P12"><text:span text:style-name="T25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9" draw:text-style-name="P22" draw:layer="layout" svg:width="2.704cm" svg:height="0.75cm" svg:x="7.766cm" svg:y="15.968cm">
          <text:p text:style-name="P12"><text:span text:style-name="T2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9" draw:text-style-name="P22" draw:layer="layout" svg:width="2.704cm" svg:height="0.75cm" svg:x="13.101cm" svg:y="9.287cm">
          <text:p text:style-name="P12"><text:span text:style-name="T2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40" draw:text-style-name="P18" draw:layer="layout" svg:width="2.704cm" svg:height="0.75cm" svg:x="13.101cm" svg:y="10.041cm">
          <text:p text:style-name="P12"><text:span text:style-name="T2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40" draw:text-style-name="P18" draw:layer="layout" svg:width="2.704cm" svg:height="0.75cm" svg:x="13.101cm" svg:y="10.769cm">
          <text:p text:style-name="P12"><text:span text:style-name="T2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40" draw:text-style-name="P18" draw:layer="layout" svg:width="2.704cm" svg:height="0.75cm" svg:x="13.101cm" svg:y="11.523cm">
          <text:p text:style-name="P12"><text:span text:style-name="T2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9" draw:text-style-name="P22" draw:layer="layout" svg:width="2.704cm" svg:height="0.75cm" svg:x="13.101cm" svg:y="12.25cm">
          <text:p text:style-name="P12"><text:span text:style-name="T2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41" draw:text-style-name="P38" draw:layer="layout" svg:width="2.704cm" svg:height="0.75cm" svg:x="13.101cm" svg:y="13.004cm">
          <text:p text:style-name="P12"><text:span text:style-name="T2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41" draw:text-style-name="P38" draw:layer="layout" svg:width="2.704cm" svg:height="0.75cm" svg:x="13.101cm" svg:y="13.732cm">
          <text:p text:style-name="P12"><text:span text:style-name="T2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1" draw:text-style-name="P38" draw:layer="layout" svg:width="2.704cm" svg:height="0.75cm" svg:x="13.101cm" svg:y="14.486cm">
          <text:p text:style-name="P12"><text:span text:style-name="T25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39" draw:text-style-name="P22" draw:layer="layout" svg:width="2.704cm" svg:height="0.75cm" svg:x="13.101cm" svg:y="15.214cm">
          <text:p text:style-name="P12"><text:span text:style-name="T25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39" draw:text-style-name="P22" draw:layer="layout" svg:width="2.704cm" svg:height="0.75cm" svg:x="13.101cm" svg:y="15.968cm">
          <text:p text:style-name="P12"><text:span text:style-name="T25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" draw:text-style-name="P2" draw:layer="layout" svg:width="2.951cm" svg:height="1.011cm" svg:x="2.341cm" svg:y="8.048cm">
          <text:p text:style-name="P12"><text:span text:style-name="T25">i (threa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9" draw:text-style-name="P2" draw:layer="layout" svg:width="1.774cm" svg:height="1.111cm" svg:x="5.579cm" svg:y="8.043cm">
          <text:p text:style-name="P12"><text:span text:style-name="T25">instr</text:span><text:span text:style-name="T87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" draw:text-style-name="P2" draw:layer="layout" svg:width="1.321cm" svg:height="1.011cm" svg:x="13.849cm" svg:y="8.092cm">
          <text:p text:style-name="P12"><text:span text:style-name="T25">c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9" draw:text-style-name="P2" draw:layer="layout" svg:width="1.994cm" svg:height="1.111cm" svg:x="8.15cm" svg:y="8.043cm">
          <text:p text:style-name="P12"><text:span text:style-name="T25">%rdx</text:span><text:span text:style-name="T8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9" draw:text-style-name="P2" xml:id="id34" draw:id="id34" draw:layer="layout" svg:width="1.529cm" svg:height="1.265cm" svg:x="16.445cm" svg:y="15.753cm">
          <text:p text:style-name="P12"><text:span text:style-name="T48">O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39" draw:text-style-name="P22" draw:layer="layout" svg:width="2.704cm" svg:height="0.75cm" svg:x="10.394cm" svg:y="9.287cm">
          <text:p text:style-name="P12"><text:span text:style-name="T25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40" draw:text-style-name="P18" draw:layer="layout" svg:width="2.704cm" svg:height="0.75cm" svg:x="10.394cm" svg:y="10.041cm">
          <text:p text:style-name="P12"><text:span text:style-name="T25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0" draw:text-style-name="P18" draw:layer="layout" svg:width="2.704cm" svg:height="0.75cm" svg:x="10.394cm" svg:y="10.769cm">
          <text:p text:style-name="P12"><text:span text:style-name="T25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40" draw:text-style-name="P18" draw:layer="layout" svg:width="2.704cm" svg:height="0.75cm" svg:x="10.394cm" svg:y="11.523cm">
          <text:p text:style-name="P12"><text:span text:style-name="T25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39" draw:text-style-name="P22" draw:layer="layout" svg:width="2.704cm" svg:height="0.75cm" svg:x="10.394cm" svg:y="12.25cm">
          <text:p text:style-name="P12"><text:span text:style-name="T25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1" draw:text-style-name="P38" draw:layer="layout" svg:width="2.704cm" svg:height="0.75cm" svg:x="10.394cm" svg:y="13.004cm">
          <text:p text:style-name="P12"><text:span text:style-name="T2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41" draw:text-style-name="P38" draw:layer="layout" svg:width="2.704cm" svg:height="0.75cm" svg:x="10.394cm" svg:y="13.732cm">
          <text:p text:style-name="P12"><text:span text:style-name="T25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1" draw:text-style-name="P38" draw:layer="layout" svg:width="2.704cm" svg:height="0.75cm" svg:x="10.394cm" svg:y="14.486cm">
          <text:p text:style-name="P12"><text:span text:style-name="T25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39" draw:text-style-name="P22" draw:layer="layout" svg:width="2.704cm" svg:height="0.75cm" svg:x="10.394cm" svg:y="15.214cm">
          <text:p text:style-name="P12"><text:span text:style-name="T25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39" draw:text-style-name="P22" draw:layer="layout" svg:width="2.704cm" svg:height="0.75cm" svg:x="10.394cm" svg:y="15.968cm">
          <text:p text:style-name="P12"><text:span text:style-name="T25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9" draw:text-style-name="P2" draw:layer="layout" svg:width="1.994cm" svg:height="1.111cm" svg:x="10.779cm" svg:y="8.043cm">
          <text:p text:style-name="P12"><text:span text:style-name="T25">%rdx</text:span><text:span text:style-name="T8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42" draw:text-style-name="P39" draw:layer="layout" svg:width="1.35cm" svg:height="0.75cm" svg:x="17.33cm" svg:y="10.0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43" draw:text-style-name="P2" draw:layer="layout" svg:width="4.441cm" svg:height="1.772cm" svg:x="19.262cm" svg:y="9.423cm">
          <text:p text:style-name="P1"><text:span text:style-name="T25">Thread 1 critical s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44" draw:text-style-name="P40" draw:layer="layout" svg:width="1.35cm" svg:height="0.75cm" svg:x="17.33cm" svg:y="11.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43" draw:text-style-name="P2" draw:layer="layout" svg:width="4.441cm" svg:height="1.772cm" svg:x="19.262cm" svg:y="11.328cm">
          <text:p text:style-name="P1"><text:span text:style-name="T25">Thread 2 critical s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23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4" draw:style-name="dp1" draw:master-page-name="Default_20_1">
        <draw:custom-shape draw:name="CustomShape 1" draw:style-name="gr1" draw:text-style-name="P2" draw:layer="layout" svg:width="21.085cm" svg:height="2.113cm" svg:x="0.992cm" svg:y="1.21cm">
          <text:p text:style-name="P6"><text:span text:style-name="T1">Concurrent Execution (co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2.377cm" svg:x="0.991cm" svg:y="3.545cm">
          <text:list text:style-name="L2">
            <text:list-item>
              <text:p text:style-name="P11"><text:span text:style-name="T18">Incorrect ordering: two threads increment the counter, but the result is 1 instead of 2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9" draw:text-style-name="P22" draw:layer="layout" svg:width="2.704cm" svg:height="0.75cm" svg:x="4.996cm" svg:y="7.382cm">
          <text:p text:style-name="P12"><text:span text:style-name="T25">H</text:span><text:span text:style-name="T8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0" draw:text-style-name="P18" draw:layer="layout" svg:width="2.704cm" svg:height="0.75cm" svg:x="4.996cm" svg:y="8.136cm">
          <text:p text:style-name="P12"><text:span text:style-name="T25">L</text:span><text:span text:style-name="T8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0" draw:text-style-name="P18" draw:layer="layout" svg:width="2.704cm" svg:height="0.75cm" svg:x="4.996cm" svg:y="8.864cm">
          <text:p text:style-name="P12"><text:span text:style-name="T25">U</text:span><text:span text:style-name="T8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9" draw:text-style-name="P22" draw:layer="layout" svg:width="2.704cm" svg:height="0.75cm" svg:x="4.996cm" svg:y="9.618cm">
          <text:p text:style-name="P12"><text:span text:style-name="T25">H</text:span><text:span text:style-name="T8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1" draw:text-style-name="P38" draw:layer="layout" svg:width="2.704cm" svg:height="0.75cm" svg:x="4.996cm" svg:y="10.345cm">
          <text:p text:style-name="P12"><text:span text:style-name="T25">L</text:span><text:span text:style-name="T8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0" draw:text-style-name="P18" draw:layer="layout" svg:width="2.704cm" svg:height="0.75cm" svg:x="4.996cm" svg:y="11.099cm">
          <text:p text:style-name="P12"><text:span text:style-name="T25">S</text:span><text:span text:style-name="T8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9" draw:text-style-name="P22" draw:layer="layout" svg:width="2.704cm" svg:height="0.75cm" svg:x="4.996cm" svg:y="11.827cm">
          <text:p text:style-name="P12"><text:span text:style-name="T25">T</text:span><text:span text:style-name="T8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1" draw:text-style-name="P38" draw:layer="layout" svg:width="2.704cm" svg:height="0.75cm" svg:x="4.996cm" svg:y="12.581cm">
          <text:p text:style-name="P12"><text:span text:style-name="T25">U</text:span><text:span text:style-name="T8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1" draw:text-style-name="P38" draw:layer="layout" svg:width="2.704cm" svg:height="0.75cm" svg:x="4.996cm" svg:y="13.309cm">
          <text:p text:style-name="P12"><text:span text:style-name="T25">S</text:span><text:span text:style-name="T8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9" draw:text-style-name="P22" draw:layer="layout" svg:width="2.704cm" svg:height="0.75cm" svg:x="4.996cm" svg:y="14.063cm">
          <text:p text:style-name="P12"><text:span text:style-name="T25">T</text:span><text:span text:style-name="T8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9" draw:text-style-name="P22" draw:layer="layout" svg:width="2.704cm" svg:height="0.75cm" svg:x="2.288cm" svg:y="7.382cm">
          <text:p text:style-name="P12"><text:span text:style-name="T2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0" draw:text-style-name="P18" draw:layer="layout" svg:width="2.704cm" svg:height="0.75cm" svg:x="2.288cm" svg:y="8.136cm">
          <text:p text:style-name="P12"><text:span text:style-name="T2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0" draw:text-style-name="P18" draw:layer="layout" svg:width="2.704cm" svg:height="0.75cm" svg:x="2.288cm" svg:y="8.864cm">
          <text:p text:style-name="P12"><text:span text:style-name="T2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9" draw:text-style-name="P22" draw:layer="layout" svg:width="2.704cm" svg:height="0.75cm" svg:x="2.288cm" svg:y="9.618cm">
          <text:p text:style-name="P12"><text:span text:style-name="T25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1" draw:text-style-name="P38" draw:layer="layout" svg:width="2.704cm" svg:height="0.75cm" svg:x="2.288cm" svg:y="10.345cm">
          <text:p text:style-name="P12"><text:span text:style-name="T25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0" draw:text-style-name="P18" draw:layer="layout" svg:width="2.704cm" svg:height="0.75cm" svg:x="2.288cm" svg:y="11.099cm">
          <text:p text:style-name="P12"><text:span text:style-name="T2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9" draw:text-style-name="P22" draw:layer="layout" svg:width="2.704cm" svg:height="0.75cm" svg:x="2.288cm" svg:y="11.827cm">
          <text:p text:style-name="P12"><text:span text:style-name="T2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1" draw:text-style-name="P38" draw:layer="layout" svg:width="2.704cm" svg:height="0.75cm" svg:x="2.288cm" svg:y="12.581cm">
          <text:p text:style-name="P12"><text:span text:style-name="T25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1" draw:text-style-name="P38" draw:layer="layout" svg:width="2.704cm" svg:height="0.75cm" svg:x="2.288cm" svg:y="13.309cm">
          <text:p text:style-name="P12"><text:span text:style-name="T25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9" draw:text-style-name="P22" draw:layer="layout" svg:width="2.704cm" svg:height="0.75cm" svg:x="2.288cm" svg:y="14.063cm">
          <text:p text:style-name="P12"><text:span text:style-name="T25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9" draw:text-style-name="P22" draw:layer="layout" svg:width="2.704cm" svg:height="0.75cm" svg:x="7.703cm" svg:y="7.382cm">
          <text:p text:style-name="P12"><text:span text:style-name="T25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0" draw:text-style-name="P18" draw:layer="layout" svg:width="2.704cm" svg:height="0.75cm" svg:x="7.703cm" svg:y="8.136cm">
          <text:p text:style-name="P12"><text:span text:style-name="T2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0" draw:text-style-name="P18" draw:layer="layout" svg:width="2.704cm" svg:height="0.75cm" svg:x="7.703cm" svg:y="8.864cm">
          <text:p text:style-name="P12"><text:span text:style-name="T2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9" draw:text-style-name="P22" draw:layer="layout" svg:width="2.704cm" svg:height="0.75cm" svg:x="7.703cm" svg:y="9.618cm">
          <text:p text:style-name="P12"><text:span text:style-name="T25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1" draw:text-style-name="P38" draw:layer="layout" svg:width="2.704cm" svg:height="0.75cm" svg:x="7.703cm" svg:y="10.345cm">
          <text:p text:style-name="P12"><text:span text:style-name="T25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0" draw:text-style-name="P18" draw:layer="layout" svg:width="2.704cm" svg:height="0.75cm" svg:x="7.703cm" svg:y="11.099cm">
          <text:p text:style-name="P12"><text:span text:style-name="T2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9" draw:text-style-name="P22" draw:layer="layout" svg:width="2.704cm" svg:height="0.75cm" svg:x="7.703cm" svg:y="11.827cm">
          <text:p text:style-name="P12"><text:span text:style-name="T2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1" draw:text-style-name="P38" draw:layer="layout" svg:width="2.704cm" svg:height="0.75cm" svg:x="7.703cm" svg:y="12.581cm">
          <text:p text:style-name="P12"><text:span text:style-name="T25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1" draw:text-style-name="P38" draw:layer="layout" svg:width="2.704cm" svg:height="0.75cm" svg:x="7.703cm" svg:y="13.309cm">
          <text:p text:style-name="P12"><text:span text:style-name="T25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9" draw:text-style-name="P22" draw:layer="layout" svg:width="2.704cm" svg:height="0.75cm" svg:x="7.703cm" svg:y="14.063cm">
          <text:p text:style-name="P12"><text:span text:style-name="T25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9" draw:text-style-name="P22" draw:layer="layout" svg:width="2.704cm" svg:height="0.75cm" svg:x="12.951cm" svg:y="7.382cm">
          <text:p text:style-name="P12"><text:span text:style-name="T2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40" draw:text-style-name="P18" draw:layer="layout" svg:width="2.704cm" svg:height="0.75cm" svg:x="12.951cm" svg:y="8.136cm">
          <text:p text:style-name="P12"><text:span text:style-name="T2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40" draw:text-style-name="P18" draw:layer="layout" svg:width="2.704cm" svg:height="0.75cm" svg:x="12.951cm" svg:y="8.864cm">
          <text:p text:style-name="P12"><text:span text:style-name="T2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9" draw:text-style-name="P22" draw:layer="layout" svg:width="2.704cm" svg:height="0.75cm" svg:x="12.951cm" svg:y="9.618cm">
          <text:p text:style-name="P12"><text:span text:style-name="T2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41" draw:text-style-name="P38" draw:layer="layout" svg:width="2.704cm" svg:height="0.75cm" svg:x="12.951cm" svg:y="10.345cm">
          <text:p text:style-name="P12"><text:span text:style-name="T2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40" draw:text-style-name="P18" draw:layer="layout" svg:width="2.704cm" svg:height="0.75cm" svg:x="12.951cm" svg:y="11.099cm">
          <text:p text:style-name="P12"><text:span text:style-name="T2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9" draw:text-style-name="P22" draw:layer="layout" svg:width="2.704cm" svg:height="0.75cm" svg:x="12.951cm" svg:y="11.827cm">
          <text:p text:style-name="P12"><text:span text:style-name="T2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1" draw:text-style-name="P38" draw:layer="layout" svg:width="2.704cm" svg:height="0.75cm" svg:x="12.951cm" svg:y="12.581cm">
          <text:p text:style-name="P12"><text:span text:style-name="T2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41" draw:text-style-name="P38" draw:layer="layout" svg:width="2.704cm" svg:height="0.75cm" svg:x="12.951cm" svg:y="13.309cm">
          <text:p text:style-name="P12"><text:span text:style-name="T2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39" draw:text-style-name="P22" draw:layer="layout" svg:width="2.704cm" svg:height="0.75cm" svg:x="12.951cm" svg:y="14.063cm">
          <text:p text:style-name="P12"><text:span text:style-name="T2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" draw:text-style-name="P2" draw:layer="layout" svg:width="2.951cm" svg:height="1.011cm" svg:x="2.276cm" svg:y="6.343cm">
          <text:p text:style-name="P12"><text:span text:style-name="T25">i (threa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9" draw:text-style-name="P2" draw:layer="layout" svg:width="1.774cm" svg:height="1.111cm" svg:x="5.513cm" svg:y="6.338cm">
          <text:p text:style-name="P12"><text:span text:style-name="T25">instr</text:span><text:span text:style-name="T87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" draw:text-style-name="P2" draw:layer="layout" svg:width="1.321cm" svg:height="1.011cm" svg:x="13.696cm" svg:y="6.387cm">
          <text:p text:style-name="P12"><text:span text:style-name="T25">c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9" draw:text-style-name="P2" draw:layer="layout" svg:width="1.994cm" svg:height="1.111cm" svg:x="8.085cm" svg:y="6.338cm">
          <text:p text:style-name="P12"><text:span text:style-name="T25">%rdx</text:span><text:span text:style-name="T8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39" draw:text-style-name="P22" draw:layer="layout" svg:width="2.704cm" svg:height="0.75cm" svg:x="10.367cm" svg:y="7.382cm">
          <text:p text:style-name="P12"><text:span text:style-name="T25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40" draw:text-style-name="P18" draw:layer="layout" svg:width="2.704cm" svg:height="0.75cm" svg:x="10.367cm" svg:y="8.136cm">
          <text:p text:style-name="P12"><text:span text:style-name="T25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40" draw:text-style-name="P18" draw:layer="layout" svg:width="2.704cm" svg:height="0.75cm" svg:x="10.367cm" svg:y="8.864cm">
          <text:p text:style-name="P12"><text:span text:style-name="T25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39" draw:text-style-name="P22" draw:layer="layout" svg:width="2.704cm" svg:height="0.75cm" svg:x="10.367cm" svg:y="9.618cm">
          <text:p text:style-name="P12"><text:span text:style-name="T25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41" draw:text-style-name="P38" draw:layer="layout" svg:width="2.704cm" svg:height="0.75cm" svg:x="10.367cm" svg:y="10.345cm">
          <text:p text:style-name="P12"><text:span text:style-name="T2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40" draw:text-style-name="P18" draw:layer="layout" svg:width="2.704cm" svg:height="0.75cm" svg:x="10.367cm" svg:y="11.099cm">
          <text:p text:style-name="P12"><text:span text:style-name="T25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39" draw:text-style-name="P22" draw:layer="layout" svg:width="2.704cm" svg:height="0.75cm" svg:x="10.367cm" svg:y="11.827cm">
          <text:p text:style-name="P12"><text:span text:style-name="T25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41" draw:text-style-name="P38" draw:layer="layout" svg:width="2.704cm" svg:height="0.75cm" svg:x="10.367cm" svg:y="12.581cm">
          <text:p text:style-name="P12"><text:span text:style-name="T2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1" draw:text-style-name="P38" draw:layer="layout" svg:width="2.704cm" svg:height="0.75cm" svg:x="10.367cm" svg:y="13.309cm">
          <text:p text:style-name="P12"><text:span text:style-name="T2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39" draw:text-style-name="P22" draw:layer="layout" svg:width="2.704cm" svg:height="0.75cm" svg:x="10.367cm" svg:y="14.063cm">
          <text:p text:style-name="P12"><text:span text:style-name="T2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9" draw:text-style-name="P2" draw:layer="layout" svg:width="1.994cm" svg:height="1.111cm" svg:x="10.748cm" svg:y="6.338cm">
          <text:p text:style-name="P12"><text:span text:style-name="T25">%rdx</text:span><text:span text:style-name="T8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9" draw:text-style-name="P2" draw:layer="layout" svg:width="2.566cm" svg:height="1.265cm" svg:x="16.1cm" svg:y="13.764cm">
          <text:p text:style-name="P12"><text:span text:style-name="T48">Oop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4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5" draw:style-name="dp1" draw:master-page-name="Default_20_1">
        <draw:custom-shape draw:name="CustomShape 1" draw:style-name="gr45" draw:text-style-name="P41" draw:layer="layout" svg:width="0.208cm" svg:height="0.208cm" svg:x="6.115cm" svg:y="15.61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45" draw:text-style-name="P41" draw:layer="layout" svg:width="0.208cm" svg:height="0.208cm" svg:x="6.115cm" svg:y="13.68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45" draw:text-style-name="P41" draw:layer="layout" svg:width="0.208cm" svg:height="0.208cm" svg:x="6.115cm" svg:y="11.7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5" draw:text-style-name="P41" draw:layer="layout" svg:width="0.208cm" svg:height="0.208cm" svg:x="6.115cm" svg:y="9.83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5" draw:text-style-name="P41" draw:layer="layout" svg:width="0.208cm" svg:height="0.208cm" svg:x="6.115cm" svg:y="7.90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5" draw:text-style-name="P41" draw:layer="layout" svg:width="0.208cm" svg:height="0.208cm" svg:x="6.115cm" svg:y="5.97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" draw:text-style-name="P2" draw:layer="layout" svg:width="21.085cm" svg:height="2.113cm" svg:x="0.992cm" svg:y="1.21cm">
          <text:p text:style-name="P6"><text:span text:style-name="T1">Progress Graph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2" draw:layer="layout" svg:width="7.341cm" svg:height="13.615cm" svg:x="16.501cm" svg:y="3.669cm">
          <text:p text:style-name="P1"><text:span text:style-name="T25">A </text:span><text:span text:style-name="T88">progress graph</text:span><text:span text:style-name="T89"> </text:span><text:span text:style-name="T25">depicts</text:span></text:p>
          <text:p text:style-name="P1"><text:span text:style-name="T25">the discrete </text:span><text:span text:style-name="T88">execution </text:span></text:p>
          <text:p text:style-name="P1"><text:span text:style-name="T88">state space</text:span><text:span text:style-name="T25"> of concurrent</text:span></text:p>
          <text:p text:style-name="P1"><text:span text:style-name="T25"><text:s/></text:span><text:span text:style-name="T25">threads.</text:span></text:p>
          <text:p text:style-name="P1"><text:span text:style-name="T2"/></text:p>
          <text:p text:style-name="P1"><text:span text:style-name="T25">Each axis corresponds to</text:span></text:p>
          <text:p text:style-name="P1"><text:span text:style-name="T25">the sequential order of</text:span></text:p>
          <text:p text:style-name="P1"><text:span text:style-name="T25">instructions in a thread.</text:span></text:p>
          <text:p text:style-name="P1"><text:span text:style-name="T2"/></text:p>
          <text:p text:style-name="P1"><text:span text:style-name="T25">Each point corresponds to</text:span></text:p>
          <text:p text:style-name="P1"><text:span text:style-name="T25">a possible </text:span><text:span text:style-name="T88">execution state</text:span></text:p>
          <text:p text:style-name="P1"><text:span text:style-name="T25">(Inst</text:span><text:span text:style-name="T87">1</text:span><text:span text:style-name="T25">, Inst</text:span><text:span text:style-name="T87">2</text:span><text:span text:style-name="T25">).</text:span></text:p>
          <text:p text:style-name="P1"><text:span text:style-name="T2"/></text:p>
          <text:p text:style-name="P1"><text:span text:style-name="T25">E.g., </text:span><text:span text:style-name="T89">(L</text:span><text:span text:style-name="T90">1</text:span><text:span text:style-name="T89">, S</text:span><text:span text:style-name="T90">2</text:span><text:span text:style-name="T89">) <text:s/></text:span><text:span text:style-name="T25">denotes state</text:span></text:p>
          <text:p text:style-name="P1"><text:span text:style-name="T25">where <text:s/>thread 1 has</text:span></text:p>
          <text:p text:style-name="P1"><text:span text:style-name="T25">completed L</text:span><text:span text:style-name="T87">1</text:span><text:span text:style-name="T25"> and thread</text:span></text:p>
          <text:p text:style-name="P1"><text:span text:style-name="T25">2 has completed S</text:span><text:span text:style-name="T87">2</text:span><text:span text:style-name="T25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46" draw:text-style-name="P17" draw:layer="layout" svg:x1="2.253cm" svg:y1="15.733cm" svg:x2="12.836cm" svg:y2="15.734cm">
          <text:p/>
        </draw:line>
        <draw:line draw:name="Line 10" draw:style-name="gr46" draw:text-style-name="P17" draw:layer="layout" svg:x1="2.253cm" svg:y1="15.733cm" svg:x2="2.254cm" svg:y2="5.066cm">
          <text:p/>
        </draw:line>
        <draw:custom-shape draw:name="CustomShape 11" draw:style-name="gr9" draw:text-style-name="P2" draw:layer="layout" svg:width="1.152cm" svg:height="1.208cm" svg:x="2.704cm" svg:y="15.693cm">
          <text:p text:style-name="P42"><text:span text:style-name="T3">H</text:span><text:span text:style-name="T9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2" draw:layer="layout" svg:width="1.008cm" svg:height="1.208cm" svg:x="4.639cm" svg:y="15.693cm">
          <text:p text:style-name="P42"><text:span text:style-name="T3">L</text:span><text:span text:style-name="T9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draw:layer="layout" svg:width="1.168cm" svg:height="1.208cm" svg:x="6.584cm" svg:y="15.693cm">
          <text:p text:style-name="P42"><text:span text:style-name="T3">U</text:span><text:span text:style-name="T9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draw:layer="layout" svg:width="1.041cm" svg:height="1.208cm" svg:x="8.578cm" svg:y="15.693cm">
          <text:p text:style-name="P42"><text:span text:style-name="T3">S</text:span><text:span text:style-name="T9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" draw:text-style-name="P2" draw:layer="layout" svg:width="1.058cm" svg:height="1.208cm" svg:x="10.591cm" svg:y="15.693cm">
          <text:p text:style-name="P42"><text:span text:style-name="T3">T</text:span><text:span text:style-name="T9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9" draw:text-style-name="P2" draw:layer="layout" svg:width="1.152cm" svg:height="1.208cm" svg:x="1.218cm" svg:y="14.14cm">
          <text:p text:style-name="P42"><text:span text:style-name="T3">H</text:span><text:span text:style-name="T9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" draw:text-style-name="P2" draw:layer="layout" svg:width="1.008cm" svg:height="1.208cm" svg:x="1.296cm" svg:y="12.209cm">
          <text:p text:style-name="P42"><text:span text:style-name="T3">L</text:span><text:span text:style-name="T9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" draw:text-style-name="P2" draw:layer="layout" svg:width="1.168cm" svg:height="1.208cm" svg:x="1.217cm" svg:y="10.207cm">
          <text:p text:style-name="P42"><text:span text:style-name="T3">U</text:span><text:span text:style-name="T9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" draw:text-style-name="P2" draw:layer="layout" svg:width="1.041cm" svg:height="1.208cm" svg:x="1.249cm" svg:y="8.315cm">
          <text:p text:style-name="P42"><text:span text:style-name="T3">S</text:span><text:span text:style-name="T9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" draw:text-style-name="P2" draw:layer="layout" svg:width="1.058cm" svg:height="1.208cm" svg:x="1.278cm" svg:y="6.318cm">
          <text:p text:style-name="P42"><text:span text:style-name="T3">T</text:span><text:span text:style-name="T9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" draw:text-style-name="P2" draw:layer="layout" svg:width="3.078cm" svg:height="1.096cm" svg:x="12.793cm" svg:y="15.271cm">
          <text:p text:style-name="P12"><text:span text:style-name="T3">Thread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9" draw:text-style-name="P2" draw:layer="layout" svg:width="3.078cm" svg:height="1.096cm" svg:x="0.724cm" svg:y="3.881cm">
          <text:p text:style-name="P12"><text:span text:style-name="T3">Thread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5" draw:text-style-name="P41" draw:layer="layout" svg:width="0.208cm" svg:height="0.208cm" svg:x="2.139cm" svg:y="15.58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45" draw:text-style-name="P41" draw:layer="layout" svg:width="0.208cm" svg:height="0.208cm" svg:x="2.139cm" svg:y="13.66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45" draw:text-style-name="P41" draw:layer="layout" svg:width="0.208cm" svg:height="0.208cm" svg:x="2.139cm" svg:y="11.73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45" draw:text-style-name="P41" draw:layer="layout" svg:width="0.208cm" svg:height="0.208cm" svg:x="2.139cm" svg:y="9.80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45" draw:text-style-name="P41" draw:layer="layout" svg:width="0.208cm" svg:height="0.208cm" svg:x="2.139cm" svg:y="7.87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45" draw:text-style-name="P41" draw:layer="layout" svg:width="0.208cm" svg:height="0.208cm" svg:x="2.139cm" svg:y="5.9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45" draw:text-style-name="P41" draw:layer="layout" svg:width="0.208cm" svg:height="0.208cm" svg:x="4.124cm" svg:y="15.6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45" draw:text-style-name="P41" draw:layer="layout" svg:width="0.208cm" svg:height="0.208cm" svg:x="4.124cm" svg:y="13.69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45" draw:text-style-name="P41" draw:layer="layout" svg:width="0.208cm" svg:height="0.208cm" svg:x="4.124cm" svg:y="11.76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45" draw:text-style-name="P41" draw:layer="layout" svg:width="0.208cm" svg:height="0.208cm" svg:x="4.124cm" svg:y="9.83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45" draw:text-style-name="P41" draw:layer="layout" svg:width="0.208cm" svg:height="0.208cm" svg:x="4.124cm" svg:y="7.9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45" draw:text-style-name="P41" draw:layer="layout" svg:width="0.208cm" svg:height="0.208cm" svg:x="4.124cm" svg:y="5.9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45" draw:text-style-name="P41" draw:layer="layout" svg:width="0.208cm" svg:height="0.208cm" svg:x="6.11cm" svg:y="15.6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45" draw:text-style-name="P41" draw:layer="layout" svg:width="0.208cm" svg:height="0.208cm" svg:x="6.11cm" svg:y="13.69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45" draw:text-style-name="P41" draw:layer="layout" svg:width="0.208cm" svg:height="0.208cm" svg:x="6.11cm" svg:y="11.76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45" draw:text-style-name="P41" draw:layer="layout" svg:width="0.208cm" svg:height="0.208cm" svg:x="6.11cm" svg:y="9.83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47" draw:text-style-name="P43" draw:layer="layout" svg:width="0.208cm" svg:height="0.208cm" svg:x="6.11cm" svg:y="7.9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45" draw:text-style-name="P41" draw:layer="layout" svg:width="0.208cm" svg:height="0.208cm" svg:x="6.11cm" svg:y="5.9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45" draw:text-style-name="P41" draw:layer="layout" svg:width="0.208cm" svg:height="0.208cm" svg:x="8.095cm" svg:y="15.6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45" draw:text-style-name="P41" draw:layer="layout" svg:width="0.208cm" svg:height="0.208cm" svg:x="8.095cm" svg:y="13.69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45" draw:text-style-name="P41" draw:layer="layout" svg:width="0.208cm" svg:height="0.208cm" svg:x="8.095cm" svg:y="11.76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45" draw:text-style-name="P41" draw:layer="layout" svg:width="0.208cm" svg:height="0.208cm" svg:x="8.095cm" svg:y="9.83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45" draw:text-style-name="P41" draw:layer="layout" svg:width="0.208cm" svg:height="0.208cm" svg:x="8.095cm" svg:y="7.9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45" draw:text-style-name="P41" draw:layer="layout" svg:width="0.208cm" svg:height="0.208cm" svg:x="8.095cm" svg:y="5.9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45" draw:text-style-name="P41" draw:layer="layout" svg:width="0.208cm" svg:height="0.208cm" svg:x="10.08cm" svg:y="15.6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45" draw:text-style-name="P41" draw:layer="layout" svg:width="0.208cm" svg:height="0.208cm" svg:x="10.08cm" svg:y="13.69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45" draw:text-style-name="P41" draw:layer="layout" svg:width="0.208cm" svg:height="0.208cm" svg:x="10.08cm" svg:y="11.76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45" draw:text-style-name="P41" draw:layer="layout" svg:width="0.208cm" svg:height="0.208cm" svg:x="10.08cm" svg:y="9.83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45" draw:text-style-name="P41" draw:layer="layout" svg:width="0.208cm" svg:height="0.208cm" svg:x="10.08cm" svg:y="7.9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45" draw:text-style-name="P41" draw:layer="layout" svg:width="0.208cm" svg:height="0.208cm" svg:x="10.08cm" svg:y="5.9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45" draw:text-style-name="P41" draw:layer="layout" svg:width="0.208cm" svg:height="0.208cm" svg:x="12.065cm" svg:y="15.6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45" draw:text-style-name="P41" draw:layer="layout" svg:width="0.208cm" svg:height="0.208cm" svg:x="12.065cm" svg:y="13.69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" draw:style-name="gr45" draw:text-style-name="P41" draw:layer="layout" svg:width="0.208cm" svg:height="0.208cm" svg:x="12.065cm" svg:y="11.76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" draw:style-name="gr45" draw:text-style-name="P41" draw:layer="layout" svg:width="0.208cm" svg:height="0.208cm" svg:x="12.065cm" svg:y="9.83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7" draw:style-name="gr45" draw:text-style-name="P41" draw:layer="layout" svg:width="0.208cm" svg:height="0.208cm" svg:x="12.065cm" svg:y="7.9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8" draw:style-name="gr45" draw:text-style-name="P41" draw:layer="layout" svg:width="0.208cm" svg:height="0.208cm" svg:x="12.065cm" svg:y="5.9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9" draw:style-name="gr24" draw:text-style-name="P2" draw:layer="layout" svg:width="2.888cm" svg:height="1.402cm" svg:x="4.811cm" svg:y="6.594cm">
          <text:p text:style-name="P1"><text:span text:style-name="T92">(L</text:span><text:span text:style-name="T93">1</text:span><text:span text:style-name="T92">, S</text:span><text:span text:style-name="T93">2</text:span><text:span text:style-name="T92">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5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6" draw:style-name="dp1" draw:master-page-name="Default_20_1">
        <draw:custom-shape draw:name="CustomShape 1" draw:style-name="gr1" draw:text-style-name="P2" draw:layer="layout" svg:width="21.085cm" svg:height="2.113cm" svg:x="0.992cm" svg:y="1.21cm">
          <text:p text:style-name="P6"><text:span text:style-name="T1">Trajectories in Progress Graph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2" draw:layer="layout" svg:width="10.579cm" svg:height="6.006cm" svg:x="14.605cm" svg:y="4.715cm">
          <text:p text:style-name="P1"><text:span text:style-name="T25">A </text:span><text:span text:style-name="T88">trajectory</text:span><text:span text:style-name="T25"> is a sequence of legal state transitions that describes one possible concurrent execution of the threads.</text:span></text:p>
          <text:p text:style-name="P1"><text:span text:style-name="T2"/></text:p>
          <text:p text:style-name="P1"><text:span text:style-name="T25">Example:</text:span></text:p>
          <text:p text:style-name="P33"><text:span text:style-name="T25">H1, L1, U1, H2, L2, <text:s/>S1, T1, U2, S2, T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6" draw:text-style-name="P17" draw:layer="layout" svg:x1="2.618cm" svg:y1="15.733cm" svg:x2="13.201cm" svg:y2="15.734cm">
          <text:p/>
        </draw:line>
        <draw:line draw:name="Line 4" draw:style-name="gr46" draw:text-style-name="P17" draw:layer="layout" svg:x1="2.618cm" svg:y1="15.733cm" svg:x2="2.619cm" svg:y2="5.066cm">
          <text:p/>
        </draw:line>
        <draw:custom-shape draw:name="CustomShape 5" draw:style-name="gr9" draw:text-style-name="P2" draw:layer="layout" svg:width="1.152cm" svg:height="1.208cm" svg:x="3.069cm" svg:y="15.693cm">
          <text:p text:style-name="P42"><text:span text:style-name="T3">H</text:span><text:span text:style-name="T9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2" draw:layer="layout" svg:width="1.008cm" svg:height="1.208cm" svg:x="5.004cm" svg:y="15.693cm">
          <text:p text:style-name="P42"><text:span text:style-name="T3">L</text:span><text:span text:style-name="T9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2" draw:layer="layout" svg:width="1.168cm" svg:height="1.208cm" svg:x="6.949cm" svg:y="15.693cm">
          <text:p text:style-name="P42"><text:span text:style-name="T3">U</text:span><text:span text:style-name="T9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2" draw:layer="layout" svg:width="1.041cm" svg:height="1.208cm" svg:x="8.943cm" svg:y="15.693cm">
          <text:p text:style-name="P42"><text:span text:style-name="T3">S</text:span><text:span text:style-name="T9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2" draw:layer="layout" svg:width="1.058cm" svg:height="1.208cm" svg:x="10.956cm" svg:y="15.693cm">
          <text:p text:style-name="P42"><text:span text:style-name="T3">T</text:span><text:span text:style-name="T9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2" draw:layer="layout" svg:width="1.152cm" svg:height="1.208cm" svg:x="1.583cm" svg:y="14.14cm">
          <text:p text:style-name="P42"><text:span text:style-name="T3">H</text:span><text:span text:style-name="T9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2" draw:layer="layout" svg:width="1.008cm" svg:height="1.208cm" svg:x="1.661cm" svg:y="12.209cm">
          <text:p text:style-name="P42"><text:span text:style-name="T3">L</text:span><text:span text:style-name="T9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2" draw:layer="layout" svg:width="1.168cm" svg:height="1.208cm" svg:x="1.582cm" svg:y="10.207cm">
          <text:p text:style-name="P42"><text:span text:style-name="T3">U</text:span><text:span text:style-name="T9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draw:layer="layout" svg:width="1.041cm" svg:height="1.208cm" svg:x="1.614cm" svg:y="8.315cm">
          <text:p text:style-name="P42"><text:span text:style-name="T3">S</text:span><text:span text:style-name="T9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draw:layer="layout" svg:width="1.058cm" svg:height="1.208cm" svg:x="1.643cm" svg:y="6.318cm">
          <text:p text:style-name="P42"><text:span text:style-name="T3">T</text:span><text:span text:style-name="T9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" draw:text-style-name="P2" draw:layer="layout" svg:width="3.078cm" svg:height="1.096cm" svg:x="13.158cm" svg:y="15.271cm">
          <text:p text:style-name="P12"><text:span text:style-name="T3">Thread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9" draw:text-style-name="P2" draw:layer="layout" svg:width="3.078cm" svg:height="1.096cm" svg:x="1.089cm" svg:y="3.881cm">
          <text:p text:style-name="P12"><text:span text:style-name="T3">Thread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5" draw:text-style-name="P41" draw:layer="layout" svg:width="0.208cm" svg:height="0.208cm" svg:x="2.504cm" svg:y="15.58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45" draw:text-style-name="P41" draw:layer="layout" svg:width="0.208cm" svg:height="0.208cm" svg:x="2.504cm" svg:y="13.66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45" draw:text-style-name="P41" draw:layer="layout" svg:width="0.208cm" svg:height="0.208cm" svg:x="2.504cm" svg:y="11.73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45" draw:text-style-name="P41" draw:layer="layout" svg:width="0.208cm" svg:height="0.208cm" svg:x="2.504cm" svg:y="9.80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45" draw:text-style-name="P41" draw:layer="layout" svg:width="0.208cm" svg:height="0.208cm" svg:x="2.504cm" svg:y="7.87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45" draw:text-style-name="P41" draw:layer="layout" svg:width="0.208cm" svg:height="0.208cm" svg:x="2.504cm" svg:y="5.9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45" draw:text-style-name="P41" draw:layer="layout" svg:width="0.208cm" svg:height="0.208cm" svg:x="4.489cm" svg:y="15.6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45" draw:text-style-name="P41" draw:layer="layout" svg:width="0.208cm" svg:height="0.208cm" svg:x="4.489cm" svg:y="13.69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45" draw:text-style-name="P41" draw:layer="layout" svg:width="0.208cm" svg:height="0.208cm" svg:x="4.489cm" svg:y="11.76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45" draw:text-style-name="P41" draw:layer="layout" svg:width="0.208cm" svg:height="0.208cm" svg:x="4.489cm" svg:y="9.83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45" draw:text-style-name="P41" draw:layer="layout" svg:width="0.208cm" svg:height="0.208cm" svg:x="4.489cm" svg:y="7.9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45" draw:text-style-name="P41" draw:layer="layout" svg:width="0.208cm" svg:height="0.208cm" svg:x="4.489cm" svg:y="5.9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45" draw:text-style-name="P41" draw:layer="layout" svg:width="0.208cm" svg:height="0.208cm" svg:x="6.475cm" svg:y="15.6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45" draw:text-style-name="P41" draw:layer="layout" svg:width="0.208cm" svg:height="0.208cm" svg:x="6.475cm" svg:y="13.69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45" draw:text-style-name="P41" draw:layer="layout" svg:width="0.208cm" svg:height="0.208cm" svg:x="6.475cm" svg:y="11.76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45" draw:text-style-name="P41" draw:layer="layout" svg:width="0.208cm" svg:height="0.208cm" svg:x="6.475cm" svg:y="9.83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45" draw:text-style-name="P41" draw:layer="layout" svg:width="0.208cm" svg:height="0.208cm" svg:x="6.475cm" svg:y="7.9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45" draw:text-style-name="P41" draw:layer="layout" svg:width="0.208cm" svg:height="0.208cm" svg:x="6.475cm" svg:y="5.9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45" draw:text-style-name="P41" draw:layer="layout" svg:width="0.208cm" svg:height="0.208cm" svg:x="8.46cm" svg:y="15.6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45" draw:text-style-name="P41" draw:layer="layout" svg:width="0.208cm" svg:height="0.208cm" svg:x="8.46cm" svg:y="13.69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45" draw:text-style-name="P41" draw:layer="layout" svg:width="0.208cm" svg:height="0.208cm" svg:x="8.46cm" svg:y="11.76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45" draw:text-style-name="P41" draw:layer="layout" svg:width="0.208cm" svg:height="0.208cm" svg:x="8.46cm" svg:y="9.83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45" draw:text-style-name="P41" draw:layer="layout" svg:width="0.208cm" svg:height="0.208cm" svg:x="8.46cm" svg:y="7.9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45" draw:text-style-name="P41" draw:layer="layout" svg:width="0.208cm" svg:height="0.208cm" svg:x="8.46cm" svg:y="5.9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45" draw:text-style-name="P41" draw:layer="layout" svg:width="0.208cm" svg:height="0.208cm" svg:x="10.445cm" svg:y="15.6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45" draw:text-style-name="P41" draw:layer="layout" svg:width="0.208cm" svg:height="0.208cm" svg:x="10.445cm" svg:y="13.69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45" draw:text-style-name="P41" draw:layer="layout" svg:width="0.208cm" svg:height="0.208cm" svg:x="10.445cm" svg:y="11.76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45" draw:text-style-name="P41" draw:layer="layout" svg:width="0.208cm" svg:height="0.208cm" svg:x="10.445cm" svg:y="9.83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45" draw:text-style-name="P41" draw:layer="layout" svg:width="0.208cm" svg:height="0.208cm" svg:x="10.445cm" svg:y="7.9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45" draw:text-style-name="P41" draw:layer="layout" svg:width="0.208cm" svg:height="0.208cm" svg:x="10.445cm" svg:y="5.9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45" draw:text-style-name="P41" draw:layer="layout" svg:width="0.208cm" svg:height="0.208cm" svg:x="12.43cm" svg:y="15.6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45" draw:text-style-name="P41" draw:layer="layout" svg:width="0.208cm" svg:height="0.208cm" svg:x="12.43cm" svg:y="13.69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45" draw:text-style-name="P41" draw:layer="layout" svg:width="0.208cm" svg:height="0.208cm" svg:x="12.43cm" svg:y="11.76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45" draw:text-style-name="P41" draw:layer="layout" svg:width="0.208cm" svg:height="0.208cm" svg:x="12.43cm" svg:y="9.83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45" draw:text-style-name="P41" draw:layer="layout" svg:width="0.208cm" svg:height="0.208cm" svg:x="12.43cm" svg:y="7.9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45" draw:text-style-name="P41" draw:layer="layout" svg:width="0.208cm" svg:height="0.208cm" svg:x="12.43cm" svg:y="5.9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3" draw:style-name="gr48" draw:text-style-name="P17" xml:id="id35" draw:id="id35" draw:layer="layout" svg:x1="2.547cm" svg:y1="15.703cm" svg:x2="4.579cm" svg:y2="15.729cm">
          <text:p/>
        </draw:line>
        <draw:line draw:name="Line 54" draw:style-name="gr48" draw:text-style-name="P17" xml:id="id36" draw:id="id36" draw:layer="layout" svg:x1="4.62cm" svg:y1="15.703cm" svg:x2="6.675cm" svg:y2="15.704cm">
          <text:p/>
        </draw:line>
        <draw:line draw:name="Line 55" draw:style-name="gr48" draw:text-style-name="P17" xml:id="id37" draw:id="id37" draw:layer="layout" svg:x1="6.825cm" svg:y1="15.703cm" svg:x2="8.646cm" svg:y2="15.704cm">
          <text:p/>
        </draw:line>
        <draw:line draw:name="Line 56" draw:style-name="gr48" draw:text-style-name="P17" xml:id="id38" draw:id="id38" draw:layer="layout" svg:x1="8.602cm" svg:y1="15.588cm" svg:x2="8.603cm" svg:y2="13.829cm">
          <text:p/>
        </draw:line>
        <draw:line draw:name="Line 57" draw:style-name="gr48" draw:text-style-name="P17" xml:id="id39" draw:id="id39" draw:layer="layout" svg:x1="8.575cm" svg:y1="13.657cm" svg:x2="8.576cm" svg:y2="11.857cm">
          <text:p/>
        </draw:line>
        <draw:line draw:name="Line 58" draw:style-name="gr48" draw:text-style-name="P17" xml:id="id40" draw:id="id40" draw:layer="layout" svg:x1="8.743cm" svg:y1="11.884cm" svg:x2="10.564cm" svg:y2="11.885cm">
          <text:p/>
        </draw:line>
        <draw:line draw:name="Line 59" draw:style-name="gr48" draw:text-style-name="P17" xml:id="id41" draw:id="id41" draw:layer="layout" svg:x1="10.661cm" svg:y1="11.884cm" svg:x2="12.482cm" svg:y2="11.885cm">
          <text:p/>
        </draw:line>
        <draw:line draw:name="Line 60" draw:style-name="gr48" draw:text-style-name="P17" xml:id="id42" draw:id="id42" draw:layer="layout" svg:x1="12.553cm" svg:y1="11.69cm" svg:x2="12.554cm" svg:y2="9.891cm">
          <text:p/>
        </draw:line>
        <draw:line draw:name="Line 61" draw:style-name="gr48" draw:text-style-name="P17" xml:id="id43" draw:id="id43" draw:layer="layout" svg:x1="12.553cm" svg:y1="9.705cm" svg:x2="12.554cm" svg:y2="7.906cm">
          <text:p/>
        </draw:line>
        <draw:line draw:name="Line 62" draw:style-name="gr48" draw:text-style-name="P17" xml:id="id44" draw:id="id44" draw:layer="layout" svg:x1="12.553cm" svg:y1="7.761cm" svg:x2="12.554cm" svg:y2="5.962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26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7" draw:style-name="dp1" draw:master-page-name="Default_20_1">
        <draw:custom-shape draw:name="CustomShape 1" draw:style-name="gr49" draw:text-style-name="P44" xml:id="id50" draw:id="id50" draw:layer="layout" svg:width="5.66cm" svg:height="5.457cm" svg:x="5.86cm" svg:y="8.1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1.085cm" svg:height="2.113cm" svg:x="0.992cm" svg:y="1.21cm">
          <text:p text:style-name="P6"><text:span text:style-name="T1">Critical Sections and Unsafe Reg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0" draw:text-style-name="P2" draw:layer="layout" svg:width="8.101cm" svg:height="9.905cm" svg:x="16.66cm" svg:y="4.626cm">
          <text:p text:style-name="P1"><text:span text:style-name="T25">L, U, and S form a </text:span><text:span text:style-name="T88">critical section </text:span><text:span text:style-name="T25">with respect to the shared variable </text:span><text:span text:style-name="T41">cnt</text:span></text:p>
          <text:p text:style-name="P1"><text:span text:style-name="T2"/></text:p>
          <text:p text:style-name="P1"><text:span text:style-name="T25">Instructions in critical sections (wrt some shared variable) should not be interleaved</text:span></text:p>
          <text:p text:style-name="P1"><text:span text:style-name="T2"/></text:p>
          <text:p text:style-name="P1"><text:span text:style-name="T25">Sets of states where such interleaving occurs form </text:span><text:span text:style-name="T88">unsafe regions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46" draw:text-style-name="P17" draw:layer="layout" svg:x1="3.72cm" svg:y1="15.733cm" svg:x2="14.304cm" svg:y2="15.734cm">
          <text:p/>
        </draw:line>
        <draw:line draw:name="Line 5" draw:style-name="gr46" draw:text-style-name="P17" draw:layer="layout" svg:x1="3.72cm" svg:y1="15.733cm" svg:x2="3.721cm" svg:y2="5.066cm">
          <text:p/>
        </draw:line>
        <draw:custom-shape draw:name="CustomShape 6" draw:style-name="gr9" draw:text-style-name="P2" draw:layer="layout" svg:width="1.152cm" svg:height="1.208cm" svg:x="4.172cm" svg:y="15.693cm">
          <text:p text:style-name="P42"><text:span text:style-name="T3">H</text:span><text:span text:style-name="T9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2" draw:layer="layout" svg:width="1.008cm" svg:height="1.208cm" svg:x="6.106cm" svg:y="15.693cm">
          <text:p text:style-name="P42"><text:span text:style-name="T3">L</text:span><text:span text:style-name="T9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2" draw:layer="layout" svg:width="1.168cm" svg:height="1.208cm" svg:x="8.051cm" svg:y="15.693cm">
          <text:p text:style-name="P42"><text:span text:style-name="T3">U</text:span><text:span text:style-name="T9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2" draw:layer="layout" svg:width="1.041cm" svg:height="1.208cm" svg:x="10.045cm" svg:y="15.693cm">
          <text:p text:style-name="P42"><text:span text:style-name="T3">S</text:span><text:span text:style-name="T9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2" draw:layer="layout" svg:width="1.058cm" svg:height="1.208cm" svg:x="12.059cm" svg:y="15.693cm">
          <text:p text:style-name="P42"><text:span text:style-name="T3">T</text:span><text:span text:style-name="T9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2" draw:layer="layout" svg:width="1.152cm" svg:height="1.208cm" svg:x="2.686cm" svg:y="14.14cm">
          <text:p text:style-name="P42"><text:span text:style-name="T3">H</text:span><text:span text:style-name="T9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2" draw:layer="layout" svg:width="1.008cm" svg:height="1.208cm" svg:x="2.764cm" svg:y="12.209cm">
          <text:p text:style-name="P42"><text:span text:style-name="T3">L</text:span><text:span text:style-name="T9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draw:layer="layout" svg:width="1.168cm" svg:height="1.208cm" svg:x="2.685cm" svg:y="10.207cm">
          <text:p text:style-name="P42"><text:span text:style-name="T3">U</text:span><text:span text:style-name="T9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draw:layer="layout" svg:width="1.041cm" svg:height="1.208cm" svg:x="2.716cm" svg:y="8.315cm">
          <text:p text:style-name="P42"><text:span text:style-name="T3">S</text:span><text:span text:style-name="T9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" draw:text-style-name="P2" draw:layer="layout" svg:width="1.058cm" svg:height="1.208cm" svg:x="2.745cm" svg:y="6.318cm">
          <text:p text:style-name="P42"><text:span text:style-name="T3">T</text:span><text:span text:style-name="T9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9" draw:text-style-name="P2" draw:layer="layout" svg:width="3.078cm" svg:height="1.096cm" svg:x="14.261cm" svg:y="15.271cm">
          <text:p text:style-name="P12"><text:span text:style-name="T3">Thread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" draw:text-style-name="P2" draw:layer="layout" svg:width="3.078cm" svg:height="1.096cm" svg:x="2.191cm" svg:y="3.881cm">
          <text:p text:style-name="P12"><text:span text:style-name="T3">Thread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5" draw:text-style-name="P41" draw:layer="layout" svg:width="0.208cm" svg:height="0.208cm" svg:x="3.607cm" svg:y="15.58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45" draw:text-style-name="P41" draw:layer="layout" svg:width="0.208cm" svg:height="0.208cm" svg:x="3.607cm" svg:y="13.66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45" draw:text-style-name="P41" draw:layer="layout" svg:width="0.208cm" svg:height="0.208cm" svg:x="3.607cm" svg:y="11.73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45" draw:text-style-name="P41" draw:layer="layout" svg:width="0.208cm" svg:height="0.208cm" svg:x="3.607cm" svg:y="9.80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45" draw:text-style-name="P41" draw:layer="layout" svg:width="0.208cm" svg:height="0.208cm" svg:x="3.607cm" svg:y="7.87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45" draw:text-style-name="P41" draw:layer="layout" svg:width="0.208cm" svg:height="0.208cm" svg:x="3.607cm" svg:y="5.9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45" draw:text-style-name="P41" draw:layer="layout" svg:width="0.208cm" svg:height="0.208cm" svg:x="5.592cm" svg:y="15.6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45" draw:text-style-name="P41" draw:layer="layout" svg:width="0.208cm" svg:height="0.208cm" svg:x="5.592cm" svg:y="13.69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45" draw:text-style-name="P41" draw:layer="layout" svg:width="0.208cm" svg:height="0.208cm" svg:x="5.592cm" svg:y="11.76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45" draw:text-style-name="P41" draw:layer="layout" svg:width="0.208cm" svg:height="0.208cm" svg:x="5.592cm" svg:y="9.83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45" draw:text-style-name="P41" draw:layer="layout" svg:width="0.208cm" svg:height="0.208cm" svg:x="5.592cm" svg:y="7.9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45" draw:text-style-name="P41" draw:layer="layout" svg:width="0.208cm" svg:height="0.208cm" svg:x="5.592cm" svg:y="5.9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45" draw:text-style-name="P41" draw:layer="layout" svg:width="0.208cm" svg:height="0.208cm" svg:x="7.577cm" svg:y="15.6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45" draw:text-style-name="P41" draw:layer="layout" svg:width="0.208cm" svg:height="0.208cm" svg:x="7.577cm" svg:y="13.69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45" draw:text-style-name="P41" draw:layer="layout" svg:width="0.208cm" svg:height="0.208cm" svg:x="7.577cm" svg:y="11.76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45" draw:text-style-name="P41" draw:layer="layout" svg:width="0.208cm" svg:height="0.208cm" svg:x="7.577cm" svg:y="9.83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45" draw:text-style-name="P41" draw:layer="layout" svg:width="0.208cm" svg:height="0.208cm" svg:x="7.577cm" svg:y="7.9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45" draw:text-style-name="P41" draw:layer="layout" svg:width="0.208cm" svg:height="0.208cm" svg:x="7.577cm" svg:y="5.9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45" draw:text-style-name="P41" draw:layer="layout" svg:width="0.208cm" svg:height="0.208cm" svg:x="9.562cm" svg:y="15.6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45" draw:text-style-name="P41" draw:layer="layout" svg:width="0.208cm" svg:height="0.208cm" svg:x="9.562cm" svg:y="13.69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45" draw:text-style-name="P41" draw:layer="layout" svg:width="0.208cm" svg:height="0.208cm" svg:x="9.562cm" svg:y="11.76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45" draw:text-style-name="P41" draw:layer="layout" svg:width="0.208cm" svg:height="0.208cm" svg:x="9.562cm" svg:y="9.83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45" draw:text-style-name="P41" draw:layer="layout" svg:width="0.208cm" svg:height="0.208cm" svg:x="9.562cm" svg:y="7.9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45" draw:text-style-name="P41" draw:layer="layout" svg:width="0.208cm" svg:height="0.208cm" svg:x="9.562cm" svg:y="5.9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45" draw:text-style-name="P41" draw:layer="layout" svg:width="0.208cm" svg:height="0.208cm" svg:x="11.547cm" svg:y="15.6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45" draw:text-style-name="P41" draw:layer="layout" svg:width="0.208cm" svg:height="0.208cm" svg:x="11.547cm" svg:y="13.69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45" draw:text-style-name="P41" draw:layer="layout" svg:width="0.208cm" svg:height="0.208cm" svg:x="11.547cm" svg:y="11.76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45" draw:text-style-name="P41" draw:layer="layout" svg:width="0.208cm" svg:height="0.208cm" svg:x="11.547cm" svg:y="9.83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45" draw:text-style-name="P41" draw:layer="layout" svg:width="0.208cm" svg:height="0.208cm" svg:x="11.547cm" svg:y="7.9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45" draw:text-style-name="P41" draw:layer="layout" svg:width="0.208cm" svg:height="0.208cm" svg:x="11.547cm" svg:y="5.9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45" draw:text-style-name="P41" draw:layer="layout" svg:width="0.208cm" svg:height="0.208cm" svg:x="13.532cm" svg:y="15.6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45" draw:text-style-name="P41" draw:layer="layout" svg:width="0.208cm" svg:height="0.208cm" svg:x="13.532cm" svg:y="13.69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45" draw:text-style-name="P41" draw:layer="layout" svg:width="0.208cm" svg:height="0.208cm" svg:x="13.532cm" svg:y="11.76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45" draw:text-style-name="P41" draw:layer="layout" svg:width="0.208cm" svg:height="0.208cm" svg:x="13.532cm" svg:y="9.83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45" draw:text-style-name="P41" draw:layer="layout" svg:width="0.208cm" svg:height="0.208cm" svg:x="13.532cm" svg:y="7.9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45" draw:text-style-name="P41" draw:layer="layout" svg:width="0.208cm" svg:height="0.208cm" svg:x="13.532cm" svg:y="5.9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37" draw:text-style-name="P17" xml:id="id45" draw:id="id45" draw:layer="layout" svg:width="0.666cm" svg:height="5.746cm" svg:x="2.293cm" svg:y="8.043cm">
          <text:p/>
          <draw:enhanced-geometry draw:mirror-horizontal="false" draw:mirror-vertical="false" draw:text-areas="?f13 ?f14 ?f17 ?f15" svg:viewBox="0 0 0 0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55" draw:style-name="gr37" draw:text-style-name="P17" xml:id="id47" draw:id="id47" draw:layer="layout" svg:width="0.666cm" svg:height="5.746cm" draw:transform="rotate (1.5707963267949) translate (5.89cm 17.498cm)">
          <text:p/>
          <draw:enhanced-geometry draw:mirror-horizontal="false" draw:mirror-vertical="false" draw:text-areas="?f13 ?f14 ?f17 ?f15" svg:viewBox="0 0 0 0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56" draw:style-name="gr51" draw:text-style-name="P2" xml:id="id48" draw:id="id48" draw:layer="layout" svg:width="6.643cm" svg:height="1.011cm" svg:x="5.475cm" svg:y="17.423cm">
          <text:p text:style-name="P12"><text:span text:style-name="T25">critical section wrt </text:span><text:span text:style-name="T41">c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52" draw:text-style-name="P2" xml:id="id46" draw:id="id46" draw:layer="layout" svg:width="2.611cm" svg:height="3.297cm" svg:x="0cm" svg:y="9.17cm">
          <text:p text:style-name="P12"><text:span text:style-name="T25">critical section wrt </text:span><text:span text:style-name="T41">c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24" draw:text-style-name="P2" xml:id="id49" draw:id="id49" draw:layer="layout" svg:width="4.183cm" svg:height="1.01cm" svg:x="6.587cm" svg:y="10.409cm">
          <text:p text:style-name="P1"><text:span text:style-name="T94">Unsafe reg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27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8" draw:style-name="dp1" draw:master-page-name="Default_20_1">
        <draw:custom-shape draw:name="CustomShape 1" draw:style-name="gr1" draw:text-style-name="P2" draw:layer="layout" svg:width="21.551cm" svg:height="1.588cm" svg:x="1.058cm" svg:y="1.27cm">
          <text:p text:style-name="P6"><text:span text:style-name="T1">Enforcing Mutual Excl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447cm" svg:height="13.807cm" svg:x="1.102cm" svg:y="3.334cm">
          <text:list text:style-name="L2">
            <text:list-item>
              <text:p text:style-name="P36"><text:span text:style-name="T27">Question:</text:span><text:span text:style-name="T18"> How can we guarantee a safe trajectory?</text:span></text:p>
            </text:list-item>
          </text:list>
          <text:p text:style-name="P45"><text:span text:style-name="T24"/></text:p>
          <text:list text:continue-numbering="true" text:style-name="L2">
            <text:list-item>
              <text:p text:style-name="P46"><text:span text:style-name="T18">Answer: We must </text:span><text:span text:style-name="T95">synchroniz</text:span><text:span text:style-name="T96">e</text:span><text:span text:style-name="T27"> </text:span><text:span text:style-name="T18">the execution of the threads so that they can never have an unsafe trajectory.</text:span><text:span text:style-name="T18"><text:tab/></text:span></text:p>
            </text:list-item>
          </text:list>
          <text:list text:style-name="L4">
            <text:list-item>
              <text:list>
                <text:list-item>
                  <text:p text:style-name="P37"><text:span text:style-name="T4">i.e., need to guarantee </text:span><text:span text:style-name="T97">mutually exclusive access </text:span><text:span text:style-name="T4">for each critical section.</text:span></text:p>
                </text:list-item>
              </text:list>
            </text:list-item>
          </text:list>
          <text:p text:style-name="P47"><text:span text:style-name="T45"/></text:p>
          <text:list text:continue-numbering="true" text:style-name="L4">
            <text:list-item>
              <text:p text:style-name="P46"><text:span text:style-name="T18">Classic solution: </text:span></text:p>
              <text:list>
                <text:list-item>
                  <text:p text:style-name="P37"><text:span text:style-name="T4">Semaphores (Edsger Dijkstra)</text:span></text:p>
                </text:list-item>
              </text:list>
            </text:list-item>
          </text:list>
          <text:p text:style-name="P47"><text:span text:style-name="T45"/></text:p>
          <text:list text:continue-numbering="true" text:style-name="L4">
            <text:list-item>
              <text:p text:style-name="P46"><text:span text:style-name="T18">Other approaches</text:span></text:p>
              <text:list>
                <text:list-item>
                  <text:p text:style-name="P37"><text:span text:style-name="T4">Mutexes and condition variables from Pthreads</text:span></text:p>
                </text:list-item>
                <text:list-item>
                  <text:p text:style-name="P37"><text:span text:style-name="T4">Monitors (Java) (boring languages are outside our scope)</text:span></text:p>
                </text:list-item>
              </text:list>
            </text:list-item>
          </text:list>
          <text:p text:style-name="P47"><text:span text:style-name="T45"/></text:p>
          <text:p text:style-name="P47"><text:span text:style-name="T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8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9" draw:style-name="dp1" draw:master-page-name="Default_20_1">
        <draw:custom-shape draw:name="CustomShape 1" draw:style-name="gr1" draw:text-style-name="P2" draw:layer="layout" svg:width="21.551cm" svg:height="1.588cm" svg:x="1.058cm" svg:y="1.27cm">
          <text:p text:style-name="P6"><text:span text:style-name="T1">Semaph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" draw:layer="layout" svg:width="24.011cm" svg:height="15.077cm" svg:x="1.102cm" svg:y="3.334cm">
          <text:list text:style-name="L2">
            <text:list-item>
              <text:p text:style-name="P46"><text:span text:style-name="T48">Semaphore:</text:span><text:span text:style-name="T27"> </text:span><text:span text:style-name="T18"><text:s/>non-negative global integer synchronization variable. Manipulated by </text:span><text:span text:style-name="T27">P (passering)</text:span><text:span text:style-name="T18"> and </text:span><text:span text:style-name="T27">V (vrijgave)</text:span><text:span text:style-name="T18"> erations. </text:span></text:p>
            </text:list-item>
            <text:list-item>
              <text:p text:style-name="P46"><text:span text:style-name="T18">P(s):</text:span></text:p>
            </text:list-item>
          </text:list>
          <text:list text:style-name="L4">
            <text:list-item>
              <text:list>
                <text:list-item>
                  <text:p text:style-name="P48"><text:span text:style-name="T4">If </text:span><text:span text:style-name="T26">s</text:span><text:span text:style-name="T4"> is nonzero, then decrement </text:span><text:span text:style-name="T26">s</text:span><text:span text:style-name="T4"> by 1 and return immediately.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48"><text:span text:style-name="T4">Test and decrement operations occur atomically (indivisibly)</text:span></text:p>
                    </text:list-item>
                  </text:list>
                </text:list-item>
                <text:list-item>
                  <text:p text:style-name="P48"><text:span text:style-name="T4">If </text:span><text:span text:style-name="T26">s</text:span><text:span text:style-name="T4"> is zero, then suspend thread until </text:span><text:span text:style-name="T26">s</text:span><text:span text:style-name="T4"> becomes nonzero and the thread is restarted by a V operation. </text:span></text:p>
                </text:list-item>
                <text:list-item>
                  <text:p text:style-name="P48"><text:span text:style-name="T4">After restarting, the P operation decrements </text:span><text:span text:style-name="T26">s</text:span><text:span text:style-name="T4"> and returns control to the caller. </text:span></text:p>
                </text:list-item>
              </text:list>
            </text:list-item>
            <text:list-item>
              <text:p text:style-name="P49"><text:span text:style-name="T27">V(s): </text:span></text:p>
              <text:list>
                <text:list-item>
                  <text:p text:style-name="P48"><text:span text:style-name="T4">Increment </text:span><text:span text:style-name="T26">s</text:span><text:span text:style-name="T4"> by 1. </text:span></text:p>
                  <text:list>
                    <text:list-item>
                      <text:p text:style-name="P48"><text:span text:style-name="T4">Increment operation occurs atomically</text:span></text:p>
                    </text:list-item>
                  </text:list>
                </text:list-item>
                <text:list-item>
                  <text:p text:style-name="P48"><text:span text:style-name="T4">If there are any threads blocked in a P operation waiting for </text:span><text:span text:style-name="T26">s</text:span><text:span text:style-name="T4"> to become non-zero, then restart exactly one of those threads, which then completes its P operation by decrementing </text:span><text:span text:style-name="T26">s</text:span><text:span text:style-name="T4">. </text:span></text:p>
                </text:list-item>
              </text:list>
            </text:list-item>
          </text:list>
          <text:p text:style-name="P50"><text:span text:style-name="T45"/></text:p>
          <text:list text:continue-numbering="true" text:style-name="L5">
            <text:list-item>
              <text:p text:style-name="P36"><text:span text:style-name="T92">Semaphore invariant: </text:span><text:span text:style-name="T48">(s &gt;= 0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29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0" draw:style-name="dp1" draw:master-page-name="Default_20_1">
        <draw:custom-shape draw:name="CustomShape 1" draw:style-name="gr1" draw:text-style-name="P2" draw:layer="layout" svg:width="21.085cm" svg:height="2.113cm" svg:x="0.992cm" svg:y="1.21cm">
          <text:p text:style-name="P6"><text:span text:style-name="T1">C Semaphore Oper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.502cm" svg:x="0.635cm" svg:y="3.935cm">
          <text:p text:style-name="P27"><text:span text:style-name="T18">Pthreads function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3" draw:text-style-name="P16" draw:layer="layout" svg:width="22.979cm" svg:height="4.82cm" svg:x="1.07cm" svg:y="5.441cm">
          <text:p text:style-name="P1"><text:span text:style-name="T41">#include &lt;semaphore.h&gt;</text:span></text:p>
          <text:p text:style-name="P1"><text:span text:style-name="T2"/></text:p>
          <text:p text:style-name="P1"><text:span text:style-name="T41">int sem_init(sem_t *s, 0, unsigned int val);} /* s = val */</text:span></text:p>
          <text:p text:style-name="P1"><text:span text:style-name="T2"/></text:p>
          <text:p text:style-name="P1"><text:span text:style-name="T41">int sem_wait(sem_t *s); <text:s/>/* P(s) */</text:span></text:p>
          <text:p text:style-name="P1"><text:span text:style-name="T41">int sem_post(sem_t *s); <text:s/>/* V(s) *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21.93cm" svg:height="1.689cm" svg:x="0.635cm" svg:y="11.642cm">
          <text:p text:style-name="P27"><text:span text:style-name="T18">CS:APP wrapper functions:</text:span></text:p>
          <text:p text:style-name="P27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3" draw:text-style-name="P16" draw:layer="layout" svg:width="20.693cm" svg:height="3.296cm" svg:x="0.932cm" svg:y="13.123cm">
          <text:p text:style-name="P1"><text:span text:style-name="T41">#include "csapp.h”</text:span></text:p>
          <text:p text:style-name="P1"><text:span text:style-name="T2"/></text:p>
          <text:p text:style-name="P1"><text:span text:style-name="T41">void P(sem_t *s); /* Wrapper function for sem_wait */</text:span></text:p>
          <text:p text:style-name="P1"><text:span text:style-name="T41">void V(sem_t *s); /* Wrapper function for sem_post *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0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1" draw:style-name="dp1" draw:master-page-name="Default_20_1">
        <draw:custom-shape draw:name="CustomShape 1" draw:style-name="gr1" draw:text-style-name="P2" draw:layer="layout" svg:width="24.373cm" svg:height="3.039cm" svg:x="1.017cm" svg:y="0.423cm">
          <text:p text:style-name="P6"><text:span text:style-name="T62">badcnt.c</text:span><text:span text:style-name="T1">: Improper Synchron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16" draw:layer="layout" svg:width="13.331cm" svg:height="14.831cm" svg:x="0.128cm" svg:y="3.495cm">
          <text:p text:style-name="P1"><text:span text:style-name="T63">/* Global shared variable */</text:span></text:p>
          <text:p text:style-name="P1"><text:span text:style-name="T64">volatile</text:span><text:span text:style-name="T65"> </text:span><text:span text:style-name="T66">long</text:span><text:span text:style-name="T65"> </text:span><text:span text:style-name="T67">cnt</text:span><text:span text:style-name="T65"> = 0; </text:span><text:span text:style-name="T63">/* Counter */</text:span></text:p>
          <text:p text:style-name="P1"><text:span text:style-name="T68"/></text:p>
          <text:p text:style-name="P1"><text:span text:style-name="T66">int</text:span><text:span text:style-name="T65"> </text:span><text:span text:style-name="T69">main</text:span><text:span text:style-name="T65">(</text:span><text:span text:style-name="T66">int</text:span><text:span text:style-name="T65"> </text:span><text:span text:style-name="T67">argc</text:span><text:span text:style-name="T65">, </text:span><text:span text:style-name="T66">char</text:span><text:span text:style-name="T65"> **</text:span><text:span text:style-name="T67">argv</text:span><text:span text:style-name="T65">)</text:span></text:p>
          <text:p text:style-name="P1"><text:span text:style-name="T65">{</text:span></text:p>
          <text:p text:style-name="P1"><text:span text:style-name="T65"><text:s text:c="4"/></text:span><text:span text:style-name="T66">long</text:span><text:span text:style-name="T65"> </text:span><text:span text:style-name="T67">niters</text:span><text:span text:style-name="T65">;</text:span></text:p>
          <text:p text:style-name="P1"><text:span text:style-name="T65"><text:s text:c="4"/></text:span><text:span text:style-name="T66">pthread_t</text:span><text:span text:style-name="T65"> </text:span><text:span text:style-name="T67">tid1</text:span><text:span text:style-name="T65">, </text:span><text:span text:style-name="T67">tid2</text:span><text:span text:style-name="T65">;</text:span></text:p>
          <text:p text:style-name="P1"><text:span text:style-name="T68"/></text:p>
          <text:p text:style-name="P1"><text:span text:style-name="T65"><text:s text:c="4"/></text:span><text:span text:style-name="T65">niters = atoi(argv[1]);</text:span></text:p>
          <text:p text:style-name="P1"><text:span text:style-name="T65"><text:s text:c="4"/></text:span><text:span text:style-name="T65">Pthread_create(&amp;tid1, </text:span><text:span text:style-name="T70">NULL</text:span><text:span text:style-name="T65">,</text:span></text:p>
          <text:p text:style-name="P1"><text:span text:style-name="T65"><text:s text:c="8"/></text:span><text:span text:style-name="T65">thread, &amp;niters);</text:span></text:p>
          <text:p text:style-name="P1"><text:span text:style-name="T65"><text:s text:c="4"/></text:span><text:span text:style-name="T65">Pthread_create(&amp;tid2, </text:span><text:span text:style-name="T70">NULL</text:span><text:span text:style-name="T65">,</text:span></text:p>
          <text:p text:style-name="P1"><text:span text:style-name="T65"><text:s text:c="8"/></text:span><text:span text:style-name="T65">thread, &amp;niters);</text:span></text:p>
          <text:p text:style-name="P1"><text:span text:style-name="T65"><text:s text:c="4"/></text:span><text:span text:style-name="T65">Pthread_join(tid1, </text:span><text:span text:style-name="T70">NULL</text:span><text:span text:style-name="T65">);</text:span></text:p>
          <text:p text:style-name="P1"><text:span text:style-name="T65"><text:s text:c="4"/></text:span><text:span text:style-name="T65">Pthread_join(tid2, </text:span><text:span text:style-name="T70">NULL</text:span><text:span text:style-name="T65">);</text:span></text:p>
          <text:p text:style-name="P1"><text:span text:style-name="T68"/></text:p>
          <text:p text:style-name="P1"><text:span text:style-name="T65"><text:s text:c="4"/></text:span><text:span text:style-name="T63">/* Check result */</text:span></text:p>
          <text:p text:style-name="P1"><text:span text:style-name="T65"><text:s text:c="4"/></text:span><text:span text:style-name="T64">if</text:span><text:span text:style-name="T65"> (cnt != (2 * niters))</text:span></text:p>
          <text:p text:style-name="P1"><text:span text:style-name="T65"><text:s text:c="8"/></text:span><text:span text:style-name="T65">printf(</text:span><text:span text:style-name="T71">"BOOM! cnt=%ld\n"</text:span><text:span text:style-name="T65">, cnt);</text:span></text:p>
          <text:p text:style-name="P1"><text:span text:style-name="T65"><text:s text:c="4"/></text:span><text:span text:style-name="T64">else</text:span></text:p>
          <text:p text:style-name="P1"><text:span text:style-name="T65"><text:s text:c="8"/></text:span><text:span text:style-name="T65">printf(</text:span><text:span text:style-name="T71">"OK cnt=%ld\n"</text:span><text:span text:style-name="T65">, cnt);</text:span></text:p>
          <text:p text:style-name="P1"><text:span text:style-name="T65"><text:s text:c="4"/></text:span><text:span text:style-name="T65">exit(0);</text:span></text:p>
          <text:p text:style-name="P1"><text:span text:style-name="T6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0" draw:text-style-name="P16" draw:layer="layout" svg:width="25.779cm" svg:height="7.685cm" svg:x="15.332cm" svg:y="3.483cm">
          <text:p text:style-name="P1"><text:span text:style-name="T72">/* Thread routine */</text:span><text:span text:style-name="T30"> <text:s text:c="92"/></text:span></text:p>
          <text:p text:style-name="P1"><text:span text:style-name="T73">void</text:span><text:span text:style-name="T30"> *</text:span><text:span text:style-name="T74">thread</text:span><text:span text:style-name="T30">(</text:span><text:span text:style-name="T73">void</text:span><text:span text:style-name="T30"> *</text:span><text:span text:style-name="T75">vargp</text:span><text:span text:style-name="T30">) <text:s text:c="87"/></text:span></text:p>
          <text:p text:style-name="P1"><text:span text:style-name="T30">{ <text:s text:c="111"/></text:span></text:p>
          <text:p text:style-name="P1"><text:span text:style-name="T30"><text:s text:c="4"/></text:span><text:span text:style-name="T73">long</text:span><text:span text:style-name="T30"> </text:span><text:span text:style-name="T75">i</text:span><text:span text:style-name="T30">, </text:span><text:span text:style-name="T75">niters</text:span><text:span text:style-name="T30"> = </text:span></text:p>
          <text:p text:style-name="P1"><text:span text:style-name="T30"><text:s text:c="15"/></text:span><text:span text:style-name="T30">*((</text:span><text:span text:style-name="T73">long</text:span><text:span text:style-name="T30"> *)vargp); <text:s text:c="74"/></text:span></text:p>
          <text:p text:style-name="P1"><text:span text:style-name="T30"><text:s text:c="113"/></text:span></text:p>
          <text:p text:style-name="P1"><text:span text:style-name="T30"><text:s text:c="4"/></text:span><text:span text:style-name="T76">for</text:span><text:span text:style-name="T30"> (i = 0; i &lt; niters; i++)</text:span></text:p>
          <text:p text:style-name="P1"><text:span text:style-name="T30"><text:s text:c="8"/></text:span><text:span text:style-name="T30">cnt++; <text:s text:c="18"/></text:span></text:p>
          <text:p text:style-name="P1"><text:span text:style-name="T30"><text:s text:c="113"/></text:span></text:p>
          <text:p text:style-name="P1"><text:span text:style-name="T30"><text:s text:c="4"/></text:span><text:span text:style-name="T76">return</text:span><text:span text:style-name="T30"> </text:span><text:span text:style-name="T77">NULL</text:span><text:span text:style-name="T30">; <text:s text:c="96"/></text:span></text:p>
          <text:p text:style-name="P1"><text:span text:style-name="T30">}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4" draw:text-style-name="P35" draw:layer="layout" svg:width="7.612cm" svg:height="3.629cm" svg:x="15.28cm" svg:y="11.666cm">
          <text:p text:style-name="P1"><text:span text:style-name="T78">linux&gt; ./badcnt 10000</text:span></text:p>
          <text:p text:style-name="P1"><text:span text:style-name="T78">OK cnt=20000</text:span></text:p>
          <text:p text:style-name="P1"><text:span text:style-name="T78">linux&gt; ./badcnt 10000</text:span></text:p>
          <text:p text:style-name="P1"><text:span text:style-name="T78">BOOM! cnt=13051</text:span></text:p>
          <text:p text:style-name="P1"><text:span text:style-name="T78">linux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5" draw:text-style-name="P2" draw:layer="layout" svg:width="9.733cm" svg:height="3.043cm" svg:x="14.182cm" svg:y="15.82cm">
          <text:p text:style-name="P12"><text:span text:style-name="T46">cnt</text:span><text:span text:style-name="T18"> should equal 20,000.</text:span></text:p>
          <text:p text:style-name="P12"><text:span text:style-name="T24"/></text:p>
          <text:p text:style-name="P12"><text:span text:style-name="T79">What went wrong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4" draw:text-style-name="P2" draw:layer="layout" svg:width="2.748cm" svg:height="1.01cm" svg:x="10.453cm" svg:y="17.357cm">
          <text:p text:style-name="P1"><text:span text:style-name="T40">badcnt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31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2" draw:style-name="dp1" draw:master-page-name="Default_20_1">
        <draw:custom-shape draw:name="CustomShape 1" draw:style-name="gr1" draw:text-style-name="P2" draw:layer="layout" svg:width="22.041cm" svg:height="2.113cm" svg:x="0.992cm" svg:y="1.21cm">
          <text:p text:style-name="P6"><text:span text:style-name="T1">Using Semaphores for Mutual Excl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11"><text:span text:style-name="T18">Basic idea:</text:span></text:p>
            </text:list-item>
          </text:list>
          <text:list text:style-name="L4">
            <text:list-item>
              <text:list>
                <text:list-item>
                  <text:p text:style-name="P10"><text:span text:style-name="T4">Associate a unique semaphore </text:span><text:span text:style-name="T26">mutex</text:span><text:span text:style-name="T4">, initially 1, with each shared variable (or related set of shared variables).</text:span></text:p>
                </text:list-item>
                <text:list-item>
                  <text:p text:style-name="P10"><text:span text:style-name="T4">Surround corresponding critical sections with </text:span><text:span text:style-name="T26">P(mutex)</text:span><text:span text:style-name="T4"> and </text:span></text:p>
                </text:list-item>
              </text:list>
            </text:list-item>
          </text:list>
          <text:p text:style-name="P25"><text:span text:style-name="T26"><text:tab/></text:span><text:span text:style-name="T26">V(mutex)</text:span><text:span text:style-name="T4"> operations.</text:span></text:p>
          <text:p text:style-name="P11"><text:span text:style-name="T45"/></text:p>
          <text:list text:continue-numbering="true" text:style-name="L4">
            <text:list-item>
              <text:p text:style-name="P11"><text:span text:style-name="T18">Terminology:</text:span></text:p>
              <text:list>
                <text:list-item>
                  <text:p text:style-name="P10"><text:span text:style-name="T98">Binary semaphore</text:span><text:span text:style-name="T4">: semaphore whose value is always 0 or 1</text:span></text:p>
                </text:list-item>
                <text:list-item>
                  <text:p text:style-name="P10"><text:span text:style-name="T98">Mutex:</text:span><text:span text:style-name="T99"> </text:span><text:span text:style-name="T4">binary semaphore used for mutual exclusion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0"><text:span text:style-name="T4">P operation: </text:span><text:span text:style-name="T99">“locking” </text:span><text:span text:style-name="T4">the mutex</text:span></text:p>
                    </text:list-item>
                    <text:list-item>
                      <text:p text:style-name="P10"><text:span text:style-name="T4">V operation: </text:span><text:span text:style-name="T99">“unlocking” </text:span><text:span text:style-name="T4">or </text:span><text:span text:style-name="T99">“releasing” </text:span><text:span text:style-name="T4">the mutex</text:span></text:p>
                    </text:list-item>
                  </text:list>
                </text:list-item>
              </text:list>
            </text:list-item>
          </text:list>
          <text:list text:style-name="L23">
            <text:list-item>
              <text:list>
                <text:list-item>
                  <text:list>
                    <text:list-item>
                      <text:p text:style-name="P10"><text:span text:style-name="T98">“</text:span><text:span text:style-name="T98">Holding” </text:span><text:span text:style-name="T4">a mutex: locked and not yet unlocked. </text:span></text:p>
                    </text:list-item>
                  </text:list>
                </text:list-item>
                <text:list-item>
                  <text:p text:style-name="P10"><text:span text:style-name="T98">Counting semaphore</text:span><text:span text:style-name="T4">: used as a counter for set of available resources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2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3" draw:style-name="dp1" draw:master-page-name="Default_20_1">
        <draw:custom-shape draw:name="CustomShape 1" draw:style-name="gr1" draw:text-style-name="P2" draw:layer="layout" svg:width="21.085cm" svg:height="2.113cm" svg:x="0.992cm" svg:y="1.058cm">
          <text:p text:style-name="P6"><text:span text:style-name="T62">goodcnt.c:</text:span><text:span text:style-name="T1"> Proper Synchron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2cm" svg:height="1.275cm" svg:x="0.635cm" svg:y="3.378cm">
          <text:list text:style-name="L2">
            <text:list-item>
              <text:p text:style-name="P11"><text:span text:style-name="T18">Define and initialize a mutex for the shared variable </text:span><text:span text:style-name="T46">cnt:</text:span></text:p>
            </text:list-item>
          </text:list>
          <text:p text:style-name="P25"><text:span text:style-name="T24"/></text:p>
          <text:p text:style-name="P11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4" draw:text-style-name="P16" draw:layer="layout" svg:width="23.568cm" svg:height="3.472cm" svg:x="0.982cm" svg:y="4.991cm">
          <text:p text:style-name="P1"><text:span text:style-name="T41"><text:s/></text:span><text:span text:style-name="T100"><text:s/></text:span><text:span text:style-name="T101">volatile</text:span><text:span text:style-name="T100"> </text:span><text:span text:style-name="T102">long</text:span><text:span text:style-name="T100"> </text:span><text:span text:style-name="T103">cnt</text:span><text:span text:style-name="T100"> = 0; <text:s/></text:span><text:span text:style-name="T104">/* Counter */</text:span></text:p>
          <text:p text:style-name="P1"><text:span text:style-name="T100"><text:s text:c="2"/></text:span><text:span text:style-name="T102">sem_t</text:span><text:span text:style-name="T100"> </text:span><text:span text:style-name="T103">mutex</text:span><text:span text:style-name="T100">; <text:s text:c="11"/></text:span><text:span text:style-name="T104">/* Semaphore that protects cnt */</text:span></text:p>
          <text:p text:style-name="P1"><text:span text:style-name="T41"><text:s/></text:span></text:p>
          <text:p text:style-name="P1"><text:span text:style-name="T100"><text:s text:c="2"/></text:span><text:span text:style-name="T100">Sem_init(&amp;mutex, 0, 1); </text:span><text:span text:style-name="T104">/* mutex = 1 *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23.072cm" svg:height="1.275cm" svg:x="0.992cm" svg:y="9.313cm">
          <text:list text:style-name="L2">
            <text:list-item>
              <text:p text:style-name="P11"><text:span text:style-name="T18">Surround critical section with </text:span><text:span text:style-name="T27">P</text:span><text:span text:style-name="T18"> and </text:span><text:span text:style-name="T27">V</text:span><text:span text:style-name="T18">:</text:span></text:p>
            </text:list-item>
          </text:list>
          <text:p text:style-name="P10"><text:span text:style-name="T24"/></text:p>
          <text:p text:style-name="P11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4" draw:text-style-name="P16" draw:layer="layout" svg:width="13.258cm" svg:height="4.229cm" svg:x="1.343cm" svg:y="11.007cm">
          <text:p text:style-name="P1"><text:span text:style-name="T100"><text:s/></text:span><text:span text:style-name="T101">for</text:span><text:span text:style-name="T100"> (i = 0; i &lt; niters; i++) {</text:span></text:p>
          <text:p text:style-name="P1"><text:span text:style-name="T100"><text:s text:c="5"/></text:span><text:span text:style-name="T100">P(&amp;mutex);</text:span></text:p>
          <text:p text:style-name="P1"><text:span text:style-name="T100"><text:s text:c="5"/></text:span><text:span text:style-name="T100">cnt++;</text:span></text:p>
          <text:p text:style-name="P1"><text:span text:style-name="T100"><text:s text:c="5"/></text:span><text:span text:style-name="T100">V(&amp;mutex);</text:span></text:p>
          <text:p text:style-name="P1"><text:span text:style-name="T100"><text:s text:c="2"/></text:span><text:span text:style-name="T10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4" draw:text-style-name="P35" draw:layer="layout" svg:width="7.951cm" svg:height="3.629cm" svg:x="15.704cm" svg:y="11.239cm">
          <text:p text:style-name="P1"><text:span text:style-name="T78">linux&gt; ./goodcnt 10000</text:span></text:p>
          <text:p text:style-name="P1"><text:span text:style-name="T78">OK cnt=20000</text:span></text:p>
          <text:p text:style-name="P1"><text:span text:style-name="T78">linux&gt; ./goodcnt 10000</text:span></text:p>
          <text:p text:style-name="P1"><text:span text:style-name="T78">OK cnt=20000</text:span></text:p>
          <text:p text:style-name="P1"><text:span text:style-name="T78">linux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3" draw:text-style-name="P2" draw:layer="layout" svg:width="14.952cm" svg:height="2.28cm" svg:x="9.948cm" svg:y="16.119cm">
          <text:p text:style-name="P12"><text:span text:style-name="T18">Warning: It’s orders of magnitude slower than </text:span><text:span text:style-name="T46">badcnt.c.</text:span><text:span text:style-name="T18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4" draw:text-style-name="P2" draw:layer="layout" svg:width="3.078cm" svg:height="1.01cm" svg:x="11.64cm" svg:y="14.214cm">
          <text:p text:style-name="P1"><text:span text:style-name="T40">goodcnt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3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4" draw:style-name="dp1" draw:master-page-name="Default_20_1">
        <draw:custom-shape draw:name="CustomShape 1" draw:style-name="gr55" draw:text-style-name="P51" draw:layer="layout" svg:width="5.584cm" svg:height="5.384cm" svg:x="5.393cm" svg:y="7.8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44" draw:layer="layout" svg:width="4.822cm" svg:height="4.649cm" svg:x="5.781cm" svg:y="8.2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2" draw:layer="layout" svg:width="4.183cm" svg:height="1.01cm" svg:x="6.23cm" svg:y="10.055cm">
          <text:p text:style-name="P1"><text:span text:style-name="T105">Unsafe reg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1.085cm" svg:height="2.113cm" svg:x="0.992cm" svg:y="1.21cm">
          <text:p text:style-name="P6"><text:span text:style-name="T1">Why Mutexes 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6" draw:text-style-name="P2" draw:layer="layout" svg:width="8.621cm" svg:height="9.142cm" svg:x="16.14cm" svg:y="3.836cm">
          <text:p text:style-name="P1"><text:span text:style-name="T25">Provide mutually exclusive access to shared variable by surrounding critical section with <text:s/></text:span><text:span text:style-name="T57">P</text:span><text:span text:style-name="T25"> and </text:span><text:span text:style-name="T57">V</text:span><text:span text:style-name="T25"> operations on semaphore </text:span><text:span text:style-name="T41">s</text:span><text:span text:style-name="T25"> (initially set to 1)</text:span></text:p>
          <text:p text:style-name="P1"><text:span text:style-name="T2"/></text:p>
          <text:p text:style-name="P1"><text:span text:style-name="T25">Semaphore invariant </text:span></text:p>
          <text:p text:style-name="P1"><text:span text:style-name="T25">creates a </text:span><text:span text:style-name="T106">forbidden region</text:span></text:p>
          <text:p text:style-name="P1"><text:span text:style-name="T25">that encloses unsafe region and that cannot be entered by any trajectory.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46" draw:text-style-name="P17" draw:layer="layout" svg:x1="2.271cm" svg:y1="16.355cm" svg:x2="15.023cm" svg:y2="16.356cm">
          <text:p/>
        </draw:line>
        <draw:line draw:name="Line 7" draw:style-name="gr46" draw:text-style-name="P17" draw:layer="layout" svg:x1="2.297cm" svg:y1="16.355cm" svg:x2="2.298cm" svg:y2="4.259cm">
          <text:p/>
        </draw:line>
        <draw:custom-shape draw:name="CustomShape 8" draw:style-name="gr9" draw:text-style-name="P2" draw:layer="layout" svg:width="1.088cm" svg:height="1.111cm" svg:x="2.679cm" svg:y="16.25cm">
          <text:p text:style-name="P52"><text:span text:style-name="T25">H</text:span><text:span text:style-name="T8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2" draw:layer="layout" svg:width="1.491cm" svg:height="1.011cm" svg:x="4.097cm" svg:y="16.299cm">
          <text:p text:style-name="P52"><text:span text:style-name="T89">P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2" draw:layer="layout" svg:width="1.529cm" svg:height="1.011cm" svg:x="10.904cm" svg:y="16.299cm">
          <text:p text:style-name="P52"><text:span text:style-name="T89">V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2" draw:layer="layout" svg:width="0.999cm" svg:height="1.111cm" svg:x="12.812cm" svg:y="16.25cm">
          <text:p text:style-name="P52"><text:span text:style-name="T25">T</text:span><text:span text:style-name="T8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2" draw:layer="layout" svg:width="2.811cm" svg:height="1.011cm" svg:x="15.254cm" svg:y="15.811cm">
          <text:p text:style-name="P1"><text:span text:style-name="T25">Thread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draw:layer="layout" svg:width="2.811cm" svg:height="1.011cm" svg:x="0.861cm" svg:y="3.001cm">
          <text:p text:style-name="P1"><text:span text:style-name="T25">Thread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7" draw:text-style-name="P53" draw:layer="layout" svg:width="0.089cm" svg:height="0.089cm" svg:x="3.947cm" svg:y="14.6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57" draw:text-style-name="P53" draw:layer="layout" svg:width="0.093cm" svg:height="0.089cm" svg:x="5.622cm" svg:y="14.6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57" draw:text-style-name="P53" draw:layer="layout" svg:width="0.089cm" svg:height="0.089cm" svg:x="7.307cm" svg:y="14.6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57" draw:text-style-name="P53" draw:layer="layout" svg:width="0.084cm" svg:height="0.089cm" svg:x="8.987cm" svg:y="14.6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57" draw:text-style-name="P53" draw:layer="layout" svg:width="0.089cm" svg:height="0.089cm" svg:x="10.667cm" svg:y="14.6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57" draw:text-style-name="P53" draw:layer="layout" svg:width="0.084cm" svg:height="0.089cm" svg:x="2.271cm" svg:y="14.6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57" draw:text-style-name="P53" draw:layer="layout" svg:width="0.089cm" svg:height="0.089cm" svg:x="12.343cm" svg:y="14.6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57" draw:text-style-name="P53" draw:layer="layout" svg:width="0.084cm" svg:height="0.089cm" svg:x="14.027cm" svg:y="14.6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57" draw:text-style-name="P53" draw:layer="layout" svg:width="0.089cm" svg:height="0.084cm" svg:x="3.947cm" svg:y="13.01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57" draw:text-style-name="P53" draw:layer="layout" svg:width="0.093cm" svg:height="0.084cm" svg:x="5.622cm" svg:y="13.01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57" draw:text-style-name="P53" draw:layer="layout" svg:width="0.089cm" svg:height="0.084cm" svg:x="7.307cm" svg:y="13.01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57" draw:text-style-name="P53" draw:layer="layout" svg:width="0.084cm" svg:height="0.084cm" svg:x="8.987cm" svg:y="13.01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57" draw:text-style-name="P53" draw:layer="layout" svg:width="0.089cm" svg:height="0.084cm" svg:x="10.667cm" svg:y="13.01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57" draw:text-style-name="P53" draw:layer="layout" svg:width="0.084cm" svg:height="0.084cm" svg:x="2.271cm" svg:y="13.01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57" draw:text-style-name="P53" draw:layer="layout" svg:width="0.089cm" svg:height="0.084cm" svg:x="12.343cm" svg:y="13.01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57" draw:text-style-name="P53" draw:layer="layout" svg:width="0.084cm" svg:height="0.084cm" svg:x="14.027cm" svg:y="13.01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57" draw:text-style-name="P53" draw:layer="layout" svg:width="0.089cm" svg:height="0.089cm" svg:x="3.947cm" svg:y="11.37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57" draw:text-style-name="P53" draw:layer="layout" svg:width="0.093cm" svg:height="0.089cm" svg:x="5.622cm" svg:y="11.37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57" draw:text-style-name="P53" draw:layer="layout" svg:width="0.089cm" svg:height="0.089cm" svg:x="7.307cm" svg:y="11.37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57" draw:text-style-name="P53" draw:layer="layout" svg:width="0.084cm" svg:height="0.089cm" svg:x="8.987cm" svg:y="11.37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57" draw:text-style-name="P53" draw:layer="layout" svg:width="0.089cm" svg:height="0.089cm" svg:x="10.667cm" svg:y="11.37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57" draw:text-style-name="P53" draw:layer="layout" svg:width="0.084cm" svg:height="0.089cm" svg:x="2.271cm" svg:y="11.37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57" draw:text-style-name="P53" draw:layer="layout" svg:width="0.089cm" svg:height="0.089cm" svg:x="12.343cm" svg:y="11.37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57" draw:text-style-name="P53" draw:layer="layout" svg:width="0.084cm" svg:height="0.089cm" svg:x="14.027cm" svg:y="11.37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57" draw:text-style-name="P53" draw:layer="layout" svg:width="0.089cm" svg:height="0.089cm" svg:x="3.947cm" svg:y="9.73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57" draw:text-style-name="P53" draw:layer="layout" svg:width="0.093cm" svg:height="0.089cm" svg:x="5.622cm" svg:y="9.73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57" draw:text-style-name="P53" draw:layer="layout" svg:width="0.089cm" svg:height="0.089cm" svg:x="7.307cm" svg:y="9.73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57" draw:text-style-name="P53" draw:layer="layout" svg:width="0.084cm" svg:height="0.089cm" svg:x="8.987cm" svg:y="9.73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57" draw:text-style-name="P53" draw:layer="layout" svg:width="0.089cm" svg:height="0.089cm" svg:x="10.667cm" svg:y="9.73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57" draw:text-style-name="P53" draw:layer="layout" svg:width="0.084cm" svg:height="0.089cm" svg:x="2.271cm" svg:y="9.73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3" draw:layer="layout" svg:width="0.089cm" svg:height="0.089cm" svg:x="12.343cm" svg:y="9.73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3" draw:layer="layout" svg:width="0.084cm" svg:height="0.089cm" svg:x="14.027cm" svg:y="9.73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3" draw:layer="layout" svg:width="0.089cm" svg:height="0.084cm" svg:x="3.947cm" svg:y="8.1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57" draw:text-style-name="P53" draw:layer="layout" svg:width="0.093cm" svg:height="0.084cm" svg:x="5.622cm" svg:y="8.1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57" draw:text-style-name="P53" draw:layer="layout" svg:width="0.089cm" svg:height="0.084cm" svg:x="7.307cm" svg:y="8.1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57" draw:text-style-name="P53" draw:layer="layout" svg:width="0.084cm" svg:height="0.084cm" svg:x="8.987cm" svg:y="8.1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57" draw:text-style-name="P53" draw:layer="layout" svg:width="0.089cm" svg:height="0.084cm" svg:x="10.667cm" svg:y="8.1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57" draw:text-style-name="P53" draw:layer="layout" svg:width="0.084cm" svg:height="0.084cm" svg:x="2.271cm" svg:y="8.1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57" draw:text-style-name="P53" draw:layer="layout" svg:width="0.089cm" svg:height="0.084cm" svg:x="12.343cm" svg:y="8.1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57" draw:text-style-name="P53" draw:layer="layout" svg:width="0.084cm" svg:height="0.084cm" svg:x="14.027cm" svg:y="8.1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57" draw:text-style-name="P53" draw:layer="layout" svg:width="0.089cm" svg:height="0.089cm" svg:x="3.947cm" svg:y="16.2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" draw:style-name="gr57" draw:text-style-name="P53" draw:layer="layout" svg:width="0.093cm" svg:height="0.093cm" svg:x="5.622cm" svg:y="16.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" draw:style-name="gr57" draw:text-style-name="P53" draw:layer="layout" svg:width="0.089cm" svg:height="0.093cm" svg:x="7.303cm" svg:y="16.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7" draw:style-name="gr57" draw:text-style-name="P53" draw:layer="layout" svg:width="0.089cm" svg:height="0.093cm" svg:x="8.983cm" svg:y="16.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8" draw:style-name="gr57" draw:text-style-name="P53" draw:layer="layout" svg:width="0.093cm" svg:height="0.093cm" svg:x="10.658cm" svg:y="16.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9" draw:style-name="gr57" draw:text-style-name="P53" draw:layer="layout" svg:width="0.084cm" svg:height="0.093cm" svg:x="2.271cm" svg:y="16.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0" draw:style-name="gr57" draw:text-style-name="P53" draw:layer="layout" svg:width="0.093cm" svg:height="0.093cm" svg:x="12.338cm" svg:y="16.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1" draw:style-name="gr57" draw:text-style-name="P53" draw:layer="layout" svg:width="0.089cm" svg:height="0.093cm" svg:x="14.023cm" svg:y="16.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2" draw:style-name="gr57" draw:text-style-name="P53" draw:layer="layout" svg:width="0.089cm" svg:height="0.089cm" svg:x="3.947cm" svg:y="6.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3" draw:style-name="gr57" draw:text-style-name="P53" draw:layer="layout" svg:width="0.093cm" svg:height="0.089cm" svg:x="5.622cm" svg:y="6.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57" draw:text-style-name="P53" draw:layer="layout" svg:width="0.089cm" svg:height="0.089cm" svg:x="7.303cm" svg:y="6.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5" draw:style-name="gr57" draw:text-style-name="P53" draw:layer="layout" svg:width="0.084cm" svg:height="0.089cm" svg:x="8.987cm" svg:y="6.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6" draw:style-name="gr57" draw:text-style-name="P53" draw:layer="layout" svg:width="0.089cm" svg:height="0.089cm" svg:x="10.663cm" svg:y="6.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7" draw:style-name="gr57" draw:text-style-name="P53" draw:layer="layout" svg:width="0.084cm" svg:height="0.089cm" svg:x="2.271cm" svg:y="6.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8" draw:style-name="gr57" draw:text-style-name="P53" draw:layer="layout" svg:width="0.089cm" svg:height="0.089cm" svg:x="12.338cm" svg:y="6.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9" draw:style-name="gr57" draw:text-style-name="P53" draw:layer="layout" svg:width="0.084cm" svg:height="0.089cm" svg:x="14.023cm" svg:y="6.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0" draw:style-name="gr57" draw:text-style-name="P53" draw:layer="layout" svg:width="0.089cm" svg:height="0.089cm" svg:x="3.947cm" svg:y="4.8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1" draw:style-name="gr57" draw:text-style-name="P53" draw:layer="layout" svg:width="0.093cm" svg:height="0.089cm" svg:x="5.622cm" svg:y="4.8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" draw:style-name="gr57" draw:text-style-name="P53" draw:layer="layout" svg:width="0.089cm" svg:height="0.089cm" svg:x="7.303cm" svg:y="4.8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3" draw:style-name="gr57" draw:text-style-name="P53" draw:layer="layout" svg:width="0.084cm" svg:height="0.089cm" svg:x="8.987cm" svg:y="4.8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57" draw:text-style-name="P53" draw:layer="layout" svg:width="0.089cm" svg:height="0.089cm" svg:x="10.663cm" svg:y="4.8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5" draw:style-name="gr57" draw:text-style-name="P53" draw:layer="layout" svg:width="0.084cm" svg:height="0.089cm" svg:x="2.271cm" svg:y="4.8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6" draw:style-name="gr57" draw:text-style-name="P53" draw:layer="layout" svg:width="0.089cm" svg:height="0.089cm" svg:x="12.338cm" svg:y="4.8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" draw:style-name="gr57" draw:text-style-name="P53" draw:layer="layout" svg:width="0.084cm" svg:height="0.089cm" svg:x="14.023cm" svg:y="4.8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8" draw:style-name="gr9" draw:text-style-name="P2" draw:layer="layout" svg:width="0.953cm" svg:height="1.111cm" svg:x="6.11cm" svg:y="16.25cm">
          <text:p text:style-name="P52"><text:span text:style-name="T25">L</text:span><text:span text:style-name="T8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9" draw:text-style-name="P2" draw:layer="layout" svg:width="1.101cm" svg:height="1.111cm" svg:x="7.732cm" svg:y="16.25cm">
          <text:p text:style-name="P52"><text:span text:style-name="T25">U</text:span><text:span text:style-name="T8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9" draw:text-style-name="P2" draw:layer="layout" svg:width="0.987cm" svg:height="1.111cm" svg:x="9.433cm" svg:y="16.25cm">
          <text:p text:style-name="P52"><text:span text:style-name="T25">S</text:span><text:span text:style-name="T8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9" draw:text-style-name="P2" draw:layer="layout" svg:width="1.088cm" svg:height="1.111cm" svg:x="1.257cm" svg:y="14.914cm">
          <text:p text:style-name="P52"><text:span text:style-name="T25">H</text:span><text:span text:style-name="T8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9" draw:text-style-name="P2" draw:layer="layout" svg:width="1.491cm" svg:height="1.011cm" svg:x="0.836cm" svg:y="13.375cm">
          <text:p text:style-name="P52"><text:span text:style-name="T89">P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9" draw:text-style-name="P2" draw:layer="layout" svg:width="1.529cm" svg:height="1.011cm" svg:x="0.835cm" svg:y="6.858cm">
          <text:p text:style-name="P52"><text:span text:style-name="T89">V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9" draw:text-style-name="P2" draw:layer="layout" svg:width="0.999cm" svg:height="1.111cm" svg:x="1.314cm" svg:y="5.089cm">
          <text:p text:style-name="P52"><text:span text:style-name="T25">T</text:span><text:span text:style-name="T8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9" draw:text-style-name="P2" draw:layer="layout" svg:width="0.953cm" svg:height="1.111cm" svg:x="1.333cm" svg:y="11.673cm">
          <text:p text:style-name="P52"><text:span text:style-name="T25">L</text:span><text:span text:style-name="T8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9" draw:text-style-name="P2" draw:layer="layout" svg:width="1.101cm" svg:height="1.111cm" svg:x="1.257cm" svg:y="10.112cm">
          <text:p text:style-name="P52"><text:span text:style-name="T25">U</text:span><text:span text:style-name="T8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9" draw:text-style-name="P2" draw:layer="layout" svg:width="0.987cm" svg:height="1.111cm" svg:x="1.287cm" svg:y="8.427cm">
          <text:p text:style-name="P52"><text:span text:style-name="T25">S</text:span><text:span text:style-name="T8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51" draw:text-style-name="P2" draw:layer="layout" svg:width="0.695cm" svg:height="0.756cm" svg:x="2.229cm" svg:y="15.664cm">
          <text:p text:style-name="P1"><text:span text:style-name="T10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51" draw:text-style-name="P2" draw:layer="layout" svg:width="0.695cm" svg:height="0.756cm" svg:x="4.045cm" svg:y="15.664cm">
          <text:p text:style-name="P1"><text:span text:style-name="T10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51" draw:text-style-name="P2" draw:layer="layout" svg:width="0.695cm" svg:height="0.756cm" svg:x="5.76cm" svg:y="15.664cm">
          <text:p text:style-name="P1"><text:span text:style-name="T10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51" draw:text-style-name="P2" draw:layer="layout" svg:width="0.695cm" svg:height="0.756cm" svg:x="7.286cm" svg:y="15.664cm">
          <text:p text:style-name="P1"><text:span text:style-name="T10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51" draw:text-style-name="P2" draw:layer="layout" svg:width="0.695cm" svg:height="0.756cm" svg:x="9.005cm" svg:y="15.664cm">
          <text:p text:style-name="P1"><text:span text:style-name="T10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51" draw:text-style-name="P2" draw:layer="layout" svg:width="0.695cm" svg:height="0.756cm" svg:x="10.722cm" svg:y="15.664cm">
          <text:p text:style-name="P1"><text:span text:style-name="T10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51" draw:text-style-name="P2" draw:layer="layout" svg:width="0.695cm" svg:height="0.756cm" svg:x="12.436cm" svg:y="15.664cm">
          <text:p text:style-name="P1"><text:span text:style-name="T10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51" draw:text-style-name="P2" draw:layer="layout" svg:width="0.695cm" svg:height="0.756cm" svg:x="14.155cm" svg:y="15.664cm">
          <text:p text:style-name="P1"><text:span text:style-name="T10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51" draw:text-style-name="P2" draw:layer="layout" svg:width="0.695cm" svg:height="0.756cm" svg:x="2.321cm" svg:y="13.87cm">
          <text:p text:style-name="P1"><text:span text:style-name="T10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51" draw:text-style-name="P2" draw:layer="layout" svg:width="0.695cm" svg:height="0.756cm" svg:x="4.138cm" svg:y="13.87cm">
          <text:p text:style-name="P1"><text:span text:style-name="T10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51" draw:text-style-name="P2" draw:layer="layout" svg:width="0.695cm" svg:height="0.756cm" svg:x="5.852cm" svg:y="13.87cm">
          <text:p text:style-name="P1"><text:span text:style-name="T10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51" draw:text-style-name="P2" draw:layer="layout" svg:width="0.695cm" svg:height="0.756cm" svg:x="7.379cm" svg:y="13.87cm">
          <text:p text:style-name="P1"><text:span text:style-name="T10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51" draw:text-style-name="P2" draw:layer="layout" svg:width="0.695cm" svg:height="0.756cm" svg:x="9.099cm" svg:y="13.87cm">
          <text:p text:style-name="P1"><text:span text:style-name="T10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51" draw:text-style-name="P2" draw:layer="layout" svg:width="0.695cm" svg:height="0.756cm" svg:x="10.814cm" svg:y="13.87cm">
          <text:p text:style-name="P1"><text:span text:style-name="T10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51" draw:text-style-name="P2" draw:layer="layout" svg:width="0.695cm" svg:height="0.756cm" svg:x="12.529cm" svg:y="13.87cm">
          <text:p text:style-name="P1"><text:span text:style-name="T10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51" draw:text-style-name="P2" draw:layer="layout" svg:width="0.695cm" svg:height="0.756cm" svg:x="14.25cm" svg:y="13.87cm">
          <text:p text:style-name="P1"><text:span text:style-name="T10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51" draw:text-style-name="P2" draw:layer="layout" svg:width="0.695cm" svg:height="0.756cm" svg:x="2.32cm" svg:y="12.344cm">
          <text:p text:style-name="P1"><text:span text:style-name="T10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51" draw:text-style-name="P2" draw:layer="layout" svg:width="0.695cm" svg:height="0.756cm" svg:x="4.137cm" svg:y="12.344cm">
          <text:p text:style-name="P1"><text:span text:style-name="T10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51" draw:text-style-name="P2" draw:layer="layout" svg:width="0.809cm" svg:height="0.756cm" svg:x="5.711cm" svg:y="12.229cm">
          <text:p text:style-name="P1"><text:span text:style-name="T107">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51" draw:text-style-name="P2" draw:layer="layout" svg:width="0.809cm" svg:height="0.756cm" svg:x="7.33cm" svg:y="12.229cm">
          <text:p text:style-name="P1"><text:span text:style-name="T107">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51" draw:text-style-name="P2" draw:layer="layout" svg:width="0.809cm" svg:height="0.756cm" svg:x="9.045cm" svg:y="12.229cm">
          <text:p text:style-name="P1"><text:span text:style-name="T107">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51" draw:text-style-name="P2" draw:layer="layout" svg:width="0.809cm" svg:height="0.756cm" svg:x="9.927cm" svg:y="12.229cm">
          <text:p text:style-name="P1"><text:span text:style-name="T107">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51" draw:text-style-name="P2" draw:layer="layout" svg:width="0.695cm" svg:height="0.756cm" svg:x="12.529cm" svg:y="12.344cm">
          <text:p text:style-name="P1"><text:span text:style-name="T10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" draw:style-name="gr51" draw:text-style-name="P2" draw:layer="layout" svg:width="0.695cm" svg:height="0.756cm" svg:x="14.249cm" svg:y="12.344cm">
          <text:p text:style-name="P1"><text:span text:style-name="T10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" draw:style-name="gr51" draw:text-style-name="P2" draw:layer="layout" svg:width="0.695cm" svg:height="0.756cm" svg:x="2.334cm" svg:y="10.628cm">
          <text:p text:style-name="P1"><text:span text:style-name="T10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" draw:style-name="gr51" draw:text-style-name="P2" draw:layer="layout" svg:width="0.695cm" svg:height="0.756cm" svg:x="4.146cm" svg:y="10.628cm">
          <text:p text:style-name="P1"><text:span text:style-name="T10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" draw:style-name="gr51" draw:text-style-name="P2" draw:layer="layout" svg:width="0.809cm" svg:height="0.756cm" svg:x="5.711cm" svg:y="11.008cm">
          <text:p text:style-name="P1"><text:span text:style-name="T107">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" draw:style-name="gr51" draw:text-style-name="P2" draw:layer="layout" svg:width="0.809cm" svg:height="0.756cm" svg:x="7.33cm" svg:y="11.008cm">
          <text:p text:style-name="P1"><text:span text:style-name="T107">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" draw:style-name="gr51" draw:text-style-name="P2" draw:layer="layout" svg:width="0.809cm" svg:height="0.756cm" svg:x="9.045cm" svg:y="11.008cm">
          <text:p text:style-name="P1"><text:span text:style-name="T107">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" draw:style-name="gr51" draw:text-style-name="P2" draw:layer="layout" svg:width="0.809cm" svg:height="0.756cm" svg:x="9.927cm" svg:y="11.008cm">
          <text:p text:style-name="P1"><text:span text:style-name="T107">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51" draw:text-style-name="P2" draw:layer="layout" svg:width="0.695cm" svg:height="0.756cm" svg:x="12.538cm" svg:y="10.628cm">
          <text:p text:style-name="P1"><text:span text:style-name="T10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51" draw:text-style-name="P2" draw:layer="layout" svg:width="0.695cm" svg:height="0.756cm" svg:x="14.253cm" svg:y="10.628cm">
          <text:p text:style-name="P1"><text:span text:style-name="T10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" draw:style-name="gr51" draw:text-style-name="P2" draw:layer="layout" svg:width="0.695cm" svg:height="0.756cm" svg:x="2.334cm" svg:y="9.103cm">
          <text:p text:style-name="P1"><text:span text:style-name="T10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51" draw:text-style-name="P2" draw:layer="layout" svg:width="0.695cm" svg:height="0.756cm" svg:x="4.146cm" svg:y="9.103cm">
          <text:p text:style-name="P1"><text:span text:style-name="T10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51" draw:text-style-name="P2" draw:layer="layout" svg:width="0.809cm" svg:height="0.756cm" svg:x="5.711cm" svg:y="9.367cm">
          <text:p text:style-name="P1"><text:span text:style-name="T107">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51" draw:text-style-name="P2" draw:layer="layout" svg:width="0.809cm" svg:height="0.756cm" svg:x="7.33cm" svg:y="9.367cm">
          <text:p text:style-name="P1"><text:span text:style-name="T107">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51" draw:text-style-name="P2" draw:layer="layout" svg:width="0.809cm" svg:height="0.756cm" svg:x="9.045cm" svg:y="9.367cm">
          <text:p text:style-name="P1"><text:span text:style-name="T107">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" draw:style-name="gr51" draw:text-style-name="P2" draw:layer="layout" svg:width="0.809cm" svg:height="0.756cm" svg:x="9.927cm" svg:y="9.367cm">
          <text:p text:style-name="P1"><text:span text:style-name="T107">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" draw:style-name="gr51" draw:text-style-name="P2" draw:layer="layout" svg:width="0.695cm" svg:height="0.756cm" svg:x="12.538cm" svg:y="9.103cm">
          <text:p text:style-name="P1"><text:span text:style-name="T10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" draw:style-name="gr51" draw:text-style-name="P2" draw:layer="layout" svg:width="0.695cm" svg:height="0.756cm" svg:x="14.253cm" svg:y="9.103cm">
          <text:p text:style-name="P1"><text:span text:style-name="T10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" draw:style-name="gr51" draw:text-style-name="P2" draw:layer="layout" svg:width="0.695cm" svg:height="0.756cm" svg:x="2.32cm" svg:y="7.462cm">
          <text:p text:style-name="P1"><text:span text:style-name="T10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" draw:style-name="gr51" draw:text-style-name="P2" draw:layer="layout" svg:width="0.695cm" svg:height="0.756cm" svg:x="4.137cm" svg:y="7.462cm">
          <text:p text:style-name="P1"><text:span text:style-name="T10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51" draw:text-style-name="P2" draw:layer="layout" svg:width="0.809cm" svg:height="0.756cm" svg:x="5.711cm" svg:y="8.146cm">
          <text:p text:style-name="P1"><text:span text:style-name="T107">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51" draw:text-style-name="P2" draw:layer="layout" svg:width="0.809cm" svg:height="0.756cm" svg:x="7.33cm" svg:y="8.146cm">
          <text:p text:style-name="P1"><text:span text:style-name="T107">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" draw:style-name="gr51" draw:text-style-name="P2" draw:layer="layout" svg:width="0.809cm" svg:height="0.756cm" svg:x="9.045cm" svg:y="8.146cm">
          <text:p text:style-name="P1"><text:span text:style-name="T107">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" draw:style-name="gr51" draw:text-style-name="P2" draw:layer="layout" svg:width="0.809cm" svg:height="0.756cm" svg:x="9.927cm" svg:y="8.146cm">
          <text:p text:style-name="P1"><text:span text:style-name="T107">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" draw:style-name="gr51" draw:text-style-name="P2" draw:layer="layout" svg:width="0.695cm" svg:height="0.756cm" svg:x="12.529cm" svg:y="7.462cm">
          <text:p text:style-name="P1"><text:span text:style-name="T10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51" draw:text-style-name="P2" draw:layer="layout" svg:width="0.695cm" svg:height="0.756cm" svg:x="14.249cm" svg:y="7.462cm">
          <text:p text:style-name="P1"><text:span text:style-name="T10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51" draw:text-style-name="P2" draw:layer="layout" svg:width="0.695cm" svg:height="0.756cm" svg:x="2.321cm" svg:y="5.857cm">
          <text:p text:style-name="P1"><text:span text:style-name="T10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51" draw:text-style-name="P2" draw:layer="layout" svg:width="0.695cm" svg:height="0.756cm" svg:x="4.138cm" svg:y="5.857cm">
          <text:p text:style-name="P1"><text:span text:style-name="T10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51" draw:text-style-name="P2" draw:layer="layout" svg:width="0.695cm" svg:height="0.756cm" svg:x="5.852cm" svg:y="5.857cm">
          <text:p text:style-name="P1"><text:span text:style-name="T10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" draw:style-name="gr51" draw:text-style-name="P2" draw:layer="layout" svg:width="0.695cm" svg:height="0.756cm" svg:x="7.379cm" svg:y="5.857cm">
          <text:p text:style-name="P1"><text:span text:style-name="T10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" draw:style-name="gr51" draw:text-style-name="P2" draw:layer="layout" svg:width="0.695cm" svg:height="0.756cm" svg:x="9.099cm" svg:y="5.857cm">
          <text:p text:style-name="P1"><text:span text:style-name="T10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" draw:style-name="gr51" draw:text-style-name="P2" draw:layer="layout" svg:width="0.695cm" svg:height="0.756cm" svg:x="10.814cm" svg:y="5.857cm">
          <text:p text:style-name="P1"><text:span text:style-name="T10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" draw:style-name="gr51" draw:text-style-name="P2" draw:layer="layout" svg:width="0.695cm" svg:height="0.756cm" svg:x="12.529cm" svg:y="5.857cm">
          <text:p text:style-name="P1"><text:span text:style-name="T10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" draw:style-name="gr51" draw:text-style-name="P2" draw:layer="layout" svg:width="0.695cm" svg:height="0.756cm" svg:x="14.25cm" svg:y="5.857cm">
          <text:p text:style-name="P1"><text:span text:style-name="T10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51" draw:text-style-name="P2" draw:layer="layout" svg:width="0.695cm" svg:height="0.756cm" svg:x="2.321cm" svg:y="4.142cm">
          <text:p text:style-name="P1"><text:span text:style-name="T10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51" draw:text-style-name="P2" draw:layer="layout" svg:width="0.695cm" svg:height="0.756cm" svg:x="4.138cm" svg:y="4.142cm">
          <text:p text:style-name="P1"><text:span text:style-name="T10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" draw:style-name="gr51" draw:text-style-name="P2" draw:layer="layout" svg:width="0.695cm" svg:height="0.756cm" svg:x="5.852cm" svg:y="4.142cm">
          <text:p text:style-name="P1"><text:span text:style-name="T10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" draw:style-name="gr51" draw:text-style-name="P2" draw:layer="layout" svg:width="0.695cm" svg:height="0.756cm" svg:x="7.379cm" svg:y="4.142cm">
          <text:p text:style-name="P1"><text:span text:style-name="T10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" draw:style-name="gr51" draw:text-style-name="P2" draw:layer="layout" svg:width="0.695cm" svg:height="0.756cm" svg:x="9.099cm" svg:y="4.142cm">
          <text:p text:style-name="P1"><text:span text:style-name="T10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51" draw:text-style-name="P2" draw:layer="layout" svg:width="0.695cm" svg:height="0.756cm" svg:x="10.814cm" svg:y="4.142cm">
          <text:p text:style-name="P1"><text:span text:style-name="T10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51" draw:text-style-name="P2" draw:layer="layout" svg:width="0.695cm" svg:height="0.756cm" svg:x="12.529cm" svg:y="4.142cm">
          <text:p text:style-name="P1"><text:span text:style-name="T10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51" draw:text-style-name="P2" draw:layer="layout" svg:width="0.695cm" svg:height="0.756cm" svg:x="14.25cm" svg:y="4.142cm">
          <text:p text:style-name="P1"><text:span text:style-name="T10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51" draw:text-style-name="P2" draw:layer="layout" svg:width="2.464cm" svg:height="1.773cm" svg:x="0.434cm" svg:y="17.198cm">
          <text:p text:style-name="P12"><text:span text:style-name="T25">Initially</text:span></text:p>
          <text:p text:style-name="P12"><text:span text:style-name="T25">s =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24" draw:text-style-name="P2" draw:layer="layout" svg:width="4.992cm" svg:height="1.01cm" svg:x="5.742cm" svg:y="6.985cm">
          <text:p text:style-name="P1"><text:span text:style-name="T94">Forbidden reg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58" draw:text-style-name="P17" draw:layer="layout" svg:width="0.759cm" svg:height="0.599cm" draw:transform="rotate (-1.5707963267949) translate (2.267cm 16.422cm)">
          <text:p/>
          <draw:enhanced-geometry draw:mirror-horizontal="tru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4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5" draw:style-name="dp1" draw:master-page-name="Default_20_1">
        <draw:custom-shape draw:name="CustomShape 1" draw:style-name="gr1" draw:text-style-name="P2" draw:layer="layout" svg:width="21.085cm" svg:height="2.113cm" svg:x="0.992cm" svg:y="1.21cm">
          <text:p text:style-name="P6"><text:span text:style-name="T1">Summ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11"><text:span text:style-name="T18">Programmers need a clear model of how variables are shared by threads. </text:span></text:p>
            </text:list-item>
          </text:list>
          <text:p text:style-name="P11"><text:span text:style-name="T24"/></text:p>
          <text:list text:continue-numbering="true" text:style-name="L2">
            <text:list-item>
              <text:p text:style-name="P11"><text:span text:style-name="T18">Variables shared by multiple threads must be protected to ensure mutually exclusive access.</text:span></text:p>
            </text:list-item>
          </text:list>
          <text:p text:style-name="P11"><text:span text:style-name="T24"/></text:p>
          <text:list text:continue-numbering="true" text:style-name="L2">
            <text:list-item>
              <text:p text:style-name="P11"><text:span text:style-name="T18">Semaphores are a fundamental mechanism for enforcing mutual exclusion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5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Black" svg:font-family="'Arial Black'"/>
    <style:font-face style:name="Arial Narrow" svg:font-family="'Arial Narrow'"/>
    <style:font-face style:name="Calibri" svg:font-family="Calibri"/>
    <style:font-face style:name="Courier New" svg:font-family="'Courier New'"/>
    <style:font-face style:name="DejaVu Sans" svg:font-family="'DejaVu Sans'"/>
    <style:font-face style:name="Menlo-Regular" svg:font-family="Menlo-Regular"/>
    <style:font-face style:name="Times New Roman" svg:font-family="'Times New Roman'"/>
    <style:font-face style:name="Wingdings" svg:font-family="Wingdings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_20_106" draw:display-name="msArrowOpenEnd 5 106" svg:viewBox="0 0 350 350" svg:d="M175 0l175 275-75 75-50-75v75h-100v-75l-50 75-75-75z"/>
    <draw:stroke-dash draw:name="Dashed_20__28_var_29__20_4" draw:display-name="Dashed (var) 4" draw:style="round" draw:dots2="1" draw:dots2-length="284%" draw:distance="213%"/>
    <draw:stroke-dash draw:name="Dashed_20__28_var_29__20_5" draw:display-name="Dashed (var) 5" draw:style="round" draw:dots1="1" draw:dots1-length="71%" draw:distance="71%"/>
    <draw:stroke-dash draw:name="Dashed_20__28_var_29__20_6" draw:display-name="Dashed (var) 6" draw:style="round" draw:dots2="1" draw:dots2-length="14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31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31cm"/>
    </style:style>
    <style:style style:name="Mpr5" style:family="presentation" style:parent-style-name="Title_2c__20_2_20_Content-backgroundobjects">
      <style:graphic-properties draw:stroke="none" draw:fill="none" draw:fill-color="#ffffff" draw:auto-grow-height="false" fo:min-height="1.331cm"/>
    </style:style>
    <style:style style:name="Mpr6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31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31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3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6cm" svg:height="0.63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6cm" svg:height="0.755cm" svg:x="23.876cm" svg:y="-0.075cm">
        <text:p text:style-name="MP6"><text:span text:style-name="MT1">DIKU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7cm" svg:height="0.741cm" svg:x="24.015cm" svg:y="18.366cm">
        <text:p text:style-name="MP6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12.679cm" svg:height="0.671cm" svg:x="0.071cm" svg:y="18.415cm">
        <text:p text:style-name="MP6"><text:span text:style-name="MT3">Bryant and O’Hallaron, Computer Systems: A Programmer’s Perspective, Third Edi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25.396cm" svg:height="0.63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6cm" svg:height="0.755cm" svg:x="23.876cm" svg:y="-0.075cm">
        <text:p text:style-name="MP6"><text:span text:style-name="MT1">DIKU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7cm" svg:height="0.741cm" svg:x="24.015cm" svg:y="18.366cm">
        <text:p text:style-name="MP6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12.679cm" svg:height="0.671cm" svg:x="0.071cm" svg:y="18.415cm">
        <text:p text:style-name="MP6"><text:span text:style-name="MT3">Bryant and O’Hallaron, Computer Systems: A Programmer’s Perspective, Third Edi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313cm" svg:height="9.985cm" svg:x="3.485cm" svg:y="2.023cm" presentation:class="page"/>
        <draw:frame presentation:style-name="Default-notes" draw:layer="backgroundobjects" svg:width="16.227cm" svg:height="11.982cm" svg:x="2.028cm" svg:y="12.649cm" presentation:class="notes" presentation:placeholder="true">
          <draw:text-box/>
        </draw:frame>
        <draw:frame presentation:style-name="Mpr3" draw:text-style-name="MP2" draw:layer="backgroundobjects" svg:width="8.802cm" svg:height="1.3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802cm" svg:height="1.33cm" svg:x="11.48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802cm" svg:height="1.33cm" svg:x="0cm" svg:y="25.299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802cm" svg:height="1.33cm" svg:x="11.482cm" svg:y="25.299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2_20_Content" style:display-name="Title, 2 Content" style:page-layout-name="PM1" draw:style-name="Mdp1">
      <draw:custom-shape draw:name="CustomShape 1" draw:style-name="Mgr3" draw:text-style-name="MP5" draw:layer="backgroundobjects" svg:width="25.396cm" svg:height="0.63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6cm" svg:height="0.755cm" svg:x="23.876cm" svg:y="-0.075cm">
        <text:p text:style-name="MP6"><text:span text:style-name="MT1">DIKU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7cm" svg:height="0.741cm" svg:x="24.015cm" svg:y="18.366cm">
        <text:p text:style-name="MP6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12.679cm" svg:height="0.671cm" svg:x="0.071cm" svg:y="18.415cm">
        <text:p text:style-name="MP6"><text:span text:style-name="MT3">Bryant and O’Hallaron, Computer Systems: A Programmer’s Perspective, Third Edi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2_20_Content-title" draw:layer="backgroundobjects" svg:width="22.858cm" svg:height="3.179cm" svg:x="1.27cm" svg:y="0.76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11.047cm" svg:x="1.27cm" svg:y="4.457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11.047cm" svg:x="12.984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3.313cm" svg:height="9.985cm" svg:x="3.485cm" svg:y="2.023cm" presentation:class="page"/>
        <draw:frame presentation:style-name="Title_2c__20_2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5" draw:text-style-name="MP2" draw:layer="backgroundobjects" svg:width="8.802cm" svg:height="1.3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802cm" svg:height="1.33cm" svg:x="11.48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802cm" svg:height="1.33cm" svg:x="0cm" svg:y="25.299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802cm" svg:height="1.33cm" svg:x="11.482cm" svg:y="25.299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3" draw:text-style-name="MP5" draw:layer="backgroundobjects" svg:width="25.396cm" svg:height="0.63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6cm" svg:height="0.755cm" svg:x="23.876cm" svg:y="-0.075cm">
        <text:p text:style-name="MP6"><text:span text:style-name="MT1">DIKU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7cm" svg:height="0.741cm" svg:x="24.015cm" svg:y="18.366cm">
        <text:p text:style-name="MP6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12.679cm" svg:height="0.671cm" svg:x="0.071cm" svg:y="18.415cm">
        <text:p text:style-name="MP6"><text:span text:style-name="MT3">Bryant and O’Hallaron, Computer Systems: A Programmer’s Perspective, Third Edi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3.313cm" svg:height="9.985cm" svg:x="3.485cm" svg:y="2.023cm" presentation:class="page"/>
        <draw:frame presentation:style-name="Default_20_1-notes" draw:layer="backgroundobjects" svg:width="16.227cm" svg:height="11.982cm" svg:x="2.028cm" svg:y="12.649cm" presentation:class="notes" presentation:placeholder="true">
          <draw:text-box/>
        </draw:frame>
        <draw:frame presentation:style-name="Mpr7" draw:text-style-name="MP2" draw:layer="backgroundobjects" svg:width="8.802cm" svg:height="1.33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802cm" svg:height="1.33cm" svg:x="11.48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802cm" svg:height="1.33cm" svg:x="0cm" svg:y="25.299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802cm" svg:height="1.33cm" svg:x="11.482cm" svg:y="25.299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14T01:16:09</meta:creation-date>
    <meta:initial-creator>Markus Pueschel</meta:initial-creator>
    <dc:description>Redesign of slides created by Randal E. Bryant and David R. O'Hallaron</dc:description>
    <dc:language>en</dc:language>
    <meta:print-date>2012-11-14T01:18:46</meta:print-date>
    <dc:date>2018-11-05T17:33:40.564225415</dc:date>
    <meta:editing-cycles>963</meta:editing-cycles>
    <dc:title>Introduction to Computer Systems 15-213/18-243, spring 2009</dc:title>
    <meta:editing-duration>P19DT23H48M13S</meta:editing-duration>
    <meta:generator>LibreOffice/6.0.3.2$MacOSX_X86_64 LibreOffice_project/8f48d515416608e3a835360314dac7e47fd0b821</meta:generator>
    <meta:document-statistic meta:object-count="84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template2007" xlink:href=""/>
  </office:meta>
</office:document-meta>
</file>